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.27mm"/>
    </style:style>
    <style:style style:name="co2" style:family="table-column">
      <style:table-column-properties fo:break-before="auto" style:column-width="36.71mm"/>
    </style:style>
    <style:style style:name="co3" style:family="table-column">
      <style:table-column-properties fo:break-before="auto" style:column-width="35.1mm"/>
    </style:style>
    <style:style style:name="co4" style:family="table-column">
      <style:table-column-properties fo:break-before="auto" style:column-width="41.22mm"/>
    </style:style>
    <style:style style:name="co5" style:family="table-column">
      <style:table-column-properties fo:break-before="auto" style:column-width="18.5mm"/>
    </style:style>
    <style:style style:name="co6" style:family="table-column">
      <style:table-column-properties fo:break-before="auto" style:column-width="15.35mm"/>
    </style:style>
    <style:style style:name="co7" style:family="table-column">
      <style:table-column-properties fo:break-before="auto" style:column-width="18.29mm"/>
    </style:style>
    <style:style style:name="co8" style:family="table-column">
      <style:table-column-properties fo:break-before="auto" style:column-width="2.72mm"/>
    </style:style>
    <style:style style:name="co9" style:family="table-column">
      <style:table-column-properties fo:break-before="auto" style:column-width="37.98mm"/>
    </style:style>
    <style:style style:name="co10" style:family="table-column">
      <style:table-column-properties fo:break-before="auto" style:column-width="17.23mm"/>
    </style:style>
    <style:style style:name="co11" style:family="table-column">
      <style:table-column-properties fo:break-before="auto" style:column-width="18.08mm"/>
    </style:style>
    <style:style style:name="co12" style:family="table-column">
      <style:table-column-properties fo:break-before="auto" style:column-width="22.67mm"/>
    </style:style>
    <style:style style:name="ro1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34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24.22mm" fo:break-before="auto" style:use-optimal-row-height="true"/>
    </style:style>
    <style:style style:name="ro6" style:family="table-row">
      <style:table-row-properties style:row-height="12.4mm" fo:break-before="auto" style:use-optimal-row-height="true"/>
    </style:style>
    <style:style style:name="ro7" style:family="table-row">
      <style:table-row-properties style:row-height="4.27mm" fo:break-before="auto" style:use-optimal-row-height="true"/>
    </style:style>
    <style:style style:name="ro8" style:family="table-row">
      <style:table-row-properties style:row-height="16.2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6e6ff" style:text-align-source="fix" style:repeat-content="false" style:vertical-align="top"/>
      <style:paragraph-properties fo:text-align="center" fo:margin-left="0mm"/>
    </style:style>
    <style:style style:name="ce8" style:family="table-cell" style:parent-style-name="Default">
      <style:table-cell-properties fo:background-color="#ffff00" style:text-align-source="fix" style:repeat-content="false" style:vertical-align="top"/>
      <style:paragraph-properties fo:text-align="center" fo:margin-left="0mm"/>
    </style:style>
    <style:style style:name="ce9" style:family="table-cell" style:parent-style-name="Default" style:data-style-name="N100">
      <style:table-cell-properties fo:wrap-option="wrap" style:vertical-align="top"/>
    </style:style>
    <style:style style:name="ce10" style:family="table-cell" style:parent-style-name="Default" style:data-style-name="N100">
      <style:table-cell-properties fo:background-color="#ffcc00" fo:wrap-option="wrap" style:vertical-align="top"/>
    </style:style>
    <style:style style:name="ce11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2" style:family="table-cell" style:parent-style-name="Default" style:data-style-name="N100">
      <style:table-cell-properties fo:background-color="#e6e6ff" fo:wrap-option="wrap" style:vertical-align="top"/>
    </style:style>
    <style:style style:name="ce13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14" style:family="table-cell" style:parent-style-name="Default" style:data-style-name="N100"/>
    <style:style style:name="ce15" style:family="table-cell" style:parent-style-name="Default">
      <style:table-cell-properties fo:background-color="#e6e6ff" fo:wrap-option="wrap" style:vertical-align="top"/>
    </style:style>
    <style:style style:name="ce16" style:family="table-cell" style:parent-style-name="Default" style:data-style-name="N100">
      <style:table-cell-properties fo:wrap-option="wrap" style:vertical-align="top"/>
      <style:text-properties style:font-name="Arial" style:font-name-asian="Droid Sans Fallback" style:font-name-complex="DejaVu Sans"/>
    </style:style>
    <style:style style:name="ce17" style:family="table-cell" style:parent-style-name="Default">
      <style:table-cell-properties fo:wrap-option="wrap" style:vertical-align="top"/>
    </style:style>
    <style:style style:name="ce18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19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20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mm"/>
    </style:style>
    <style:style style:name="ce21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3" style:family="table-cell" style:parent-style-name="Default" style:data-style-name="N122">
      <style:table-cell-properties fo:wrap-option="wrap" style:vertical-align="top"/>
    </style:style>
    <style:style style:name="ce24" style:family="table-cell" style:parent-style-name="Default" style:data-style-name="N122">
      <style:table-cell-properties fo:background-color="#ffcc00" fo:wrap-option="wrap" style:vertical-align="top"/>
    </style:style>
    <style:style style:name="ce25" style:family="table-cell" style:parent-style-name="Default" style:data-style-name="N122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26" style:family="table-cell" style:parent-style-name="Default" style:data-style-name="N122">
      <style:table-cell-properties fo:background-color="#e6e6ff" fo:wrap-option="wrap" style:vertical-align="top"/>
    </style:style>
    <style:style style:name="ce27" style:family="table-cell" style:parent-style-name="Default">
      <style:table-cell-properties style:vertical-align="top"/>
    </style:style>
    <style:style style:name="ce28" style:family="table-cell" style:parent-style-name="Default" style:data-style-name="N113">
      <style:table-cell-properties fo:wrap-option="wrap" style:vertical-align="top"/>
      <style:text-properties style:font-name="Arial" style:font-name-asian="Droid Sans Fallback" style:font-name-complex="DejaVu Sans"/>
    </style:style>
    <style:style style:name="ce29" style:family="table-cell" style:parent-style-name="Default">
      <style:table-cell-properties fo:background-color="#ffcc00" fo:wrap-option="wrap" style:vertical-align="top"/>
    </style:style>
    <style:style style:name="ce30" style:family="table-cell" style:parent-style-name="Default" style:data-style-name="N113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31" style:family="table-cell" style:parent-style-name="Default" style:data-style-name="N122">
      <style:text-properties fo:font-weight="bold" style:font-weight-asian="bold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vertical-align="top"/>
    </style:style>
    <style:style style:name="ce34" style:family="table-cell" style:parent-style-name="Default" style:data-style-name="N100">
      <style:table-cell-properties style:vertical-align="top"/>
      <style:text-properties style:font-name="Arial" style:font-name-asian="Droid Sans Fallback" style:font-name-complex="DejaVu Sans"/>
    </style:style>
    <style:style style:name="ce35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36" style:family="table-cell" style:parent-style-name="Default" style:data-style-name="N122">
      <style:table-cell-properties fo:background-color="#ccff00" style:text-align-source="fix" style:repeat-content="false" fo:wrap-option="wrap" style:vertical-align="top"/>
      <style:paragraph-properties fo:text-align="end" fo:margin-left="0mm"/>
    </style:style>
    <style:style style:name="ce37" style:family="table-cell" style:parent-style-name="Default" style:data-style-name="N122">
      <style:table-cell-properties fo:background-color="#e6e6ff" style:vertical-align="top"/>
    </style:style>
    <style:style style:name="ce38" style:family="table-cell" style:parent-style-name="Default" style:data-style-name="N115">
      <style:table-cell-properties fo:background-color="#ccff00" fo:wrap-option="wrap" style:vertical-align="top"/>
    </style:style>
    <style:style style:name="ce39" style:family="table-cell" style:parent-style-name="Default" style:data-style-name="N115">
      <style:table-cell-properties fo:wrap-option="wrap" style:vertical-align="top"/>
    </style:style>
    <style:style style:name="ce40" style:family="table-cell" style:parent-style-name="Default" style:data-style-name="N115">
      <style:table-cell-properties fo:background-color="#e6e6ff" fo:wrap-option="wrap" style:vertical-align="top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ff00"/>
    </style:style>
    <style:style style:name="ce43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mm"/>
    </style:style>
    <style:style style:name="ce44" style:family="table-cell" style:parent-style-name="Default" style:data-style-name="N115">
      <style:table-cell-properties fo:background-color="#ccff00" fo:wrap-option="wrap" style:vertical-align="top"/>
      <style:text-properties style:font-name="Arial" style:font-name-asian="Droid Sans Fallback" style:font-name-complex="DejaVu Sans"/>
    </style:style>
    <style:style style:name="ce45" style:family="table-cell" style:parent-style-name="Default">
      <style:table-cell-properties fo:background-color="#ccff00" style:vertical-align="top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 fo:color="#ff3333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4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style-name="ce1"/>
          <table:table-cell table:style-name="ce9" table:number-columns-repeated="3"/>
          <table:table-cell table:style-name="ce13"/>
          <table:table-cell table:style-name="ce23"/>
          <table:table-cell table:style-name="ce28"/>
          <table:table-cell table:style-name="ce17"/>
          <table:table-cell table:style-name="ce9"/>
          <table:table-cell table:style-name="ce36" office:value-type="string" calcext:value-type="string" table:number-columns-spanned="2" table:number-rows-spanned="1">
            <text:p>GBP/EUR ratio:</text:p>
          </table:table-cell>
          <table:covered-table-cell table:style-name="ce38"/>
          <table:table-cell table:style-name="ce41" office:value-type="float" office:value="1.27749" calcext:value-type="float">
            <text:p>1,27749</text:p>
          </table:table-cell>
          <table:table-cell table:style-name="ce17" table:number-columns-repeated="1012"/>
        </table:table-row>
        <table:table-row table:style-name="ro1">
          <table:table-cell table:style-name="ce2"/>
          <table:table-cell table:style-name="ce10" table:number-columns-repeated="3"/>
          <table:table-cell table:style-name="ce11" office:value-type="string" calcext:value-type="string" table:number-columns-spanned="3" table:number-rows-spanned="1">
            <text:p>Farnell</text:p>
          </table:table-cell>
          <table:covered-table-cell table:style-name="ce24"/>
          <table:covered-table-cell table:style-name="ce29"/>
          <table:table-cell table:style-name="ce29"/>
          <table:table-cell table:style-name="ce11" office:value-type="string" calcext:value-type="string" table:number-columns-spanned="3" table:number-rows-spanned="1">
            <text:p>TME</text:p>
          </table:table-cell>
          <table:covered-table-cell table:style-name="ce24"/>
          <table:covered-table-cell table:style-name="ce29"/>
          <table:table-cell table:style-name="ce42"/>
          <table:table-cell table:style-name="ce17" table:number-columns-repeated="1012"/>
        </table:table-row>
        <table:table-row table:style-name="ro2">
          <table:table-cell table:style-name="ce2" office:value-type="string" calcext:value-type="string">
            <text:p>Qty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Note</text:p>
          </table:table-cell>
          <table:table-cell table:style-name="ce11" office:value-type="string" calcext:value-type="string">
            <text:p>Parts</text:p>
          </table:table-cell>
          <table:table-cell table:style-name="ce11" office:value-type="string" calcext:value-type="string">
            <text:p>Code</text:p>
          </table:table-cell>
          <table:table-cell table:style-name="ce25" office:value-type="string" calcext:value-type="string">
            <text:p>Unit price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11" office:value-type="string" calcext:value-type="string">
            <text:p>Code</text:p>
          </table:table-cell>
          <table:table-cell table:style-name="ce25" office:value-type="string" calcext:value-type="string">
            <text:p>Unit price</text:p>
          </table:table-cell>
          <table:table-cell table:style-name="ce2" office:value-type="string" calcext:value-type="string">
            <text:p>Total</text:p>
          </table:table-cell>
          <table:table-cell table:style-name="ce43" office:value-type="string" calcext:value-type="string">
            <text:p>Combined</text:p>
          </table:table-cell>
          <table:table-cell table:style-name="ce17" table:number-columns-repeated="1012"/>
        </table:table-row>
        <table:table-row table:style-name="ro3">
          <table:table-cell table:style-name="ce1" office:value-type="float" office:value="6" calcext:value-type="float">
            <text:p>6</text:p>
          </table:table-cell>
          <table:table-cell table:style-name="ce9" office:value-type="string" calcext:value-type="string">
            <text:p>Arduino Due header 1x8-pin</text:p>
          </table:table-cell>
          <table:table-cell table:style-name="ce9"/>
          <table:table-cell table:style-name="ce17" office:value-type="string" calcext:value-type="string">
            <text:p>ADCL, ADCH, Comm, PWML, PWMH, X8</text:p>
          </table:table-cell>
          <table:table-cell table:style-name="ce13" office:value-type="float" office:value="1022256" calcext:value-type="float">
            <text:p>1022256</text:p>
          </table:table-cell>
          <table:table-cell table:style-name="ce23" office:value-type="float" office:value="0.0836" calcext:value-type="float">
            <text:p>0,084</text:p>
          </table:table-cell>
          <table:table-cell table:style-name="ce28" table:formula="of:=IF([.E4]=&quot;-&quot;;&quot;&quot;;IF([.A4]=&quot;&quot;;[.F4];[.A4]*[.F4]))" office:value-type="currency" office:currency="GBP" office:value="0.5016" calcext:value-type="currency">
            <text:p>£0,50</text:p>
          </table:table-cell>
          <table:table-cell table:style-name="ce17"/>
          <table:table-cell table:style-name="ce17" office:value-type="string" calcext:value-type="string">
            <text:p>ZL201-08G</text:p>
          </table:table-cell>
          <table:table-cell table:style-name="ce23" office:value-type="float" office:value="0.0741" calcext:value-type="float">
            <text:p>0,074</text:p>
          </table:table-cell>
          <table:table-cell table:style-name="ce39" table:formula="of:=IF([.I4]=&quot;-&quot;;&quot;&quot;;IF([.A4]=&quot;&quot;;[.J4];[.A4]*[.J4]))" office:value-type="currency" office:currency="EUR" office:value="0.4446" calcext:value-type="currency">
            <text:p>0,44 €</text:p>
          </table:table-cell>
          <table:table-cell table:style-name="ce44" table:formula="of:=IF([.A4]&lt;&gt;&quot;&quot;; IF([.E4]&lt;&gt;&quot;-&quot; ; IF([.K4] &gt; [.G4]*[.$L$1];[.G4]*[.$L$1];[.K4]);[.K4]);&quot;&quot;)" office:value-type="currency" office:currency="EUR" office:value="0.4446" calcext:value-type="currency">
            <text:p>0,44 €</text:p>
          </table:table-cell>
          <table:table-cell table:number-columns-repeated="1012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10n</text:p>
          </table:table-cell>
          <table:table-cell table:style-name="ce12" office:value-type="string" calcext:value-type="string">
            <text:p>1206</text:p>
          </table:table-cell>
          <table:table-cell table:style-name="ce12" office:value-type="string" calcext:value-type="string">
            <text:p>C1, C5, C8, C10</text:p>
          </table:table-cell>
          <table:table-cell table:style-name="ce18" office:value-type="string" calcext:value-type="string">
            <text:p>1759350</text:p>
          </table:table-cell>
          <table:table-cell table:style-name="ce26" office:value-type="float" office:value="0.0343" calcext:value-type="float">
            <text:p>0,034</text:p>
          </table:table-cell>
          <table:table-cell table:style-name="ce30" table:formula="of:=IF([.E5]=&quot;-&quot;;&quot;&quot;;IF([.A5]=&quot;&quot;;[.F5];[.A5]*[.F5]))" office:value-type="currency" office:currency="GBP" office:value="0.1372" calcext:value-type="currency">
            <text:p>£0,14</text:p>
          </table:table-cell>
          <table:table-cell table:style-name="ce15"/>
          <table:table-cell table:style-name="ce15" office:value-type="string" calcext:value-type="string">
            <text:p>CL31B103KBCNNNC </text:p>
          </table:table-cell>
          <table:table-cell table:style-name="ce26" office:value-type="float" office:value="0.01181" calcext:value-type="float">
            <text:p>0,012</text:p>
          </table:table-cell>
          <table:table-cell table:style-name="ce40" table:formula="of:=IF([.I5]=&quot;-&quot;;&quot;&quot;;IF([.A5]=&quot;&quot;;[.J5];[.A5]*[.J5]))" office:value-type="currency" office:currency="EUR" office:value="0.04724" calcext:value-type="currency">
            <text:p>0,05 €</text:p>
          </table:table-cell>
          <table:table-cell table:style-name="ce44" table:formula="of:=IF([.A5]&lt;&gt;&quot;&quot;; IF([.E5]&lt;&gt;&quot;-&quot; ; IF([.K5] &gt; [.G5]*[.$L$1];[.G5]*[.$L$1];[.K5]);[.K5]);&quot;&quot;)" office:value-type="currency" office:currency="EUR" office:value="0.04724" calcext:value-type="currency">
            <text:p>0,05 €</text:p>
          </table:table-cell>
          <table:table-cell table:style-name="ce17" table:number-columns-repeated="1012"/>
        </table:table-row>
        <table:table-row table:style-name="ro5">
          <table:table-cell table:style-name="ce1" office:value-type="float" office:value="23" calcext:value-type="float">
            <text:p>23</text:p>
          </table:table-cell>
          <table:table-cell table:style-name="ce9" office:value-type="string" calcext:value-type="string">
            <text:p>100n</text:p>
          </table:table-cell>
          <table:table-cell table:style-name="ce9" office:value-type="string" calcext:value-type="string">
            <text:p>0603</text:p>
          </table:table-cell>
          <table:table-cell table:style-name="ce17" office:value-type="string" calcext:value-type="string">
            <text:p>C11, C12, C13, C14, C15, C16, C19, C20, C21, C22, C24, C26, C27, C34, C35, C36, C37, C38, C39, C40, C46, C47, C48</text:p>
          </table:table-cell>
          <table:table-cell table:style-name="ce13" office:value-type="string" calcext:value-type="string">
            <text:p>1759016</text:p>
          </table:table-cell>
          <table:table-cell table:style-name="ce23" office:value-type="float" office:value="0.0062" calcext:value-type="float">
            <text:p>0,006</text:p>
          </table:table-cell>
          <table:table-cell table:style-name="ce28" table:formula="of:=IF([.E6]=&quot;-&quot;;&quot;&quot;;IF([.A6]=&quot;&quot;;[.F6];[.A6]*[.F6]))" office:value-type="currency" office:currency="GBP" office:value="0.1426" calcext:value-type="currency">
            <text:p>£0,14</text:p>
          </table:table-cell>
          <table:table-cell table:style-name="ce17"/>
          <table:table-cell table:style-name="ce17" office:value-type="string" calcext:value-type="string">
            <text:p>CL10B104KO8NNNC </text:p>
          </table:table-cell>
          <table:table-cell table:style-name="ce23" office:value-type="float" office:value="0.00596" calcext:value-type="float">
            <text:p>0,006</text:p>
          </table:table-cell>
          <table:table-cell table:style-name="ce39" table:formula="of:=IF([.I6]=&quot;-&quot;;&quot;&quot;;IF([.A6]=&quot;&quot;;[.J6];[.A6]*[.J6]))" office:value-type="currency" office:currency="EUR" office:value="0.13708" calcext:value-type="currency">
            <text:p>0,14 €</text:p>
          </table:table-cell>
          <table:table-cell table:style-name="ce44" table:formula="of:=IF([.A6]&lt;&gt;&quot;&quot;; IF([.E6]&lt;&gt;&quot;-&quot; ; IF([.K6] &gt; [.G6]*[.$L$1];[.G6]*[.$L$1];[.K6]);[.K6]);&quot;&quot;)" office:value-type="currency" office:currency="EUR" office:value="0.13708" calcext:value-type="currency">
            <text:p>0,14 €</text:p>
          </table:table-cell>
          <table:table-cell table:style-name="ce17" table:number-columns-repeated="1012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47u</text:p>
          </table:table-cell>
          <table:table-cell table:style-name="ce12" office:value-type="string" calcext:value-type="string">
            <text:p>16V</text:p>
          </table:table-cell>
          <table:table-cell table:style-name="ce12" office:value-type="string" calcext:value-type="string">
            <text:p>C17</text:p>
          </table:table-cell>
          <table:table-cell table:style-name="ce18" office:value-type="string" calcext:value-type="string">
            <text:p>9695664</text:p>
          </table:table-cell>
          <table:table-cell table:style-name="ce26" office:value-type="float" office:value="0.191" calcext:value-type="float">
            <text:p>0,191</text:p>
          </table:table-cell>
          <table:table-cell table:style-name="ce30" table:formula="of:=IF([.E7]=&quot;-&quot;;&quot;&quot;;IF([.A7]=&quot;&quot;;[.F7];[.A7]*[.F7]))" office:value-type="currency" office:currency="GBP" office:value="0.191" calcext:value-type="currency">
            <text:p>£0,19</text:p>
          </table:table-cell>
          <table:table-cell table:style-name="ce15"/>
          <table:table-cell table:style-name="ce15" office:value-type="string" calcext:value-type="string">
            <text:p>EEEFK1C470UR </text:p>
          </table:table-cell>
          <table:table-cell table:style-name="ce26" office:value-type="float" office:value="0.19" calcext:value-type="float">
            <text:p>0,190</text:p>
          </table:table-cell>
          <table:table-cell table:style-name="ce40" table:formula="of:=IF([.I7]=&quot;-&quot;;&quot;&quot;;IF([.A7]=&quot;&quot;;[.J7];[.A7]*[.J7]))" office:value-type="currency" office:currency="EUR" office:value="0.19" calcext:value-type="currency">
            <text:p>0,19 €</text:p>
          </table:table-cell>
          <table:table-cell table:style-name="ce44" table:formula="of:=IF([.A7]&lt;&gt;&quot;&quot;; IF([.E7]&lt;&gt;&quot;-&quot; ; IF([.K7] &gt; [.G7]*[.$L$1];[.G7]*[.$L$1];[.K7]);[.K7]);&quot;&quot;)" office:value-type="currency" office:currency="EUR" office:value="0.19" calcext:value-type="currency">
            <text:p>0,19 €</text:p>
          </table:table-cell>
          <table:table-cell table:style-name="ce17" table:number-columns-repeated="1012"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10u</text:p>
          </table:table-cell>
          <table:table-cell table:style-name="ce9" office:value-type="string" calcext:value-type="string">
            <text:p>35V</text:p>
          </table:table-cell>
          <table:table-cell table:style-name="ce17" office:value-type="string" calcext:value-type="string">
            <text:p>C18</text:p>
          </table:table-cell>
          <table:table-cell table:style-name="ce13" office:value-type="string" calcext:value-type="string">
            <text:p>1850112</text:p>
          </table:table-cell>
          <table:table-cell table:style-name="ce23" office:value-type="float" office:value="0.204" calcext:value-type="float">
            <text:p>0,204</text:p>
          </table:table-cell>
          <table:table-cell table:style-name="ce28" table:formula="of:=IF([.E8]=&quot;-&quot;;&quot;&quot;;IF([.A8]=&quot;&quot;;[.F8];[.A8]*[.F8]))" office:value-type="currency" office:currency="GBP" office:value="0.204" calcext:value-type="currency">
            <text:p>£0,20</text:p>
          </table:table-cell>
          <table:table-cell table:style-name="ce17"/>
          <table:table-cell table:style-name="ce17" office:value-type="string" calcext:value-type="string">
            <text:p>EEEFK1V100R </text:p>
          </table:table-cell>
          <table:table-cell table:style-name="ce23" office:value-type="float" office:value="0.21" calcext:value-type="float">
            <text:p>0,210</text:p>
          </table:table-cell>
          <table:table-cell table:style-name="ce39" table:formula="of:=IF([.I8]=&quot;-&quot;;&quot;&quot;;IF([.A8]=&quot;&quot;;[.J8];[.A8]*[.J8]))" office:value-type="currency" office:currency="EUR" office:value="0.21" calcext:value-type="currency">
            <text:p>0,21 €</text:p>
          </table:table-cell>
          <table:table-cell table:style-name="ce44" table:formula="of:=IF([.A8]&lt;&gt;&quot;&quot;; IF([.E8]&lt;&gt;&quot;-&quot; ; IF([.K8] &gt; [.G8]*[.$L$1];[.G8]*[.$L$1];[.K8]);[.K8]);&quot;&quot;)" office:value-type="currency" office:currency="EUR" office:value="0.21" calcext:value-type="currency">
            <text:p>0,21 €</text:p>
          </table:table-cell>
          <table:table-cell table:style-name="ce17" table:number-columns-repeated="1012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u</text:p>
          </table:table-cell>
          <table:table-cell table:style-name="ce12"/>
          <table:table-cell table:style-name="ce12" office:value-type="string" calcext:value-type="string">
            <text:p>C2</text:p>
          </table:table-cell>
          <table:table-cell table:style-name="ce18" office:value-type="string" calcext:value-type="string">
            <text:p>2320827</text:p>
          </table:table-cell>
          <table:table-cell table:style-name="ce26" office:value-type="float" office:value="0.0638" calcext:value-type="float">
            <text:p>0,064</text:p>
          </table:table-cell>
          <table:table-cell table:style-name="ce30" table:formula="of:=IF([.E9]=&quot;-&quot;;&quot;&quot;;IF([.A9]=&quot;&quot;;[.F9];[.A9]*[.F9]))" office:value-type="currency" office:currency="GBP" office:value="0.0638" calcext:value-type="currency">
            <text:p>£0,06</text:p>
          </table:table-cell>
          <table:table-cell table:style-name="ce15"/>
          <table:table-cell table:style-name="ce15" office:value-type="string" calcext:value-type="string">
            <text:p>CL21B105KAFNNNG </text:p>
          </table:table-cell>
          <table:table-cell table:style-name="ce26" office:value-type="float" office:value="0.0113" calcext:value-type="float">
            <text:p>0,011</text:p>
          </table:table-cell>
          <table:table-cell table:style-name="ce40" table:formula="of:=IF([.I9]=&quot;-&quot;;&quot;&quot;;IF([.A9]=&quot;&quot;;[.J9];[.A9]*[.J9]))" office:value-type="currency" office:currency="EUR" office:value="0.0113" calcext:value-type="currency">
            <text:p>0,01 €</text:p>
          </table:table-cell>
          <table:table-cell table:style-name="ce44" table:formula="of:=IF([.A9]&lt;&gt;&quot;&quot;; IF([.E9]&lt;&gt;&quot;-&quot; ; IF([.K9] &gt; [.G9]*[.$L$1];[.G9]*[.$L$1];[.K9]);[.K9]);&quot;&quot;)" office:value-type="currency" office:currency="EUR" office:value="0.0113" calcext:value-type="currency">
            <text:p>0,01 €</text:p>
          </table:table-cell>
          <table:table-cell table:style-name="ce17" table:number-columns-repeated="1012"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EECS5R5H105</text:p>
          </table:table-cell>
          <table:table-cell table:style-name="ce9" office:value-type="string" calcext:value-type="string">
            <text:p>Supercap 5V</text:p>
          </table:table-cell>
          <table:table-cell table:style-name="ce17" office:value-type="string" calcext:value-type="string">
            <text:p>C25</text:p>
          </table:table-cell>
          <table:table-cell table:style-name="ce13" office:value-type="string" calcext:value-type="string">
            <text:p>9697497</text:p>
          </table:table-cell>
          <table:table-cell table:style-name="ce23" office:value-type="float" office:value="2.78" calcext:value-type="float">
            <text:p>2,780</text:p>
          </table:table-cell>
          <table:table-cell table:style-name="ce28" table:formula="of:=IF([.E10]=&quot;-&quot;;&quot;&quot;;IF([.A10]=&quot;&quot;;[.F10];[.A10]*[.F10]))" office:value-type="currency" office:currency="GBP" office:value="2.78" calcext:value-type="currency">
            <text:p>£2,78</text:p>
          </table:table-cell>
          <table:table-cell table:style-name="ce17"/>
          <table:table-cell table:style-name="ce17" office:value-type="string" calcext:value-type="string">
            <text:p>EECS5R5H105</text:p>
          </table:table-cell>
          <table:table-cell table:style-name="ce23" office:value-type="float" office:value="2.19" calcext:value-type="float">
            <text:p>2,190</text:p>
          </table:table-cell>
          <table:table-cell table:style-name="ce39" table:formula="of:=IF([.I10]=&quot;-&quot;;&quot;&quot;;IF([.A10]=&quot;&quot;;[.J10];[.A10]*[.J10]))" office:value-type="currency" office:currency="EUR" office:value="2.19" calcext:value-type="currency">
            <text:p>2,19 €</text:p>
          </table:table-cell>
          <table:table-cell table:style-name="ce44" table:formula="of:=IF([.A10]&lt;&gt;&quot;&quot;; IF([.E10]&lt;&gt;&quot;-&quot; ; IF([.K10] &gt; [.G10]*[.$L$1];[.G10]*[.$L$1];[.K10]);[.K10]);&quot;&quot;)" office:value-type="currency" office:currency="EUR" office:value="2.19" calcext:value-type="currency">
            <text:p>2,19 €</text:p>
          </table:table-cell>
          <table:table-cell table:style-name="ce17" table:number-columns-repeated="1012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22n</text:p>
          </table:table-cell>
          <table:table-cell table:style-name="ce12"/>
          <table:table-cell table:style-name="ce12" office:value-type="string" calcext:value-type="string">
            <text:p>C28</text:p>
          </table:table-cell>
          <table:table-cell table:style-name="ce18" office:value-type="float" office:value="1759252" calcext:value-type="float">
            <text:p>1759252</text:p>
          </table:table-cell>
          <table:table-cell table:style-name="ce26" office:value-type="float" office:value="0.012" calcext:value-type="float">
            <text:p>0,012</text:p>
          </table:table-cell>
          <table:table-cell table:style-name="ce30" table:formula="of:=IF([.E11]=&quot;-&quot;;&quot;&quot;;IF([.A11]=&quot;&quot;;[.F11];[.A11]*[.F11]))" office:value-type="currency" office:currency="GBP" office:value="0.012" calcext:value-type="currency">
            <text:p>£0,01</text:p>
          </table:table-cell>
          <table:table-cell table:style-name="ce15"/>
          <table:table-cell table:style-name="ce15" office:value-type="string" calcext:value-type="string">
            <text:p>CL21B223KBANNNC </text:p>
          </table:table-cell>
          <table:table-cell table:style-name="ce26" office:value-type="float" office:value="0.00851" calcext:value-type="float">
            <text:p>0,009</text:p>
          </table:table-cell>
          <table:table-cell table:style-name="ce40" table:formula="of:=IF([.I11]=&quot;-&quot;;&quot;&quot;;IF([.A11]=&quot;&quot;;[.J11];[.A11]*[.J11]))" office:value-type="currency" office:currency="EUR" office:value="0.00851" calcext:value-type="currency">
            <text:p>0,01 €</text:p>
          </table:table-cell>
          <table:table-cell table:style-name="ce44" table:formula="of:=IF([.A11]&lt;&gt;&quot;&quot;; IF([.E11]&lt;&gt;&quot;-&quot; ; IF([.K11] &gt; [.G11]*[.$L$1];[.G11]*[.$L$1];[.K11]);[.K11]);&quot;&quot;)" office:value-type="currency" office:currency="EUR" office:value="0.00851" calcext:value-type="currency">
            <text:p>0,01 €</text:p>
          </table:table-cell>
          <table:table-cell table:style-name="ce17" table:number-columns-repeated="1012"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18p</text:p>
          </table:table-cell>
          <table:table-cell table:style-name="ce9" office:value-type="string" calcext:value-type="string">
            <text:p>0603</text:p>
          </table:table-cell>
          <table:table-cell table:style-name="ce17" office:value-type="string" calcext:value-type="string">
            <text:p>C29, C33</text:p>
          </table:table-cell>
          <table:table-cell table:style-name="ce13" office:value-type="string" calcext:value-type="string">
            <text:p>2320820</text:p>
          </table:table-cell>
          <table:table-cell table:style-name="ce23" office:value-type="float" office:value="0.0192" calcext:value-type="float">
            <text:p>0,019</text:p>
          </table:table-cell>
          <table:table-cell table:style-name="ce28" table:formula="of:=IF([.E12]=&quot;-&quot;;&quot;&quot;;IF([.A12]=&quot;&quot;;[.F12];[.A12]*[.F12]))" office:value-type="currency" office:currency="GBP" office:value="0.0384" calcext:value-type="currency">
            <text:p>£0,04</text:p>
          </table:table-cell>
          <table:table-cell table:style-name="ce17"/>
          <table:table-cell table:style-name="ce17" office:value-type="string" calcext:value-type="string">
            <text:p>CL21C180JBANNNC</text:p>
          </table:table-cell>
          <table:table-cell table:style-name="ce23" office:value-type="float" office:value="0.01044" calcext:value-type="float">
            <text:p>0,010</text:p>
          </table:table-cell>
          <table:table-cell table:style-name="ce39" table:formula="of:=IF([.I12]=&quot;-&quot;;&quot;&quot;;IF([.A12]=&quot;&quot;;[.J12];[.A12]*[.J12]))" office:value-type="currency" office:currency="EUR" office:value="0.02088" calcext:value-type="currency">
            <text:p>0,02 €</text:p>
          </table:table-cell>
          <table:table-cell table:style-name="ce44" table:formula="of:=IF([.A12]&lt;&gt;&quot;&quot;; IF([.E12]&lt;&gt;&quot;-&quot; ; IF([.K12] &gt; [.G12]*[.$L$1];[.G12]*[.$L$1];[.K12]);[.K12]);&quot;&quot;)" office:value-type="currency" office:currency="EUR" office:value="0.02088" calcext:value-type="currency">
            <text:p>0,02 €</text:p>
          </table:table-cell>
          <table:table-cell table:style-name="ce17" table:number-columns-repeated="1012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470n/100V</text:p>
          </table:table-cell>
          <table:table-cell table:style-name="ce12" office:value-type="string" calcext:value-type="string">
            <text:p>1812, 100V</text:p>
          </table:table-cell>
          <table:table-cell table:style-name="ce12" office:value-type="string" calcext:value-type="string">
            <text:p>C3, C7</text:p>
          </table:table-cell>
          <table:table-cell table:style-name="ce18" office:value-type="string" calcext:value-type="string">
            <text:p>1828961</text:p>
          </table:table-cell>
          <table:table-cell table:style-name="ce26" office:value-type="float" office:value="0.676" calcext:value-type="float">
            <text:p>0,676</text:p>
          </table:table-cell>
          <table:table-cell table:style-name="ce30" table:formula="of:=IF([.E13]=&quot;-&quot;;&quot;&quot;;IF([.A13]=&quot;&quot;;[.F13];[.A13]*[.F13]))" office:value-type="currency" office:currency="GBP" office:value="1.352" calcext:value-type="currency">
            <text:p>£1,35</text:p>
          </table:table-cell>
          <table:table-cell table:style-name="ce15"/>
          <table:table-cell table:style-name="ce15" office:value-type="string" calcext:value-type="string">
            <text:p>CL43B474KCHNNNE</text:p>
          </table:table-cell>
          <table:table-cell table:style-name="ce26" office:value-type="float" office:value="0.13274" calcext:value-type="float">
            <text:p>0,133</text:p>
          </table:table-cell>
          <table:table-cell table:style-name="ce40" table:formula="of:=IF([.I13]=&quot;-&quot;;&quot;&quot;;IF([.A13]=&quot;&quot;;[.J13];[.A13]*[.J13]))" office:value-type="currency" office:currency="EUR" office:value="0.26548" calcext:value-type="currency">
            <text:p>0,27 €</text:p>
          </table:table-cell>
          <table:table-cell table:style-name="ce44" table:formula="of:=IF([.A13]&lt;&gt;&quot;&quot;; IF([.E13]&lt;&gt;&quot;-&quot; ; IF([.K13] &gt; [.G13]*[.$L$1];[.G13]*[.$L$1];[.K13]);[.K13]);&quot;&quot;)" office:value-type="currency" office:currency="EUR" office:value="0.26548" calcext:value-type="currency">
            <text:p>0,27 €</text:p>
          </table:table-cell>
          <table:table-cell table:style-name="ce17" table:number-columns-repeated="1012"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6n8</text:p>
          </table:table-cell>
          <table:table-cell table:style-name="ce9" office:value-type="string" calcext:value-type="string">
            <text:p>0603</text:p>
          </table:table-cell>
          <table:table-cell table:style-name="ce17" office:value-type="string" calcext:value-type="string">
            <text:p>C30, C32</text:p>
          </table:table-cell>
          <table:table-cell table:style-name="ce13" office:value-type="string" calcext:value-type="string">
            <text:p>1759100</text:p>
          </table:table-cell>
          <table:table-cell table:style-name="ce23" office:value-type="float" office:value="0.0096" calcext:value-type="float">
            <text:p>0,010</text:p>
          </table:table-cell>
          <table:table-cell table:style-name="ce28" table:formula="of:=IF([.E14]=&quot;-&quot;;&quot;&quot;;IF([.A14]=&quot;&quot;;[.F14];[.A14]*[.F14]))" office:value-type="currency" office:currency="GBP" office:value="0.0192" calcext:value-type="currency">
            <text:p>£0,02</text:p>
          </table:table-cell>
          <table:table-cell table:style-name="ce17"/>
          <table:table-cell table:style-name="ce17" office:value-type="string" calcext:value-type="string">
            <text:p>CL10B682JB8NNNC</text:p>
          </table:table-cell>
          <table:table-cell table:style-name="ce23" office:value-type="float" office:value="0.00409" calcext:value-type="float">
            <text:p>0,004</text:p>
          </table:table-cell>
          <table:table-cell table:style-name="ce39" table:formula="of:=IF([.I14]=&quot;-&quot;;&quot;&quot;;IF([.A14]=&quot;&quot;;[.J14];[.A14]*[.J14]))" office:value-type="currency" office:currency="EUR" office:value="0.00818" calcext:value-type="currency">
            <text:p>0,01 €</text:p>
          </table:table-cell>
          <table:table-cell table:style-name="ce44" table:formula="of:=IF([.A14]&lt;&gt;&quot;&quot;; IF([.E14]&lt;&gt;&quot;-&quot; ; IF([.K14] &gt; [.G14]*[.$L$1];[.G14]*[.$L$1];[.K14]);[.K14]);&quot;&quot;)" office:value-type="currency" office:currency="EUR" office:value="0.00818" calcext:value-type="currency">
            <text:p>0,01 €</text:p>
          </table:table-cell>
          <table:table-cell table:style-name="ce17" table:number-columns-repeated="1012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10n</text:p>
          </table:table-cell>
          <table:table-cell table:style-name="ce12"/>
          <table:table-cell table:style-name="ce12" office:value-type="string" calcext:value-type="string">
            <text:p>C31, C43</text:p>
          </table:table-cell>
          <table:table-cell table:style-name="ce18" office:value-type="string" calcext:value-type="string">
            <text:p>1759246</text:p>
          </table:table-cell>
          <table:table-cell table:style-name="ce26" office:value-type="float" office:value="0.0114" calcext:value-type="float">
            <text:p>0,011</text:p>
          </table:table-cell>
          <table:table-cell table:style-name="ce30" table:formula="of:=IF([.E15]=&quot;-&quot;;&quot;&quot;;IF([.A15]=&quot;&quot;;[.F15];[.A15]*[.F15]))" office:value-type="currency" office:currency="GBP" office:value="0.0228" calcext:value-type="currency">
            <text:p>£0,02</text:p>
          </table:table-cell>
          <table:table-cell table:style-name="ce15"/>
          <table:table-cell table:style-name="ce15" office:value-type="string" calcext:value-type="string">
            <text:p>CL31B103KBCNNNC </text:p>
          </table:table-cell>
          <table:table-cell table:style-name="ce26" office:value-type="float" office:value="0.01155" calcext:value-type="float">
            <text:p>0,012</text:p>
          </table:table-cell>
          <table:table-cell table:style-name="ce40" table:formula="of:=IF([.I15]=&quot;-&quot;;&quot;&quot;;IF([.A15]=&quot;&quot;;[.J15];[.A15]*[.J15]))" office:value-type="currency" office:currency="EUR" office:value="0.0231" calcext:value-type="currency">
            <text:p>0,02 €</text:p>
          </table:table-cell>
          <table:table-cell table:style-name="ce44" table:formula="of:=IF([.A15]&lt;&gt;&quot;&quot;; IF([.E15]&lt;&gt;&quot;-&quot; ; IF([.K15] &gt; [.G15]*[.$L$1];[.G15]*[.$L$1];[.K15]);[.K15]);&quot;&quot;)" office:value-type="currency" office:currency="EUR" office:value="0.0231" calcext:value-type="currency">
            <text:p>0,02 €</text:p>
          </table:table-cell>
          <table:table-cell table:style-name="ce17" table:number-columns-repeated="1012"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22u/63V</text:p>
          </table:table-cell>
          <table:table-cell table:style-name="ce16" office:value-type="string" calcext:value-type="string">
            <text:p>Ø6.3 mm</text:p>
          </table:table-cell>
          <table:table-cell table:style-name="ce17" office:value-type="string" calcext:value-type="string">
            <text:p>C4, C9</text:p>
          </table:table-cell>
          <table:table-cell table:style-name="ce13" office:value-type="string" calcext:value-type="string">
            <text:p>2326151</text:p>
          </table:table-cell>
          <table:table-cell table:style-name="ce23" office:value-type="float" office:value="0.222" calcext:value-type="float">
            <text:p>0,222</text:p>
          </table:table-cell>
          <table:table-cell table:style-name="ce28" table:formula="of:=IF([.E16]=&quot;-&quot;;&quot;&quot;;IF([.A16]=&quot;&quot;;[.F16];[.A16]*[.F16]))" office:value-type="currency" office:currency="GBP" office:value="0.444" calcext:value-type="currency">
            <text:p>£0,44</text:p>
          </table:table-cell>
          <table:table-cell table:style-name="ce17"/>
          <table:table-cell table:style-name="ce17" office:value-type="string" calcext:value-type="string">
            <text:p>UWT1H220MCL6GS </text:p>
          </table:table-cell>
          <table:table-cell table:style-name="ce23" office:value-type="float" office:value="0.08776" calcext:value-type="float">
            <text:p>0,088</text:p>
          </table:table-cell>
          <table:table-cell table:style-name="ce39" table:formula="of:=IF([.I16]=&quot;-&quot;;&quot;&quot;;IF([.A16]=&quot;&quot;;[.J16];[.A16]*[.J16]))" office:value-type="currency" office:currency="EUR" office:value="0.17552" calcext:value-type="currency">
            <text:p>0,18 €</text:p>
          </table:table-cell>
          <table:table-cell table:style-name="ce44" table:formula="of:=IF([.A16]&lt;&gt;&quot;&quot;; IF([.E16]&lt;&gt;&quot;-&quot; ; IF([.K16] &gt; [.G16]*[.$L$1];[.G16]*[.$L$1];[.K16]);[.K16]);&quot;&quot;)" office:value-type="currency" office:currency="EUR" office:value="0.17552" calcext:value-type="currency">
            <text:p>0,18 €</text:p>
          </table:table-cell>
          <table:table-cell table:style-name="ce17" table:number-columns-repeated="1012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0u</text:p>
          </table:table-cell>
          <table:table-cell table:style-name="ce12" office:value-type="string" calcext:value-type="string">
            <text:p>1206, Tantalum</text:p>
          </table:table-cell>
          <table:table-cell table:style-name="ce12" office:value-type="string" calcext:value-type="string">
            <text:p>C41</text:p>
          </table:table-cell>
          <table:table-cell table:style-name="ce18" office:value-type="string" calcext:value-type="string">
            <text:p>1457413</text:p>
          </table:table-cell>
          <table:table-cell table:style-name="ce26" office:value-type="float" office:value="0.181" calcext:value-type="float">
            <text:p>0,181</text:p>
          </table:table-cell>
          <table:table-cell table:style-name="ce30" table:formula="of:=IF([.E17]=&quot;-&quot;;&quot;&quot;;IF([.A17]=&quot;&quot;;[.F17];[.A17]*[.F17]))" office:value-type="currency" office:currency="GBP" office:value="0.181" calcext:value-type="currency">
            <text:p>£0,18</text:p>
          </table:table-cell>
          <table:table-cell table:style-name="ce15"/>
          <table:table-cell table:style-name="ce15" office:value-type="string" calcext:value-type="string">
            <text:p>T491A106K010AT</text:p>
          </table:table-cell>
          <table:table-cell table:style-name="ce26" office:value-type="float" office:value="0.08402" calcext:value-type="float">
            <text:p>0,084</text:p>
          </table:table-cell>
          <table:table-cell table:style-name="ce40" table:formula="of:=IF([.I17]=&quot;-&quot;;&quot;&quot;;IF([.A17]=&quot;&quot;;[.J17];[.A17]*[.J17]))" office:value-type="currency" office:currency="EUR" office:value="0.08402" calcext:value-type="currency">
            <text:p>0,08 €</text:p>
          </table:table-cell>
          <table:table-cell table:style-name="ce44" table:formula="of:=IF([.A17]&lt;&gt;&quot;&quot;; IF([.E17]&lt;&gt;&quot;-&quot; ; IF([.K17] &gt; [.G17]*[.$L$1];[.G17]*[.$L$1];[.K17]);[.K17]);&quot;&quot;)" office:value-type="currency" office:currency="EUR" office:value="0.08402" calcext:value-type="currency">
            <text:p>0,08 €</text:p>
          </table:table-cell>
          <table:table-cell table:style-name="ce17" table:number-columns-repeated="1012"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4u7</text:p>
          </table:table-cell>
          <table:table-cell table:style-name="ce9" office:value-type="string" calcext:value-type="string">
            <text:p>1206, Tantalum</text:p>
          </table:table-cell>
          <table:table-cell table:style-name="ce17" office:value-type="string" calcext:value-type="string">
            <text:p>C42</text:p>
          </table:table-cell>
          <table:table-cell table:style-name="ce13" office:value-type="string" calcext:value-type="string">
            <text:p>1457428</text:p>
          </table:table-cell>
          <table:table-cell table:style-name="ce23" office:value-type="float" office:value="0.159" calcext:value-type="float">
            <text:p>0,159</text:p>
          </table:table-cell>
          <table:table-cell table:style-name="ce28" table:formula="of:=IF([.E18]=&quot;-&quot;;&quot;&quot;;IF([.A18]=&quot;&quot;;[.F18];[.A18]*[.F18]))" office:value-type="currency" office:currency="GBP" office:value="0.159" calcext:value-type="currency">
            <text:p>£0,16</text:p>
          </table:table-cell>
          <table:table-cell table:style-name="ce17"/>
          <table:table-cell table:style-name="ce17" office:value-type="string" calcext:value-type="string">
            <text:p>T491A475K006AT </text:p>
          </table:table-cell>
          <table:table-cell table:style-name="ce23" office:value-type="float" office:value="0.0725" calcext:value-type="float">
            <text:p>0,073</text:p>
          </table:table-cell>
          <table:table-cell table:style-name="ce39" table:formula="of:=IF([.I18]=&quot;-&quot;;&quot;&quot;;IF([.A18]=&quot;&quot;;[.J18];[.A18]*[.J18]))" office:value-type="currency" office:currency="EUR" office:value="0.0725" calcext:value-type="currency">
            <text:p>0,07 €</text:p>
          </table:table-cell>
          <table:table-cell table:style-name="ce44" table:formula="of:=IF([.A18]&lt;&gt;&quot;&quot;; IF([.E18]&lt;&gt;&quot;-&quot; ; IF([.K18] &gt; [.G18]*[.$L$1];[.G18]*[.$L$1];[.K18]);[.K18]);&quot;&quot;)" office:value-type="currency" office:currency="EUR" office:value="0.0725" calcext:value-type="currency">
            <text:p>0,07 €</text:p>
          </table:table-cell>
          <table:table-cell table:style-name="ce17" table:number-columns-repeated="1012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10u</text:p>
          </table:table-cell>
          <table:table-cell table:style-name="ce12" office:value-type="string" calcext:value-type="string">
            <text:p>1206</text:p>
          </table:table-cell>
          <table:table-cell table:style-name="ce12" office:value-type="string" calcext:value-type="string">
            <text:p>C6, C23</text:p>
          </table:table-cell>
          <table:table-cell table:style-name="ce18" office:value-type="string" calcext:value-type="string">
            <text:p>1759445</text:p>
          </table:table-cell>
          <table:table-cell table:style-name="ce26" office:value-type="float" office:value="0.0568" calcext:value-type="float">
            <text:p>0,057</text:p>
          </table:table-cell>
          <table:table-cell table:style-name="ce30" table:formula="of:=IF([.E19]=&quot;-&quot;;&quot;&quot;;IF([.A19]=&quot;&quot;;[.F19];[.A19]*[.F19]))" office:value-type="currency" office:currency="GBP" office:value="0.1136" calcext:value-type="currency">
            <text:p>£0,11</text:p>
          </table:table-cell>
          <table:table-cell table:style-name="ce15"/>
          <table:table-cell table:style-name="ce15" office:value-type="string" calcext:value-type="string">
            <text:p>CSMD10U1206X </text:p>
          </table:table-cell>
          <table:table-cell table:style-name="ce26" office:value-type="float" office:value="0.06002" calcext:value-type="float">
            <text:p>0,060</text:p>
          </table:table-cell>
          <table:table-cell table:style-name="ce40" table:formula="of:=IF([.I19]=&quot;-&quot;;&quot;&quot;;IF([.A19]=&quot;&quot;;[.J19];[.A19]*[.J19]))" office:value-type="currency" office:currency="EUR" office:value="0.12004" calcext:value-type="currency">
            <text:p>0,12 €</text:p>
          </table:table-cell>
          <table:table-cell table:style-name="ce44" table:formula="of:=IF([.A19]&lt;&gt;&quot;&quot;; IF([.E19]&lt;&gt;&quot;-&quot; ; IF([.K19] &gt; [.G19]*[.$L$1];[.G19]*[.$L$1];[.K19]);[.K19]);&quot;&quot;)" office:value-type="currency" office:currency="EUR" office:value="0.12004" calcext:value-type="currency">
            <text:p>0,12 €</text:p>
          </table:table-cell>
          <table:table-cell table:style-name="ce17" table:number-columns-repeated="1012"/>
        </table:table-row>
        <table:table-row table:style-name="ro4">
          <table:table-cell table:style-name="ce1" office:value-type="float" office:value="6" calcext:value-type="float">
            <text:p>6</text:p>
          </table:table-cell>
          <table:table-cell table:style-name="ce9" office:value-type="string" calcext:value-type="string">
            <text:p>BAS316</text:p>
          </table:table-cell>
          <table:table-cell table:style-name="ce9"/>
          <table:table-cell table:style-name="ce17" office:value-type="string" calcext:value-type="string">
            <text:p>D1, D2, D3, D4, D5, D7</text:p>
          </table:table-cell>
          <table:table-cell table:style-name="ce13" office:value-type="string" calcext:value-type="string">
            <text:p>8734275</text:p>
          </table:table-cell>
          <table:table-cell table:style-name="ce23" office:value-type="float" office:value="0.14" calcext:value-type="float">
            <text:p>0,140</text:p>
          </table:table-cell>
          <table:table-cell table:style-name="ce28" table:formula="of:=IF([.E20]=&quot;-&quot;;&quot;&quot;;IF([.A20]=&quot;&quot;;[.F20];[.A20]*[.F20]))" office:value-type="currency" office:currency="GBP" office:value="0.84" calcext:value-type="currency">
            <text:p>£0,84</text:p>
          </table:table-cell>
          <table:table-cell table:style-name="ce17"/>
          <table:table-cell table:style-name="ce17" office:value-type="string" calcext:value-type="string">
            <text:p>BAS316 </text:p>
          </table:table-cell>
          <table:table-cell table:style-name="ce23" office:value-type="float" office:value="0.02025" calcext:value-type="float">
            <text:p>0,020</text:p>
          </table:table-cell>
          <table:table-cell table:style-name="ce39" table:formula="of:=IF([.I20]=&quot;-&quot;;&quot;&quot;;IF([.A20]=&quot;&quot;;[.J20];[.A20]*[.J20]))" office:value-type="currency" office:currency="EUR" office:value="0.1215" calcext:value-type="currency">
            <text:p>0,12 €</text:p>
          </table:table-cell>
          <table:table-cell table:style-name="ce44" table:formula="of:=IF([.A20]&lt;&gt;&quot;&quot;; IF([.E20]&lt;&gt;&quot;-&quot; ; IF([.K20] &gt; [.G20]*[.$L$1];[.G20]*[.$L$1];[.K20]);[.K20]);&quot;&quot;)" office:value-type="currency" office:currency="EUR" office:value="0.1215" calcext:value-type="currency">
            <text:p>0,12 €</text:p>
          </table:table-cell>
          <table:table-cell table:style-name="ce17" table:number-columns-repeated="1012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SKL16</text:p>
          </table:table-cell>
          <table:table-cell table:style-name="ce12"/>
          <table:table-cell table:style-name="ce12" office:value-type="string" calcext:value-type="string">
            <text:p>D8</text:p>
          </table:table-cell>
          <table:table-cell table:style-name="ce18" office:value-type="string" calcext:value-type="string">
            <text:p>1299282</text:p>
          </table:table-cell>
          <table:table-cell table:style-name="ce26" office:value-type="float" office:value="0.243" calcext:value-type="float">
            <text:p>0,243</text:p>
          </table:table-cell>
          <table:table-cell table:style-name="ce30" table:formula="of:=IF([.E21]=&quot;-&quot;;&quot;&quot;;IF([.A21]=&quot;&quot;;[.F21];[.A21]*[.F21]))" office:value-type="currency" office:currency="GBP" office:value="0.243" calcext:value-type="currency">
            <text:p>£0,24</text:p>
          </table:table-cell>
          <table:table-cell table:style-name="ce15"/>
          <table:table-cell table:style-name="ce15" office:value-type="string" calcext:value-type="string">
            <text:p>SKL16 </text:p>
          </table:table-cell>
          <table:table-cell table:style-name="ce26" office:value-type="float" office:value="0.0952" calcext:value-type="float">
            <text:p>0,095</text:p>
          </table:table-cell>
          <table:table-cell table:style-name="ce40" table:formula="of:=IF([.I21]=&quot;-&quot;;&quot;&quot;;IF([.A21]=&quot;&quot;;[.J21];[.A21]*[.J21]))" office:value-type="currency" office:currency="EUR" office:value="0.0952" calcext:value-type="currency">
            <text:p>0,10 €</text:p>
          </table:table-cell>
          <table:table-cell table:style-name="ce44" table:formula="of:=IF([.A21]&lt;&gt;&quot;&quot;; IF([.E21]&lt;&gt;&quot;-&quot; ; IF([.K21] &gt; [.G21]*[.$L$1];[.G21]*[.$L$1];[.K21]);[.K21]);&quot;&quot;)" office:value-type="currency" office:currency="EUR" office:value="0.0952" calcext:value-type="currency">
            <text:p>0,10 €</text:p>
          </table:table-cell>
          <table:table-cell table:style-name="ce17" table:number-columns-repeated="1012"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BAT54S</text:p>
          </table:table-cell>
          <table:table-cell table:style-name="ce9"/>
          <table:table-cell table:style-name="ce17" office:value-type="string" calcext:value-type="string">
            <text:p>D9</text:p>
          </table:table-cell>
          <table:table-cell table:style-name="ce13" office:value-type="string" calcext:value-type="string">
            <text:p>1843723</text:p>
          </table:table-cell>
          <table:table-cell table:style-name="ce23" office:value-type="float" office:value="0.0664" calcext:value-type="float">
            <text:p>0,066</text:p>
          </table:table-cell>
          <table:table-cell table:style-name="ce28" table:formula="of:=IF([.E22]=&quot;-&quot;;&quot;&quot;;IF([.A22]=&quot;&quot;;[.F22];[.A22]*[.F22]))" office:value-type="currency" office:currency="GBP" office:value="0.0664" calcext:value-type="currency">
            <text:p>£0,07</text:p>
          </table:table-cell>
          <table:table-cell table:style-name="ce17"/>
          <table:table-cell table:style-name="ce17" office:value-type="string" calcext:value-type="string">
            <text:p>BAT54S-DIO </text:p>
          </table:table-cell>
          <table:table-cell table:style-name="ce23" office:value-type="float" office:value="0.02" calcext:value-type="float">
            <text:p>0,020</text:p>
          </table:table-cell>
          <table:table-cell table:style-name="ce39" table:formula="of:=IF([.I22]=&quot;-&quot;;&quot;&quot;;IF([.A22]=&quot;&quot;;[.J22];[.A22]*[.J22]))" office:value-type="currency" office:currency="EUR" office:value="0.02" calcext:value-type="currency">
            <text:p>0,02 €</text:p>
          </table:table-cell>
          <table:table-cell table:style-name="ce44" table:formula="of:=IF([.A22]&lt;&gt;&quot;&quot;; IF([.E22]&lt;&gt;&quot;-&quot; ; IF([.K22] &gt; [.G22]*[.$L$1];[.G22]*[.$L$1];[.K22]);[.K22]);&quot;&quot;)" office:value-type="currency" office:currency="EUR" office:value="0.02" calcext:value-type="currency">
            <text:p>0,02 €</text:p>
          </table:table-cell>
          <table:table-cell table:style-name="ce17" table:number-columns-repeated="101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Arduino Due header 2x18-pin</text:p>
          </table:table-cell>
          <table:table-cell table:style-name="ce12"/>
          <table:table-cell table:style-name="ce12" office:value-type="string" calcext:value-type="string">
            <text:p>Digital</text:p>
          </table:table-cell>
          <table:table-cell table:style-name="ce18" office:value-type="string" calcext:value-type="string">
            <text:p>2025426</text:p>
          </table:table-cell>
          <table:table-cell table:style-name="ce26" office:value-type="float" office:value="1.51" calcext:value-type="float">
            <text:p>1,510</text:p>
          </table:table-cell>
          <table:table-cell table:style-name="ce30" table:formula="of:=IF([.E23]=&quot;-&quot;;&quot;&quot;;IF([.A23]=&quot;&quot;;[.F23];[.A23]*[.F23]))" office:value-type="currency" office:currency="GBP" office:value="1.51" calcext:value-type="currency">
            <text:p>£1,51</text:p>
          </table:table-cell>
          <table:table-cell table:style-name="ce15"/>
          <table:table-cell table:style-name="ce3" office:value-type="string" calcext:value-type="string">
            <text:p>-</text:p>
          </table:table-cell>
          <table:table-cell table:style-name="ce26"/>
          <table:table-cell table:style-name="ce40" table:formula="of:=IF([.I23]=&quot;-&quot;;&quot;&quot;;IF([.A23]=&quot;&quot;;[.J23];[.A23]*[.J23]))">
            <text:p/>
          </table:table-cell>
          <table:table-cell table:style-name="ce44" table:formula="of:=IF([.A23]&lt;&gt;&quot;&quot;; IF([.E23]&lt;&gt;&quot;-&quot; ; IF([.K23] &gt; [.G23]*[.$L$1];[.G23]*[.$L$1];[.K23]);[.K23]);&quot;&quot;)" office:value-type="currency" office:currency="EUR" office:value="1.9290099" calcext:value-type="currency">
            <text:p>1,93 €</text:p>
          </table:table-cell>
          <table:table-cell table:number-columns-repeated="1012"/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60R@100MHz</text:p>
          </table:table-cell>
          <table:table-cell table:style-name="ce9" office:value-type="string" calcext:value-type="string">
            <text:p>0603, Ferrite bead 60R</text:p>
          </table:table-cell>
          <table:table-cell table:style-name="ce17" office:value-type="string" calcext:value-type="string">
            <text:p>FB</text:p>
          </table:table-cell>
          <table:table-cell table:style-name="ce13" office:value-type="string" calcext:value-type="string">
            <text:p>1635704</text:p>
          </table:table-cell>
          <table:table-cell table:style-name="ce23" office:value-type="float" office:value="0.0326" calcext:value-type="float">
            <text:p>0,033</text:p>
          </table:table-cell>
          <table:table-cell table:style-name="ce28" table:formula="of:=IF([.E24]=&quot;-&quot;;&quot;&quot;;IF([.A24]=&quot;&quot;;[.F24];[.A24]*[.F24]))" office:value-type="currency" office:currency="GBP" office:value="0.0326" calcext:value-type="currency">
            <text:p>£0,03</text:p>
          </table:table-cell>
          <table:table-cell table:style-name="ce17"/>
          <table:table-cell table:style-name="ce17" office:value-type="string" calcext:value-type="string">
            <text:p>LCBA-600</text:p>
          </table:table-cell>
          <table:table-cell table:style-name="ce23" office:value-type="float" office:value="0.0274" calcext:value-type="float">
            <text:p>0,027</text:p>
          </table:table-cell>
          <table:table-cell table:style-name="ce39" table:formula="of:=IF([.I24]=&quot;-&quot;;&quot;&quot;;IF([.A24]=&quot;&quot;;[.J24];[.A24]*[.J24]))" office:value-type="currency" office:currency="EUR" office:value="0.0274" calcext:value-type="currency">
            <text:p>0,03 €</text:p>
          </table:table-cell>
          <table:table-cell table:style-name="ce44" table:formula="of:=IF([.A24]&lt;&gt;&quot;&quot;; IF([.E24]&lt;&gt;&quot;-&quot; ; IF([.K24] &gt; [.G24]*[.$L$1];[.G24]*[.$L$1];[.K24]);[.K24]);&quot;&quot;)" office:value-type="currency" office:currency="EUR" office:value="0.0274" calcext:value-type="currency">
            <text:p>0,03 €</text:p>
          </table:table-cell>
          <table:table-cell table:style-name="ce17" table:number-columns-repeated="1012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TLC5925IDBQR</text:p>
          </table:table-cell>
          <table:table-cell table:style-name="ce12"/>
          <table:table-cell table:style-name="ce12" office:value-type="string" calcext:value-type="string">
            <text:p>IC1</text:p>
          </table:table-cell>
          <table:table-cell table:style-name="ce18" office:value-type="float" office:value="1694438" calcext:value-type="float">
            <text:p>1694438</text:p>
          </table:table-cell>
          <table:table-cell table:style-name="ce26" office:value-type="float" office:value="0.894" calcext:value-type="float">
            <text:p>0,894</text:p>
          </table:table-cell>
          <table:table-cell table:style-name="ce30" table:formula="of:=IF([.E25]=&quot;-&quot;;&quot;&quot;;IF([.A25]=&quot;&quot;;[.F25];[.A25]*[.F25]))" office:value-type="currency" office:currency="GBP" office:value="0.894" calcext:value-type="currency">
            <text:p>£0,89</text:p>
          </table:table-cell>
          <table:table-cell table:style-name="ce15"/>
          <table:table-cell table:style-name="ce3" office:value-type="string" calcext:value-type="string">
            <text:p>-</text:p>
          </table:table-cell>
          <table:table-cell table:style-name="ce26"/>
          <table:table-cell table:style-name="ce40" table:formula="of:=IF([.I25]=&quot;-&quot;;&quot;&quot;;IF([.A25]=&quot;&quot;;[.J25];[.A25]*[.J25]))">
            <text:p/>
          </table:table-cell>
          <table:table-cell table:style-name="ce44" table:formula="of:=IF([.A25]&lt;&gt;&quot;&quot;; IF([.E25]&lt;&gt;&quot;-&quot; ; IF([.K25] &gt; [.G25]*[.$L$1];[.G25]*[.$L$1];[.K25]);[.K25]);&quot;&quot;)" office:value-type="currency" office:currency="EUR" office:value="1.14207606" calcext:value-type="currency">
            <text:p>1,14 €</text:p>
          </table:table-cell>
          <table:table-cell table:style-name="ce17" table:number-columns-repeated="1012"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SN74LVC2G08DCTR</text:p>
          </table:table-cell>
          <table:table-cell table:style-name="ce9"/>
          <table:table-cell table:style-name="ce17" office:value-type="string" calcext:value-type="string">
            <text:p>IC12</text:p>
          </table:table-cell>
          <table:table-cell table:style-name="ce13" office:value-type="string" calcext:value-type="string">
            <text:p>1470871</text:p>
          </table:table-cell>
          <table:table-cell table:style-name="ce23" office:value-type="float" office:value="0.314" calcext:value-type="float">
            <text:p>0,314</text:p>
          </table:table-cell>
          <table:table-cell table:style-name="ce28" table:formula="of:=IF([.E26]=&quot;-&quot;;&quot;&quot;;IF([.A26]=&quot;&quot;;[.F26];[.A26]*[.F26]))" office:value-type="currency" office:currency="GBP" office:value="0.314" calcext:value-type="currency">
            <text:p>£0,31</text:p>
          </table:table-cell>
          <table:table-cell table:style-name="ce17"/>
          <table:table-cell table:style-name="ce4" office:value-type="string" calcext:value-type="string">
            <text:p>-</text:p>
          </table:table-cell>
          <table:table-cell table:style-name="ce23"/>
          <table:table-cell table:style-name="ce39" table:formula="of:=IF([.I26]=&quot;-&quot;;&quot;&quot;;IF([.A26]=&quot;&quot;;[.J26];[.A26]*[.J26]))">
            <text:p/>
          </table:table-cell>
          <table:table-cell table:style-name="ce44" table:formula="of:=IF([.A26]&lt;&gt;&quot;&quot;; IF([.E26]&lt;&gt;&quot;-&quot; ; IF([.K26] &gt; [.G26]*[.$L$1];[.G26]*[.$L$1];[.K26]);[.K26]);&quot;&quot;)" office:value-type="currency" office:currency="EUR" office:value="0.40113186" calcext:value-type="currency">
            <text:p>0,40 €</text:p>
          </table:table-cell>
          <table:table-cell table:style-name="ce17" table:number-columns-repeated="1012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SN74LV1T34</text:p>
          </table:table-cell>
          <table:table-cell table:style-name="ce12"/>
          <table:table-cell table:style-name="ce12" office:value-type="string" calcext:value-type="string">
            <text:p>IC13</text:p>
          </table:table-cell>
          <table:table-cell table:style-name="ce18" office:value-type="string" calcext:value-type="string">
            <text:p>2499914</text:p>
          </table:table-cell>
          <table:table-cell table:style-name="ce26" office:value-type="float" office:value="0.242" calcext:value-type="float">
            <text:p>0,242</text:p>
          </table:table-cell>
          <table:table-cell table:style-name="ce30" table:formula="of:=IF([.E27]=&quot;-&quot;;&quot;&quot;;IF([.A27]=&quot;&quot;;[.F27];[.A27]*[.F27]))" office:value-type="currency" office:currency="GBP" office:value="0.242" calcext:value-type="currency">
            <text:p>£0,24</text:p>
          </table:table-cell>
          <table:table-cell table:style-name="ce15"/>
          <table:table-cell table:style-name="ce3" office:value-type="string" calcext:value-type="string">
            <text:p>-</text:p>
          </table:table-cell>
          <table:table-cell table:style-name="ce26"/>
          <table:table-cell table:style-name="ce40" table:formula="of:=IF([.I27]=&quot;-&quot;;&quot;&quot;;IF([.A27]=&quot;&quot;;[.J27];[.A27]*[.J27]))">
            <text:p/>
          </table:table-cell>
          <table:table-cell table:style-name="ce44" table:formula="of:=IF([.A27]&lt;&gt;&quot;&quot;; IF([.E27]&lt;&gt;&quot;-&quot; ; IF([.K27] &gt; [.G27]*[.$L$1];[.G27]*[.$L$1];[.K27]);[.K27]);&quot;&quot;)" office:value-type="currency" office:currency="EUR" office:value="0.30915258" calcext:value-type="currency">
            <text:p>0,31 €</text:p>
          </table:table-cell>
          <table:table-cell table:style-name="ce17" table:number-columns-repeated="1012"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PS3705-33D</text:p>
          </table:table-cell>
          <table:table-cell table:style-name="ce9"/>
          <table:table-cell table:style-name="ce17" office:value-type="string" calcext:value-type="string">
            <text:p>IC14</text:p>
          </table:table-cell>
          <table:table-cell table:style-name="ce13" office:value-type="string" calcext:value-type="string">
            <text:p>2296066</text:p>
          </table:table-cell>
          <table:table-cell table:style-name="ce23" office:value-type="float" office:value="1.54" calcext:value-type="float">
            <text:p>1,540</text:p>
          </table:table-cell>
          <table:table-cell table:style-name="ce28" table:formula="of:=IF([.E28]=&quot;-&quot;;&quot;&quot;;IF([.A28]=&quot;&quot;;[.F28];[.A28]*[.F28]))" office:value-type="currency" office:currency="GBP" office:value="1.54" calcext:value-type="currency">
            <text:p>£1,54</text:p>
          </table:table-cell>
          <table:table-cell table:style-name="ce17"/>
          <table:table-cell table:style-name="ce4" office:value-type="string" calcext:value-type="string">
            <text:p>-</text:p>
          </table:table-cell>
          <table:table-cell table:style-name="ce23"/>
          <table:table-cell table:style-name="ce39" table:formula="of:=IF([.I28]=&quot;-&quot;;&quot;&quot;;IF([.A28]=&quot;&quot;;[.J28];[.A28]*[.J28]))">
            <text:p/>
          </table:table-cell>
          <table:table-cell table:style-name="ce44" table:formula="of:=IF([.A28]&lt;&gt;&quot;&quot;; IF([.E28]&lt;&gt;&quot;-&quot; ; IF([.K28] &gt; [.G28]*[.$L$1];[.G28]*[.$L$1];[.K28]);[.K28]);&quot;&quot;)" office:value-type="currency" office:currency="EUR" office:value="1.9673346" calcext:value-type="currency">
            <text:p>1,97 €</text:p>
          </table:table-cell>
          <table:table-cell table:style-name="ce17" table:number-columns-repeated="1012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Si8641EC-B-IS1</text:p>
          </table:table-cell>
          <table:table-cell table:style-name="ce12"/>
          <table:table-cell table:style-name="ce12" office:value-type="string" calcext:value-type="string">
            <text:p>IC2, IC3, IC4, IC6</text:p>
          </table:table-cell>
          <table:table-cell table:style-name="ce18" office:value-type="string" calcext:value-type="string">
            <text:p>2423294</text:p>
          </table:table-cell>
          <table:table-cell table:style-name="ce26" office:value-type="float" office:value="2.87" calcext:value-type="float">
            <text:p>2,870</text:p>
          </table:table-cell>
          <table:table-cell table:style-name="ce30" table:formula="of:=IF([.E29]=&quot;-&quot;;&quot;&quot;;IF([.A29]=&quot;&quot;;[.F29];[.A29]*[.F29]))" office:value-type="currency" office:currency="GBP" office:value="11.48" calcext:value-type="currency">
            <text:p>£11,48</text:p>
          </table:table-cell>
          <table:table-cell table:style-name="ce15"/>
          <table:table-cell table:style-name="ce3" office:value-type="string" calcext:value-type="string">
            <text:p>-</text:p>
          </table:table-cell>
          <table:table-cell table:style-name="ce26"/>
          <table:table-cell table:style-name="ce40" table:formula="of:=IF([.I29]=&quot;-&quot;;&quot;&quot;;IF([.A29]=&quot;&quot;;[.J29];[.A29]*[.J29]))">
            <text:p/>
          </table:table-cell>
          <table:table-cell table:style-name="ce44" table:formula="of:=IF([.A29]&lt;&gt;&quot;&quot;; IF([.E29]&lt;&gt;&quot;-&quot; ; IF([.K29] &gt; [.G29]*[.$L$1];[.G29]*[.$L$1];[.K29]);[.K29]);&quot;&quot;)" office:value-type="currency" office:currency="EUR" office:value="14.6655852" calcext:value-type="currency">
            <text:p>14,67 €</text:p>
          </table:table-cell>
          <table:table-cell table:style-name="ce17" table:number-columns-repeated="1012"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LD1117ADT33TR</text:p>
          </table:table-cell>
          <table:table-cell table:style-name="ce9"/>
          <table:table-cell table:style-name="ce17" office:value-type="string" calcext:value-type="string">
            <text:p>IC5</text:p>
          </table:table-cell>
          <table:table-cell table:style-name="ce13" office:value-type="float" office:value="1087169" calcext:value-type="float">
            <text:p>1087169</text:p>
          </table:table-cell>
          <table:table-cell table:style-name="ce23" office:value-type="float" office:value="0.458" calcext:value-type="float">
            <text:p>0,458</text:p>
          </table:table-cell>
          <table:table-cell table:style-name="ce28" table:formula="of:=IF([.E30]=&quot;-&quot;;&quot;&quot;;IF([.A30]=&quot;&quot;;[.F30];[.A30]*[.F30]))" office:value-type="currency" office:currency="GBP" office:value="0.458" calcext:value-type="currency">
            <text:p>£0,46</text:p>
          </table:table-cell>
          <table:table-cell table:style-name="ce17"/>
          <table:table-cell table:style-name="ce17" office:value-type="string" calcext:value-type="string">
            <text:p>LD1117ADT33 </text:p>
          </table:table-cell>
          <table:table-cell table:style-name="ce23" office:value-type="float" office:value="0.5062" calcext:value-type="float">
            <text:p>0,506</text:p>
          </table:table-cell>
          <table:table-cell table:style-name="ce39" table:formula="of:=IF([.I30]=&quot;-&quot;;&quot;&quot;;IF([.A30]=&quot;&quot;;[.J30];[.A30]*[.J30]))" office:value-type="currency" office:currency="EUR" office:value="0.5062" calcext:value-type="currency">
            <text:p>0,51 €</text:p>
          </table:table-cell>
          <table:table-cell table:style-name="ce44" table:formula="of:=IF([.A30]&lt;&gt;&quot;&quot;; IF([.E30]&lt;&gt;&quot;-&quot; ; IF([.K30] &gt; [.G30]*[.$L$1];[.G30]*[.$L$1];[.K30]);[.K30]);&quot;&quot;)" office:value-type="currency" office:currency="EUR" office:value="0.5062" calcext:value-type="currency">
            <text:p>0,51 €</text:p>
          </table:table-cell>
          <table:table-cell table:style-name="ce17" table:number-columns-repeated="1012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PCA21125</text:p>
          </table:table-cell>
          <table:table-cell table:style-name="ce12"/>
          <table:table-cell table:style-name="ce12" office:value-type="string" calcext:value-type="string">
            <text:p>IC7</text:p>
          </table:table-cell>
          <table:table-cell table:style-name="ce18" office:value-type="float" office:value="2400445" calcext:value-type="float">
            <text:p>2400445</text:p>
          </table:table-cell>
          <table:table-cell table:style-name="ce26" office:value-type="float" office:value="1.07" calcext:value-type="float">
            <text:p>1,070</text:p>
          </table:table-cell>
          <table:table-cell table:style-name="ce30" table:formula="of:=IF([.E31]=&quot;-&quot;;&quot;&quot;;IF([.A31]=&quot;&quot;;[.F31];[.A31]*[.F31]))" office:value-type="currency" office:currency="GBP" office:value="1.07" calcext:value-type="currency">
            <text:p>£1,07</text:p>
          </table:table-cell>
          <table:table-cell table:style-name="ce15"/>
          <table:table-cell table:style-name="ce3" office:value-type="string" calcext:value-type="string">
            <text:p>-</text:p>
          </table:table-cell>
          <table:table-cell table:style-name="ce26"/>
          <table:table-cell table:style-name="ce40" table:formula="of:=IF([.I31]=&quot;-&quot;;&quot;&quot;;IF([.A31]=&quot;&quot;;[.J31];[.A31]*[.J31]))">
            <text:p/>
          </table:table-cell>
          <table:table-cell table:style-name="ce44" table:formula="of:=IF([.A31]&lt;&gt;&quot;&quot;; IF([.E31]&lt;&gt;&quot;-&quot; ; IF([.K31] &gt; [.G31]*[.$L$1];[.G31]*[.$L$1];[.K31]);[.K31]);&quot;&quot;)" office:value-type="currency" office:currency="EUR" office:value="1.3669143" calcext:value-type="currency">
            <text:p>1,37 €</text:p>
          </table:table-cell>
          <table:table-cell table:style-name="ce17" table:number-columns-repeated="1012"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AT25256B</text:p>
          </table:table-cell>
          <table:table-cell table:style-name="ce9"/>
          <table:table-cell table:style-name="ce17" office:value-type="string" calcext:value-type="string">
            <text:p>IC8</text:p>
          </table:table-cell>
          <table:table-cell table:style-name="ce13" office:value-type="string" calcext:value-type="string">
            <text:p>1841577</text:p>
          </table:table-cell>
          <table:table-cell table:style-name="ce23" office:value-type="float" office:value="0.757" calcext:value-type="float">
            <text:p>0,757</text:p>
          </table:table-cell>
          <table:table-cell table:style-name="ce28" table:formula="of:=IF([.E32]=&quot;-&quot;;&quot;&quot;;IF([.A32]=&quot;&quot;;[.F32];[.A32]*[.F32]))" office:value-type="currency" office:currency="GBP" office:value="0.757" calcext:value-type="currency">
            <text:p>£0,76</text:p>
          </table:table-cell>
          <table:table-cell table:style-name="ce17"/>
          <table:table-cell table:style-name="ce17" office:value-type="string" calcext:value-type="string">
            <text:p>25AA256-I/SN </text:p>
          </table:table-cell>
          <table:table-cell table:style-name="ce23" office:value-type="float" office:value="1.09" calcext:value-type="float">
            <text:p>1,090</text:p>
          </table:table-cell>
          <table:table-cell table:style-name="ce39" table:formula="of:=IF([.I32]=&quot;-&quot;;&quot;&quot;;IF([.A32]=&quot;&quot;;[.J32];[.A32]*[.J32]))" office:value-type="currency" office:currency="EUR" office:value="1.09" calcext:value-type="currency">
            <text:p>1,09 €</text:p>
          </table:table-cell>
          <table:table-cell table:style-name="ce44" table:formula="of:=IF([.A32]&lt;&gt;&quot;&quot;; IF([.E32]&lt;&gt;&quot;-&quot; ; IF([.K32] &gt; [.G32]*[.$L$1];[.G32]*[.$L$1];[.K32]);[.K32]);&quot;&quot;)" office:value-type="currency" office:currency="EUR" office:value="0.96705993" calcext:value-type="currency">
            <text:p>0,97 €</text:p>
          </table:table-cell>
          <table:table-cell table:style-name="ce17" table:number-columns-repeated="1012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W5500</text:p>
          </table:table-cell>
          <table:table-cell table:style-name="ce12"/>
          <table:table-cell table:style-name="ce12" office:value-type="string" calcext:value-type="string">
            <text:p>IC9</text:p>
          </table:table-cell>
          <table:table-cell table:style-name="ce19" office:value-type="string" calcext:value-type="string">
            <text:p>-</text:p>
          </table:table-cell>
          <table:table-cell table:style-name="ce26"/>
          <table:table-cell table:style-name="ce30"/>
          <table:table-cell table:style-name="ce15"/>
          <table:table-cell table:style-name="ce15" office:value-type="string" calcext:value-type="string">
            <text:p>W5500</text:p>
          </table:table-cell>
          <table:table-cell table:style-name="ce26" office:value-type="float" office:value="2.66" calcext:value-type="float">
            <text:p>2,660</text:p>
          </table:table-cell>
          <table:table-cell table:style-name="ce40" table:formula="of:=IF([.I33]=&quot;-&quot;;&quot;&quot;;IF([.A33]=&quot;&quot;;[.J33];[.A33]*[.J33]))" office:value-type="currency" office:currency="EUR" office:value="2.66" calcext:value-type="currency">
            <text:p>2,66 €</text:p>
          </table:table-cell>
          <table:table-cell table:style-name="ce44" table:formula="of:=IF([.A33]&lt;&gt;&quot;&quot;; IF([.E33]&lt;&gt;&quot;-&quot; ; IF([.K33] &gt; [.G33]*[.$L$1];[.G33]*[.$L$1];[.K33]);[.K33]);&quot;&quot;)" office:value-type="currency" office:currency="EUR" office:value="2.66" calcext:value-type="currency">
            <text:p>2,66 €</text:p>
          </table:table-cell>
          <table:table-cell table:style-name="ce17" table:number-columns-repeated="1012"/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Arduino Due socket 2x3-pin</text:p>
          </table:table-cell>
          <table:table-cell table:style-name="ce9"/>
          <table:table-cell table:style-name="ce17" office:value-type="string" calcext:value-type="string">
            <text:p>ICSP</text:p>
          </table:table-cell>
          <table:table-cell table:style-name="ce13" office:value-type="string" calcext:value-type="string">
            <text:p>7991983</text:p>
          </table:table-cell>
          <table:table-cell table:style-name="ce23" office:value-type="float" office:value="0.605" calcext:value-type="float">
            <text:p>0,605</text:p>
          </table:table-cell>
          <table:table-cell table:style-name="ce28" table:formula="of:=IF([.E34]=&quot;-&quot;;&quot;&quot;;IF([.A34]=&quot;&quot;;[.F34];[.A34]*[.F34]))" office:value-type="currency" office:currency="GBP" office:value="0.605" calcext:value-type="currency">
            <text:p>£0,61</text:p>
          </table:table-cell>
          <table:table-cell table:style-name="ce17"/>
          <table:table-cell table:style-name="ce17" office:value-type="string" calcext:value-type="string">
            <text:p>ZL262-6DG </text:p>
          </table:table-cell>
          <table:table-cell table:style-name="ce23" office:value-type="float" office:value="0.06583" calcext:value-type="float">
            <text:p>0,066</text:p>
          </table:table-cell>
          <table:table-cell table:style-name="ce39" table:formula="of:=IF([.I34]=&quot;-&quot;;&quot;&quot;;IF([.A34]=&quot;&quot;;[.J34];[.A34]*[.J34]))" office:value-type="currency" office:currency="EUR" office:value="0.06583" calcext:value-type="currency">
            <text:p>0,07 €</text:p>
          </table:table-cell>
          <table:table-cell table:style-name="ce44" table:formula="of:=IF([.A34]&lt;&gt;&quot;&quot;; IF([.E34]&lt;&gt;&quot;-&quot; ; IF([.K34] &gt; [.G34]*[.$L$1];[.G34]*[.$L$1];[.K34]);[.K34]);&quot;&quot;)" office:value-type="currency" office:currency="EUR" office:value="0.06583" calcext:value-type="currency">
            <text:p>0,07 €</text:p>
          </table:table-cell>
          <table:table-cell table:number-columns-repeated="101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BS-244DSM-R</text:p>
          </table:table-cell>
          <table:table-cell table:style-name="ce12" office:value-type="string" calcext:value-type="string">
            <text:p>Binding post 4mm, red</text:p>
          </table:table-cell>
          <table:table-cell table:style-name="ce12" office:value-type="string" calcext:value-type="string">
            <text:p>J1, J4</text:p>
          </table:table-cell>
          <table:table-cell table:style-name="ce18" office:value-type="string" calcext:value-type="string">
            <text:p>1815818</text:p>
          </table:table-cell>
          <table:table-cell table:style-name="ce26" office:value-type="float" office:value="2.12" calcext:value-type="float">
            <text:p>2,120</text:p>
          </table:table-cell>
          <table:table-cell table:style-name="ce30" table:formula="of:=IF([.E35]=&quot;-&quot;;&quot;&quot;;IF([.A35]=&quot;&quot;;[.F35];[.A35]*[.F35]))" office:value-type="currency" office:currency="GBP" office:value="4.24" calcext:value-type="currency">
            <text:p>£4,24</text:p>
          </table:table-cell>
          <table:table-cell table:style-name="ce15"/>
          <table:table-cell table:style-name="ce15" office:value-type="string" calcext:value-type="string">
            <text:p>BS-244DSM-R</text:p>
          </table:table-cell>
          <table:table-cell table:style-name="ce26" office:value-type="float" office:value="1.17" calcext:value-type="float">
            <text:p>1,170</text:p>
          </table:table-cell>
          <table:table-cell table:style-name="ce40" table:formula="of:=IF([.I35]=&quot;-&quot;;&quot;&quot;;IF([.A35]=&quot;&quot;;[.J35];[.A35]*[.J35]))" office:value-type="currency" office:currency="EUR" office:value="2.34" calcext:value-type="currency">
            <text:p>2,34 €</text:p>
          </table:table-cell>
          <table:table-cell table:style-name="ce44" table:formula="of:=IF([.A35]&lt;&gt;&quot;&quot;; IF([.E35]&lt;&gt;&quot;-&quot; ; IF([.K35] &gt; [.G35]*[.$L$1];[.G35]*[.$L$1];[.K35]);[.K35]);&quot;&quot;)" office:value-type="currency" office:currency="EUR" office:value="2.34" calcext:value-type="currency">
            <text:p>2,34 €</text:p>
          </table:table-cell>
          <table:table-cell table:style-name="ce17" table:number-columns-repeated="1012"/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BS-244DSM-G</text:p>
          </table:table-cell>
          <table:table-cell table:style-name="ce9" office:value-type="string" calcext:value-type="string">
            <text:p>Binding post 4mm, green</text:p>
          </table:table-cell>
          <table:table-cell table:style-name="ce17" office:value-type="string" calcext:value-type="string">
            <text:p>J2</text:p>
          </table:table-cell>
          <table:table-cell table:style-name="ce13" office:value-type="string" calcext:value-type="string">
            <text:p>1815820</text:p>
          </table:table-cell>
          <table:table-cell table:style-name="ce23" office:value-type="float" office:value="2.17" calcext:value-type="float">
            <text:p>2,170</text:p>
          </table:table-cell>
          <table:table-cell table:style-name="ce28" table:formula="of:=IF([.E36]=&quot;-&quot;;&quot;&quot;;IF([.A36]=&quot;&quot;;[.F36];[.A36]*[.F36]))" office:value-type="currency" office:currency="GBP" office:value="2.17" calcext:value-type="currency">
            <text:p>£2,17</text:p>
          </table:table-cell>
          <table:table-cell table:style-name="ce17"/>
          <table:table-cell table:style-name="ce17" office:value-type="string" calcext:value-type="string">
            <text:p>BS-244DSM-G</text:p>
          </table:table-cell>
          <table:table-cell table:style-name="ce23" office:value-type="float" office:value="1.17" calcext:value-type="float">
            <text:p>1,170</text:p>
          </table:table-cell>
          <table:table-cell table:style-name="ce39" table:formula="of:=IF([.I36]=&quot;-&quot;;&quot;&quot;;IF([.A36]=&quot;&quot;;[.J36];[.A36]*[.J36]))" office:value-type="currency" office:currency="EUR" office:value="1.17" calcext:value-type="currency">
            <text:p>1,17 €</text:p>
          </table:table-cell>
          <table:table-cell table:style-name="ce44" table:formula="of:=IF([.A36]&lt;&gt;&quot;&quot;; IF([.E36]&lt;&gt;&quot;-&quot; ; IF([.K36] &gt; [.G36]*[.$L$1];[.G36]*[.$L$1];[.K36]);[.K36]);&quot;&quot;)" office:value-type="currency" office:currency="EUR" office:value="1.17" calcext:value-type="currency">
            <text:p>1,17 €</text:p>
          </table:table-cell>
          <table:table-cell table:style-name="ce17" table:number-columns-repeated="101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BS-244DSM-B</text:p>
          </table:table-cell>
          <table:table-cell table:style-name="ce12" office:value-type="string" calcext:value-type="string">
            <text:p>Binding post 4mm, black</text:p>
          </table:table-cell>
          <table:table-cell table:style-name="ce12" office:value-type="string" calcext:value-type="string">
            <text:p>J3, J6</text:p>
          </table:table-cell>
          <table:table-cell table:style-name="ce18" office:value-type="string" calcext:value-type="string">
            <text:p>1815819</text:p>
          </table:table-cell>
          <table:table-cell table:style-name="ce26" office:value-type="float" office:value="2.11" calcext:value-type="float">
            <text:p>2,110</text:p>
          </table:table-cell>
          <table:table-cell table:style-name="ce30" table:formula="of:=IF([.E37]=&quot;-&quot;;&quot;&quot;;IF([.A37]=&quot;&quot;;[.F37];[.A37]*[.F37]))" office:value-type="currency" office:currency="GBP" office:value="4.22" calcext:value-type="currency">
            <text:p>£4,22</text:p>
          </table:table-cell>
          <table:table-cell table:style-name="ce15"/>
          <table:table-cell table:style-name="ce15" office:value-type="string" calcext:value-type="string">
            <text:p>BS-244DSM-B</text:p>
          </table:table-cell>
          <table:table-cell table:style-name="ce26" office:value-type="float" office:value="1.17" calcext:value-type="float">
            <text:p>1,170</text:p>
          </table:table-cell>
          <table:table-cell table:style-name="ce40" table:formula="of:=IF([.I37]=&quot;-&quot;;&quot;&quot;;IF([.A37]=&quot;&quot;;[.J37];[.A37]*[.J37]))" office:value-type="currency" office:currency="EUR" office:value="2.34" calcext:value-type="currency">
            <text:p>2,34 €</text:p>
          </table:table-cell>
          <table:table-cell table:style-name="ce44" table:formula="of:=IF([.A37]&lt;&gt;&quot;&quot;; IF([.E37]&lt;&gt;&quot;-&quot; ; IF([.K37] &gt; [.G37]*[.$L$1];[.G37]*[.$L$1];[.K37]);[.K37]);&quot;&quot;)" office:value-type="currency" office:currency="EUR" office:value="2.34" calcext:value-type="currency">
            <text:p>2,34 €</text:p>
          </table:table-cell>
          <table:table-cell table:style-name="ce17" table:number-columns-repeated="1012"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1-726388-2</text:p>
          </table:table-cell>
          <table:table-cell table:style-name="ce9" office:value-type="string" calcext:value-type="string">
            <text:p>PCB tab 4.8mm</text:p>
          </table:table-cell>
          <table:table-cell table:style-name="ce17" office:value-type="string" calcext:value-type="string">
            <text:p>J5</text:p>
          </table:table-cell>
          <table:table-cell table:style-name="ce13" office:value-type="string" calcext:value-type="string">
            <text:p>2308760</text:p>
          </table:table-cell>
          <table:table-cell table:style-name="ce23" office:value-type="float" office:value="0.1215" calcext:value-type="float">
            <text:p>0,122</text:p>
          </table:table-cell>
          <table:table-cell table:style-name="ce28" table:formula="of:=IF([.E38]=&quot;-&quot;;&quot;&quot;;IF([.A38]=&quot;&quot;;[.F38];[.A38]*[.F38]))" office:value-type="currency" office:currency="GBP" office:value="0.1215" calcext:value-type="currency">
            <text:p>£0,12</text:p>
          </table:table-cell>
          <table:table-cell table:style-name="ce17"/>
          <table:table-cell table:style-name="ce17" office:value-type="string" calcext:value-type="string">
            <text:p>1-726388-2</text:p>
          </table:table-cell>
          <table:table-cell table:style-name="ce23" office:value-type="float" office:value="0.0822" calcext:value-type="float">
            <text:p>0,082</text:p>
          </table:table-cell>
          <table:table-cell table:style-name="ce39" table:formula="of:=IF([.I38]=&quot;-&quot;;&quot;&quot;;IF([.A38]=&quot;&quot;;[.J38];[.A38]*[.J38]))" office:value-type="currency" office:currency="EUR" office:value="0.0822" calcext:value-type="currency">
            <text:p>0,08 €</text:p>
          </table:table-cell>
          <table:table-cell table:style-name="ce44" table:formula="of:=IF([.A38]&lt;&gt;&quot;&quot;; IF([.E38]&lt;&gt;&quot;-&quot; ; IF([.K38] &gt; [.G38]*[.$L$1];[.G38]*[.$L$1];[.K38]);[.K38]);&quot;&quot;)" office:value-type="currency" office:currency="EUR" office:value="0.0822" calcext:value-type="currency">
            <text:p>0,08 €</text:p>
          </table:table-cell>
          <table:table-cell table:style-name="ce17" table:number-columns-repeated="1012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826926-2</text:p>
          </table:table-cell>
          <table:table-cell table:style-name="ce12"/>
          <table:table-cell table:style-name="ce12" office:value-type="string" calcext:value-type="string">
            <text:p>JP1</text:p>
          </table:table-cell>
          <table:table-cell table:style-name="ce18" office:value-type="string" calcext:value-type="string">
            <text:p>1248140</text:p>
          </table:table-cell>
          <table:table-cell table:style-name="ce26" office:value-type="float" office:value="0.057" calcext:value-type="float">
            <text:p>0,057</text:p>
          </table:table-cell>
          <table:table-cell table:style-name="ce30" table:formula="of:=IF([.E39]=&quot;-&quot;;&quot;&quot;;IF([.A39]=&quot;&quot;;[.F39];[.A39]*[.F39]))" office:value-type="currency" office:currency="GBP" office:value="0.057" calcext:value-type="currency">
            <text:p>£0,06</text:p>
          </table:table-cell>
          <table:table-cell table:style-name="ce15"/>
          <table:table-cell table:style-name="ce15" office:value-type="string" calcext:value-type="string">
            <text:p>826926-2</text:p>
          </table:table-cell>
          <table:table-cell table:style-name="ce26" office:value-type="float" office:value="0.1" calcext:value-type="float">
            <text:p>0,100</text:p>
          </table:table-cell>
          <table:table-cell table:style-name="ce40" table:formula="of:=IF([.I39]=&quot;-&quot;;&quot;&quot;;IF([.A39]=&quot;&quot;;[.J39];[.A39]*[.J39]))" office:value-type="currency" office:currency="EUR" office:value="0.1" calcext:value-type="currency">
            <text:p>0,10 €</text:p>
          </table:table-cell>
          <table:table-cell table:style-name="ce44" table:formula="of:=IF([.A39]&lt;&gt;&quot;&quot;; IF([.E39]&lt;&gt;&quot;-&quot; ; IF([.K39] &gt; [.G39]*[.$L$1];[.G39]*[.$L$1];[.K39]);[.K39]);&quot;&quot;)" office:value-type="currency" office:currency="EUR" office:value="0.07281693" calcext:value-type="currency">
            <text:p>0,07 €</text:p>
          </table:table-cell>
          <table:table-cell table:style-name="ce17" table:number-columns-repeated="1012"/>
        </table:table-row>
        <table:table-row table:style-name="ro4">
          <table:table-cell table:style-name="ce1" office:value-type="float" office:value="4" calcext:value-type="float">
            <text:p>4</text:p>
          </table:table-cell>
          <table:table-cell table:style-name="ce9" office:value-type="string" calcext:value-type="string">
            <text:p>0R-JUMPA</text:p>
          </table:table-cell>
          <table:table-cell table:style-name="ce9" office:value-type="string" calcext:value-type="string">
            <text:p>Zero-ohm jumper</text:p>
          </table:table-cell>
          <table:table-cell table:style-name="ce17" office:value-type="string" calcext:value-type="string">
            <text:p>JP2, JP3, JP4, JP5</text:p>
          </table:table-cell>
          <table:table-cell table:style-name="ce13" office:value-type="string" calcext:value-type="string">
            <text:p>9233750</text:p>
          </table:table-cell>
          <table:table-cell table:style-name="ce23" office:value-type="float" office:value="0.01" calcext:value-type="float">
            <text:p>0,010</text:p>
          </table:table-cell>
          <table:table-cell table:style-name="ce28" table:formula="of:=IF([.E40]=&quot;-&quot;;&quot;&quot;;IF([.A40]=&quot;&quot;;[.F40];[.A40]*[.F40]))" office:value-type="currency" office:currency="GBP" office:value="0.04" calcext:value-type="currency">
            <text:p>£0,04</text:p>
          </table:table-cell>
          <table:table-cell table:style-name="ce17"/>
          <table:table-cell table:style-name="ce17" office:value-type="string" calcext:value-type="string">
            <text:p>SMD0805-0R </text:p>
          </table:table-cell>
          <table:table-cell table:style-name="ce23" office:value-type="float" office:value="0.0593" calcext:value-type="float">
            <text:p>0,059</text:p>
          </table:table-cell>
          <table:table-cell table:style-name="ce39" table:formula="of:=IF([.I40]=&quot;-&quot;;&quot;&quot;;IF([.A40]=&quot;&quot;;[.J40];[.A40]*[.J40]))" office:value-type="currency" office:currency="EUR" office:value="0.2372" calcext:value-type="currency">
            <text:p>0,24 €</text:p>
          </table:table-cell>
          <table:table-cell table:style-name="ce44" table:formula="of:=IF([.A40]&lt;&gt;&quot;&quot;; IF([.E40]&lt;&gt;&quot;-&quot; ; IF([.K40] &gt; [.G40]*[.$L$1];[.G40]*[.$L$1];[.K40]);[.K40]);&quot;&quot;)" office:value-type="currency" office:currency="EUR" office:value="0.0510996" calcext:value-type="currency">
            <text:p>0,05 €</text:p>
          </table:table-cell>
          <table:table-cell table:style-name="ce17" table:number-columns-repeated="1012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RT424005</text:p>
          </table:table-cell>
          <table:table-cell table:style-name="ce12" office:value-type="string" calcext:value-type="string">
            <text:p>Power relay 5V, 8A</text:p>
          </table:table-cell>
          <table:table-cell table:style-name="ce12" office:value-type="string" calcext:value-type="string">
            <text:p>K_PAR, K_SER</text:p>
          </table:table-cell>
          <table:table-cell table:style-name="ce18" office:value-type="float" office:value="9950168" calcext:value-type="float">
            <text:p>9950168</text:p>
          </table:table-cell>
          <table:table-cell table:style-name="ce26" office:value-type="float" office:value="2.51" calcext:value-type="float">
            <text:p>2,510</text:p>
          </table:table-cell>
          <table:table-cell table:style-name="ce30" table:formula="of:=IF([.E41]=&quot;-&quot;;&quot;&quot;;IF([.A41]=&quot;&quot;;[.F41];[.A41]*[.F41]))" office:value-type="currency" office:currency="GBP" office:value="5.02" calcext:value-type="currency">
            <text:p>£5,02</text:p>
          </table:table-cell>
          <table:table-cell table:style-name="ce15"/>
          <table:table-cell table:style-name="ce15" office:value-type="string" calcext:value-type="string">
            <text:p>RT424005</text:p>
          </table:table-cell>
          <table:table-cell table:style-name="ce26" office:value-type="float" office:value="1.73" calcext:value-type="float">
            <text:p>1,730</text:p>
          </table:table-cell>
          <table:table-cell table:style-name="ce40" table:formula="of:=IF([.I41]=&quot;-&quot;;&quot;&quot;;IF([.A41]=&quot;&quot;;[.J41];[.A41]*[.J41]))" office:value-type="currency" office:currency="EUR" office:value="3.46" calcext:value-type="currency">
            <text:p>3,46 €</text:p>
          </table:table-cell>
          <table:table-cell table:style-name="ce44" table:formula="of:=IF([.A41]&lt;&gt;&quot;&quot;; IF([.E41]&lt;&gt;&quot;-&quot; ; IF([.K41] &gt; [.G41]*[.$L$1];[.G41]*[.$L$1];[.K41]);[.K41]);&quot;&quot;)" office:value-type="currency" office:currency="EUR" office:value="3.46" calcext:value-type="currency">
            <text:p>3,46 €</text:p>
          </table:table-cell>
          <table:table-cell table:style-name="ce17" table:number-columns-repeated="1012"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G6K-2F-5DC</text:p>
          </table:table-cell>
          <table:table-cell table:style-name="ce9" office:value-type="string" calcext:value-type="string">
            <text:p>Signal relay 5V, 1A</text:p>
          </table:table-cell>
          <table:table-cell table:style-name="ce17" office:value-type="string" calcext:value-type="string">
            <text:p>K_S1, K_S2</text:p>
          </table:table-cell>
          <table:table-cell table:style-name="ce13" office:value-type="float" office:value="4446185" calcext:value-type="float">
            <text:p>4446185</text:p>
          </table:table-cell>
          <table:table-cell table:style-name="ce23" office:value-type="float" office:value="2.81" calcext:value-type="float">
            <text:p>2,810</text:p>
          </table:table-cell>
          <table:table-cell table:style-name="ce28" table:formula="of:=IF([.E42]=&quot;-&quot;;&quot;&quot;;IF([.A42]=&quot;&quot;;[.F42];[.A42]*[.F42]))" office:value-type="currency" office:currency="GBP" office:value="5.62" calcext:value-type="currency">
            <text:p>£5,62</text:p>
          </table:table-cell>
          <table:table-cell table:style-name="ce17"/>
          <table:table-cell table:style-name="ce17" office:value-type="string" calcext:value-type="string">
            <text:p>G6K-2F-5DC</text:p>
          </table:table-cell>
          <table:table-cell table:style-name="ce23" office:value-type="float" office:value="2.44" calcext:value-type="float">
            <text:p>2,440</text:p>
          </table:table-cell>
          <table:table-cell table:style-name="ce39" table:formula="of:=IF([.I42]=&quot;-&quot;;&quot;&quot;;IF([.A42]=&quot;&quot;;[.J42];[.A42]*[.J42]))" office:value-type="currency" office:currency="EUR" office:value="4.88" calcext:value-type="currency">
            <text:p>4,88 €</text:p>
          </table:table-cell>
          <table:table-cell table:style-name="ce44" table:formula="of:=IF([.A42]&lt;&gt;&quot;&quot;; IF([.E42]&lt;&gt;&quot;-&quot; ; IF([.K42] &gt; [.G42]*[.$L$1];[.G42]*[.$L$1];[.K42]);[.K42]);&quot;&quot;)" office:value-type="currency" office:currency="EUR" office:value="4.88" calcext:value-type="currency">
            <text:p>4,88 €</text:p>
          </table:table-cell>
          <table:table-cell table:style-name="ce17" table:number-columns-repeated="1012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TFT_320QVT</text:p>
          </table:table-cell>
          <table:table-cell table:style-name="ce12" office:value-type="string" calcext:value-type="string">
            <text:p>See below</text:p>
          </table:table-cell>
          <table:table-cell table:style-name="ce12" office:value-type="string" calcext:value-type="string">
            <text:p>LCD1</text:p>
          </table:table-cell>
          <table:table-cell table:style-name="ce19" office:value-type="string" calcext:value-type="string">
            <text:p>-</text:p>
          </table:table-cell>
          <table:table-cell table:style-name="ce26"/>
          <table:table-cell table:style-name="ce30" table:formula="of:=IF([.E43]=&quot;-&quot;;&quot;&quot;;IF([.A43]=&quot;&quot;;[.F43];[.A43]*[.F43]))">
            <text:p/>
          </table:table-cell>
          <table:table-cell table:style-name="ce15"/>
          <table:table-cell table:style-name="ce3" office:value-type="string" calcext:value-type="string">
            <text:p>-</text:p>
          </table:table-cell>
          <table:table-cell table:style-name="ce26"/>
          <table:table-cell table:style-name="ce40" table:formula="of:=IF([.I43]=&quot;-&quot;;&quot;&quot;;IF([.A43]=&quot;&quot;;[.J43];[.A43]*[.J43]))">
            <text:p/>
          </table:table-cell>
          <table:table-cell table:style-name="ce44" table:formula="of:=IF([.A43]&lt;&gt;&quot;&quot;; IF([.E43]&lt;&gt;&quot;-&quot; ; IF([.K43] &gt; [.G43]*[.$L$1];[.G43]*[.$L$1];[.K43]);[.K43]);&quot;&quot;)">
            <text:p/>
          </table:table-cell>
          <table:table-cell table:style-name="ce17" table:number-columns-repeated="1012"/>
        </table:table-row>
        <table:table-row table:style-name="ro6">
          <table:table-cell table:style-name="ce1" office:value-type="float" office:value="4" calcext:value-type="float">
            <text:p>4</text:p>
          </table:table-cell>
          <table:table-cell table:style-name="ce9" office:value-type="string" calcext:value-type="string">
            <text:p>HSMH-C170</text:p>
          </table:table-cell>
          <table:table-cell table:style-name="ce9"/>
          <table:table-cell table:style-name="ce17" office:value-type="string" calcext:value-type="string">
            <text:p>LED_CC1, LED_CC2, LED_PROG1, LED_PROG2</text:p>
          </table:table-cell>
          <table:table-cell table:style-name="ce13" office:value-type="string" calcext:value-type="string">
            <text:p>5790840</text:p>
          </table:table-cell>
          <table:table-cell table:style-name="ce23" office:value-type="float" office:value="0.14" calcext:value-type="float">
            <text:p>0,140</text:p>
          </table:table-cell>
          <table:table-cell table:style-name="ce28" table:formula="of:=IF([.E44]=&quot;-&quot;;&quot;&quot;;IF([.A44]=&quot;&quot;;[.F44];[.A44]*[.F44]))" office:value-type="currency" office:currency="GBP" office:value="0.56" calcext:value-type="currency">
            <text:p>£0,56</text:p>
          </table:table-cell>
          <table:table-cell table:style-name="ce17"/>
          <table:table-cell table:style-name="ce17" office:value-type="string" calcext:value-type="string">
            <text:p>HSMH-C170</text:p>
          </table:table-cell>
          <table:table-cell table:style-name="ce23" office:value-type="float" office:value="0.056" calcext:value-type="float">
            <text:p>0,056</text:p>
          </table:table-cell>
          <table:table-cell table:style-name="ce39" table:formula="of:=IF([.I44]=&quot;-&quot;;&quot;&quot;;IF([.A44]=&quot;&quot;;[.J44];[.A44]*[.J44]))" office:value-type="currency" office:currency="EUR" office:value="0.224" calcext:value-type="currency">
            <text:p>0,22 €</text:p>
          </table:table-cell>
          <table:table-cell table:style-name="ce44" table:formula="of:=IF([.A44]&lt;&gt;&quot;&quot;; IF([.E44]&lt;&gt;&quot;-&quot; ; IF([.K44] &gt; [.G44]*[.$L$1];[.G44]*[.$L$1];[.K44]);[.K44]);&quot;&quot;)" office:value-type="currency" office:currency="EUR" office:value="0.224" calcext:value-type="currency">
            <text:p>0,22 €</text:p>
          </table:table-cell>
          <table:table-cell table:style-name="ce17" table:number-columns-repeated="1012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HSMY-C170</text:p>
          </table:table-cell>
          <table:table-cell table:style-name="ce12" office:value-type="string" calcext:value-type="string">
            <text:p>Yellow LED</text:p>
          </table:table-cell>
          <table:table-cell table:style-name="ce12" office:value-type="string" calcext:value-type="string">
            <text:p>LED_CV1, LED_CV2, LED_S1, LED_S2</text:p>
          </table:table-cell>
          <table:table-cell table:style-name="ce18" office:value-type="string" calcext:value-type="string">
            <text:p>5790876</text:p>
          </table:table-cell>
          <table:table-cell table:style-name="ce26" office:value-type="float" office:value="0.14" calcext:value-type="float">
            <text:p>0,140</text:p>
          </table:table-cell>
          <table:table-cell table:style-name="ce30" table:formula="of:=IF([.E45]=&quot;-&quot;;&quot;&quot;;IF([.A45]=&quot;&quot;;[.F45];[.A45]*[.F45]))" office:value-type="currency" office:currency="GBP" office:value="0.56" calcext:value-type="currency">
            <text:p>£0,56</text:p>
          </table:table-cell>
          <table:table-cell table:style-name="ce15"/>
          <table:table-cell table:style-name="ce15" office:value-type="string" calcext:value-type="string">
            <text:p>HSMY-C170</text:p>
          </table:table-cell>
          <table:table-cell table:style-name="ce26" office:value-type="float" office:value="0.06" calcext:value-type="float">
            <text:p>0,060</text:p>
          </table:table-cell>
          <table:table-cell table:style-name="ce40" table:formula="of:=IF([.I45]=&quot;-&quot;;&quot;&quot;;IF([.A45]=&quot;&quot;;[.J45];[.A45]*[.J45]))" office:value-type="currency" office:currency="EUR" office:value="0.24" calcext:value-type="currency">
            <text:p>0,24 €</text:p>
          </table:table-cell>
          <table:table-cell table:style-name="ce44" table:formula="of:=IF([.A45]&lt;&gt;&quot;&quot;; IF([.E45]&lt;&gt;&quot;-&quot; ; IF([.K45] &gt; [.G45]*[.$L$1];[.G45]*[.$L$1];[.K45]);[.K45]);&quot;&quot;)" office:value-type="currency" office:currency="EUR" office:value="0.24" calcext:value-type="currency">
            <text:p>0,24 €</text:p>
          </table:table-cell>
          <table:table-cell table:style-name="ce17" table:number-columns-repeated="1012"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HSMF-C155</text:p>
          </table:table-cell>
          <table:table-cell table:style-name="ce9" office:value-type="string" calcext:value-type="string">
            <text:p>1210, red/green LED</text:p>
          </table:table-cell>
          <table:table-cell table:style-name="ce17" office:value-type="string" calcext:value-type="string">
            <text:p>LED_O1_NEG</text:p>
          </table:table-cell>
          <table:table-cell table:style-name="ce13" office:value-type="string" calcext:value-type="string">
            <text:p>5790888</text:p>
          </table:table-cell>
          <table:table-cell table:style-name="ce23" office:value-type="float" office:value="0.173" calcext:value-type="float">
            <text:p>0,173</text:p>
          </table:table-cell>
          <table:table-cell table:style-name="ce28" table:formula="of:=IF([.E46]=&quot;-&quot;;&quot;&quot;;IF([.A46]=&quot;&quot;;[.F46];[.A46]*[.F46]))" office:value-type="currency" office:currency="GBP" office:value="0.173" calcext:value-type="currency">
            <text:p>£0,17</text:p>
          </table:table-cell>
          <table:table-cell table:style-name="ce17"/>
          <table:table-cell table:style-name="ce17" office:value-type="string" calcext:value-type="string">
            <text:p>HSMF-C155</text:p>
          </table:table-cell>
          <table:table-cell table:style-name="ce23" office:value-type="float" office:value="0.124" calcext:value-type="float">
            <text:p>0,124</text:p>
          </table:table-cell>
          <table:table-cell table:style-name="ce39" table:formula="of:=IF([.I46]=&quot;-&quot;;&quot;&quot;;IF([.A46]=&quot;&quot;;[.J46];[.A46]*[.J46]))" office:value-type="currency" office:currency="EUR" office:value="0.124" calcext:value-type="currency">
            <text:p>0,12 €</text:p>
          </table:table-cell>
          <table:table-cell table:style-name="ce44" table:formula="of:=IF([.A46]&lt;&gt;&quot;&quot;; IF([.E46]&lt;&gt;&quot;-&quot; ; IF([.K46] &gt; [.G46]*[.$L$1];[.G46]*[.$L$1];[.K46]);[.K46]);&quot;&quot;)" office:value-type="currency" office:currency="EUR" office:value="0.124" calcext:value-type="currency">
            <text:p>0,12 €</text:p>
          </table:table-cell>
          <table:table-cell table:style-name="ce17" table:number-columns-repeated="1012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HSMG-C170</text:p>
          </table:table-cell>
          <table:table-cell table:style-name="ce12" office:value-type="string" calcext:value-type="string">
            <text:p>Green LED</text:p>
          </table:table-cell>
          <table:table-cell table:style-name="ce12" office:value-type="string" calcext:value-type="string">
            <text:p>LED_O2_POS</text:p>
          </table:table-cell>
          <table:table-cell table:style-name="ce18" office:value-type="string" calcext:value-type="string">
            <text:p>5790852</text:p>
          </table:table-cell>
          <table:table-cell table:style-name="ce26" office:value-type="float" office:value="0.15" calcext:value-type="float">
            <text:p>0,150</text:p>
          </table:table-cell>
          <table:table-cell table:style-name="ce30" table:formula="of:=IF([.E47]=&quot;-&quot;;&quot;&quot;;IF([.A47]=&quot;&quot;;[.F47];[.A47]*[.F47]))" office:value-type="currency" office:currency="GBP" office:value="0.15" calcext:value-type="currency">
            <text:p>£0,15</text:p>
          </table:table-cell>
          <table:table-cell table:style-name="ce15"/>
          <table:table-cell table:style-name="ce15" office:value-type="string" calcext:value-type="string">
            <text:p>HSMG-C170</text:p>
          </table:table-cell>
          <table:table-cell table:style-name="ce26" office:value-type="float" office:value="0.0952" calcext:value-type="float">
            <text:p>0,095</text:p>
          </table:table-cell>
          <table:table-cell table:style-name="ce40" table:formula="of:=IF([.I47]=&quot;-&quot;;&quot;&quot;;IF([.A47]=&quot;&quot;;[.J47];[.A47]*[.J47]))" office:value-type="currency" office:currency="EUR" office:value="0.0952" calcext:value-type="currency">
            <text:p>0,10 €</text:p>
          </table:table-cell>
          <table:table-cell table:style-name="ce44" table:formula="of:=IF([.A47]&lt;&gt;&quot;&quot;; IF([.E47]&lt;&gt;&quot;-&quot; ; IF([.K47] &gt; [.G47]*[.$L$1];[.G47]*[.$L$1];[.K47]);[.K47]);&quot;&quot;)" office:value-type="currency" office:currency="EUR" office:value="0.0952" calcext:value-type="currency">
            <text:p>0,10 €</text:p>
          </table:table-cell>
          <table:table-cell table:style-name="ce17" table:number-columns-repeated="1012"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HSMR-C170</text:p>
          </table:table-cell>
          <table:table-cell table:style-name="ce9" office:value-type="string" calcext:value-type="string">
            <text:p>Blue LED</text:p>
          </table:table-cell>
          <table:table-cell table:style-name="ce17" office:value-type="string" calcext:value-type="string">
            <text:p>LED_PWR</text:p>
          </table:table-cell>
          <table:table-cell table:style-name="ce13" office:value-type="string" calcext:value-type="string">
            <text:p>2497350</text:p>
          </table:table-cell>
          <table:table-cell table:style-name="ce23" office:value-type="float" office:value="0.302" calcext:value-type="float">
            <text:p>0,302</text:p>
          </table:table-cell>
          <table:table-cell table:style-name="ce28" table:formula="of:=IF([.E48]=&quot;-&quot;;&quot;&quot;;IF([.A48]=&quot;&quot;;[.F48];[.A48]*[.F48]))" office:value-type="currency" office:currency="GBP" office:value="0.302" calcext:value-type="currency">
            <text:p>£0,30</text:p>
          </table:table-cell>
          <table:table-cell table:style-name="ce17"/>
          <table:table-cell table:style-name="ce17" office:value-type="string" calcext:value-type="string">
            <text:p>OSB50805C1E</text:p>
          </table:table-cell>
          <table:table-cell table:style-name="ce23" office:value-type="float" office:value="0.0493" calcext:value-type="float">
            <text:p>0,049</text:p>
          </table:table-cell>
          <table:table-cell table:style-name="ce39" table:formula="of:=IF([.I48]=&quot;-&quot;;&quot;&quot;;IF([.A48]=&quot;&quot;;[.J48];[.A48]*[.J48]))" office:value-type="currency" office:currency="EUR" office:value="0.0493" calcext:value-type="currency">
            <text:p>0,05 €</text:p>
          </table:table-cell>
          <table:table-cell table:style-name="ce44" table:formula="of:=IF([.A48]&lt;&gt;&quot;&quot;; IF([.E48]&lt;&gt;&quot;-&quot; ; IF([.K48] &gt; [.G48]*[.$L$1];[.G48]*[.$L$1];[.K48]);[.K48]);&quot;&quot;)" office:value-type="currency" office:currency="EUR" office:value="0.0493" calcext:value-type="currency">
            <text:p>0,05 €</text:p>
          </table:table-cell>
          <table:table-cell table:style-name="ce17" table:number-columns-repeated="1012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12" office:value-type="string" calcext:value-type="string">
            <text:p>IRLML2246TRPBF</text:p>
          </table:table-cell>
          <table:table-cell table:style-name="ce12"/>
          <table:table-cell table:style-name="ce12" office:value-type="string" calcext:value-type="string">
            <text:p>Q1, Q2, Q3, Q5, Q7</text:p>
          </table:table-cell>
          <table:table-cell table:style-name="ce18" office:value-type="string" calcext:value-type="string">
            <text:p>1888166</text:p>
          </table:table-cell>
          <table:table-cell table:style-name="ce26" office:value-type="float" office:value="0.0988" calcext:value-type="float">
            <text:p>0,099</text:p>
          </table:table-cell>
          <table:table-cell table:style-name="ce30" table:formula="of:=IF([.E49]=&quot;-&quot;;&quot;&quot;;IF([.A49]=&quot;&quot;;[.F49];[.A49]*[.F49]))" office:value-type="currency" office:currency="GBP" office:value="0.494" calcext:value-type="currency">
            <text:p>£0,49</text:p>
          </table:table-cell>
          <table:table-cell table:style-name="ce15"/>
          <table:table-cell table:style-name="ce15" office:value-type="string" calcext:value-type="string">
            <text:p>IRLML2246TRPBF </text:p>
          </table:table-cell>
          <table:table-cell table:style-name="ce26" office:value-type="float" office:value="0.1" calcext:value-type="float">
            <text:p>0,100</text:p>
          </table:table-cell>
          <table:table-cell table:style-name="ce40" table:formula="of:=IF([.I49]=&quot;-&quot;;&quot;&quot;;IF([.A49]=&quot;&quot;;[.J49];[.A49]*[.J49]))" office:value-type="currency" office:currency="EUR" office:value="0.5" calcext:value-type="currency">
            <text:p>0,50 €</text:p>
          </table:table-cell>
          <table:table-cell table:style-name="ce44" table:formula="of:=IF([.A49]&lt;&gt;&quot;&quot;; IF([.E49]&lt;&gt;&quot;-&quot; ; IF([.K49] &gt; [.G49]*[.$L$1];[.G49]*[.$L$1];[.K49]);[.K49]);&quot;&quot;)" office:value-type="currency" office:currency="EUR" office:value="0.5" calcext:value-type="currency">
            <text:p>0,50 €</text:p>
          </table:table-cell>
          <table:table-cell table:style-name="ce17" table:number-columns-repeated="1012"/>
        </table:table-row>
        <table:table-row table:style-name="ro4">
          <table:table-cell table:style-name="ce1" office:value-type="float" office:value="4" calcext:value-type="float">
            <text:p>4</text:p>
          </table:table-cell>
          <table:table-cell table:style-name="ce9" office:value-type="string" calcext:value-type="string">
            <text:p>2N7002</text:p>
          </table:table-cell>
          <table:table-cell table:style-name="ce9"/>
          <table:table-cell table:style-name="ce17" office:value-type="string" calcext:value-type="string">
            <text:p>Q4, Q6, Q8, Q9</text:p>
          </table:table-cell>
          <table:table-cell table:style-name="ce13" office:value-type="string" calcext:value-type="string">
            <text:p>1713823</text:p>
          </table:table-cell>
          <table:table-cell table:style-name="ce23" office:value-type="float" office:value="0.0377" calcext:value-type="float">
            <text:p>0,038</text:p>
          </table:table-cell>
          <table:table-cell table:style-name="ce28" table:formula="of:=IF([.E50]=&quot;-&quot;;&quot;&quot;;IF([.A50]=&quot;&quot;;[.F50];[.A50]*[.F50]))" office:value-type="currency" office:currency="GBP" office:value="0.1508" calcext:value-type="currency">
            <text:p>£0,15</text:p>
          </table:table-cell>
          <table:table-cell table:style-name="ce17"/>
          <table:table-cell table:style-name="ce17" office:value-type="string" calcext:value-type="string">
            <text:p>2N7002</text:p>
          </table:table-cell>
          <table:table-cell table:style-name="ce23" office:value-type="float" office:value="0.03447" calcext:value-type="float">
            <text:p>0,034</text:p>
          </table:table-cell>
          <table:table-cell table:style-name="ce39" table:formula="of:=IF([.I50]=&quot;-&quot;;&quot;&quot;;IF([.A50]=&quot;&quot;;[.J50];[.A50]*[.J50]))" office:value-type="currency" office:currency="EUR" office:value="0.13788" calcext:value-type="currency">
            <text:p>0,14 €</text:p>
          </table:table-cell>
          <table:table-cell table:style-name="ce44" table:formula="of:=IF([.A50]&lt;&gt;&quot;&quot;; IF([.E50]&lt;&gt;&quot;-&quot; ; IF([.K50] &gt; [.G50]*[.$L$1];[.G50]*[.$L$1];[.K50]);[.K50]);&quot;&quot;)" office:value-type="currency" office:currency="EUR" office:value="0.13788" calcext:value-type="currency">
            <text:p>0,14 €</text:p>
          </table:table-cell>
          <table:table-cell table:style-name="ce17" table:number-columns-repeated="1012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2" office:value-type="string" calcext:value-type="string">
            <text:p>4K7</text:p>
          </table:table-cell>
          <table:table-cell table:style-name="ce12"/>
          <table:table-cell table:style-name="ce12" office:value-type="string" calcext:value-type="string">
            <text:p>R1, R2, R7, R9, R12, R13</text:p>
          </table:table-cell>
          <table:table-cell table:style-name="ce18" office:value-type="string" calcext:value-type="string">
            <text:p>9333266</text:p>
          </table:table-cell>
          <table:table-cell table:style-name="ce26" office:value-type="float" office:value="0.012" calcext:value-type="float">
            <text:p>0,012</text:p>
          </table:table-cell>
          <table:table-cell table:style-name="ce30" table:formula="of:=IF([.E51]=&quot;-&quot;;&quot;&quot;;IF([.A51]=&quot;&quot;;[.F51];[.A51]*[.F51]))" office:value-type="currency" office:currency="GBP" office:value="0.072" calcext:value-type="currency">
            <text:p>£0,07</text:p>
          </table:table-cell>
          <table:table-cell table:style-name="ce15"/>
          <table:table-cell table:style-name="ce15" office:value-type="string" calcext:value-type="string">
            <text:p>RC0805FR-074K7 </text:p>
          </table:table-cell>
          <table:table-cell table:style-name="ce26" office:value-type="float" office:value="0.00699" calcext:value-type="float">
            <text:p>0,007</text:p>
          </table:table-cell>
          <table:table-cell table:style-name="ce40" table:formula="of:=IF([.I51]=&quot;-&quot;;&quot;&quot;;IF([.A51]=&quot;&quot;;[.J51];[.A51]*[.J51]))" office:value-type="currency" office:currency="EUR" office:value="0.04194" calcext:value-type="currency">
            <text:p>0,04 €</text:p>
          </table:table-cell>
          <table:table-cell table:style-name="ce44" table:formula="of:=IF([.A51]&lt;&gt;&quot;&quot;; IF([.E51]&lt;&gt;&quot;-&quot; ; IF([.K51] &gt; [.G51]*[.$L$1];[.G51]*[.$L$1];[.K51]);[.K51]);&quot;&quot;)" office:value-type="currency" office:currency="EUR" office:value="0.04194" calcext:value-type="currency">
            <text:p>0,04 €</text:p>
          </table:table-cell>
          <table:table-cell table:style-name="ce17" table:number-columns-repeated="1012"/>
        </table:table-row>
        <table:table-row table:style-name="ro4">
          <table:table-cell table:style-name="ce1" office:value-type="float" office:value="3" calcext:value-type="float">
            <text:p>3</text:p>
          </table:table-cell>
          <table:table-cell table:style-name="ce9" office:value-type="string" calcext:value-type="string">
            <text:p>180R</text:p>
          </table:table-cell>
          <table:table-cell table:style-name="ce9"/>
          <table:table-cell table:style-name="ce17" office:value-type="string" calcext:value-type="string">
            <text:p>R10, R22, R23</text:p>
          </table:table-cell>
          <table:table-cell table:style-name="ce13" office:value-type="string" calcext:value-type="string">
            <text:p>2447583</text:p>
          </table:table-cell>
          <table:table-cell table:style-name="ce23" office:value-type="float" office:value="0.0088" calcext:value-type="float">
            <text:p>0,009</text:p>
          </table:table-cell>
          <table:table-cell table:style-name="ce28" table:formula="of:=IF([.E52]=&quot;-&quot;;&quot;&quot;;IF([.A52]=&quot;&quot;;[.F52];[.A52]*[.F52]))" office:value-type="currency" office:currency="GBP" office:value="0.0264" calcext:value-type="currency">
            <text:p>£0,03</text:p>
          </table:table-cell>
          <table:table-cell table:style-name="ce17"/>
          <table:table-cell table:style-name="ce17" office:value-type="string" calcext:value-type="string">
            <text:p>RC0805JR-07180R</text:p>
          </table:table-cell>
          <table:table-cell table:style-name="ce23" office:value-type="float" office:value="0.0601" calcext:value-type="float">
            <text:p>0,060</text:p>
          </table:table-cell>
          <table:table-cell table:style-name="ce39" table:formula="of:=IF([.I52]=&quot;-&quot;;&quot;&quot;;IF([.A52]=&quot;&quot;;[.J52];[.A52]*[.J52]))" office:value-type="currency" office:currency="EUR" office:value="0.1803" calcext:value-type="currency">
            <text:p>0,18 €</text:p>
          </table:table-cell>
          <table:table-cell table:style-name="ce44" table:formula="of:=IF([.A52]&lt;&gt;&quot;&quot;; IF([.E52]&lt;&gt;&quot;-&quot; ; IF([.K52] &gt; [.G52]*[.$L$1];[.G52]*[.$L$1];[.K52]);[.K52]);&quot;&quot;)" office:value-type="currency" office:currency="EUR" office:value="0.033725736" calcext:value-type="currency">
            <text:p>0,03 €</text:p>
          </table:table-cell>
          <table:table-cell table:style-name="ce17" table:number-columns-repeated="1012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49R9</text:p>
          </table:table-cell>
          <table:table-cell table:style-name="ce12"/>
          <table:table-cell table:style-name="ce12" office:value-type="string" calcext:value-type="string">
            <text:p>R14, R16, R17, R18</text:p>
          </table:table-cell>
          <table:table-cell table:style-name="ce18" office:value-type="string" calcext:value-type="string">
            <text:p>2141727</text:p>
          </table:table-cell>
          <table:table-cell table:style-name="ce26" office:value-type="float" office:value="0.016" calcext:value-type="float">
            <text:p>0,016</text:p>
          </table:table-cell>
          <table:table-cell table:style-name="ce30" table:formula="of:=IF([.E53]=&quot;-&quot;;&quot;&quot;;IF([.A53]=&quot;&quot;;[.F53];[.A53]*[.F53]))" office:value-type="currency" office:currency="GBP" office:value="0.064" calcext:value-type="currency">
            <text:p>£0,06</text:p>
          </table:table-cell>
          <table:table-cell table:style-name="ce15"/>
          <table:table-cell table:style-name="ce15" office:value-type="string" calcext:value-type="string">
            <text:p>RC0805FR-0749R9 </text:p>
          </table:table-cell>
          <table:table-cell table:style-name="ce26" office:value-type="float" office:value="0.00699" calcext:value-type="float">
            <text:p>0,007</text:p>
          </table:table-cell>
          <table:table-cell table:style-name="ce40" table:formula="of:=IF([.I53]=&quot;-&quot;;&quot;&quot;;IF([.A53]=&quot;&quot;;[.J53];[.A53]*[.J53]))" office:value-type="currency" office:currency="EUR" office:value="0.02796" calcext:value-type="currency">
            <text:p>0,03 €</text:p>
          </table:table-cell>
          <table:table-cell table:style-name="ce44" table:formula="of:=IF([.A53]&lt;&gt;&quot;&quot;; IF([.E53]&lt;&gt;&quot;-&quot; ; IF([.K53] &gt; [.G53]*[.$L$1];[.G53]*[.$L$1];[.K53]);[.K53]);&quot;&quot;)" office:value-type="currency" office:currency="EUR" office:value="0.02796" calcext:value-type="currency">
            <text:p>0,03 €</text:p>
          </table:table-cell>
          <table:table-cell table:style-name="ce17" table:number-columns-repeated="1012"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10K</text:p>
          </table:table-cell>
          <table:table-cell table:style-name="ce9"/>
          <table:table-cell table:style-name="ce17" office:value-type="string" calcext:value-type="string">
            <text:p>R15, R24, R30</text:p>
          </table:table-cell>
          <table:table-cell table:style-name="ce13" office:value-type="string" calcext:value-type="string">
            <text:p>9237755</text:p>
          </table:table-cell>
          <table:table-cell table:style-name="ce23" office:value-type="float" office:value="0.009" calcext:value-type="float">
            <text:p>0,009</text:p>
          </table:table-cell>
          <table:table-cell table:style-name="ce28" table:formula="of:=IF([.E54]=&quot;-&quot;;&quot;&quot;;IF([.A54]=&quot;&quot;;[.F54];[.A54]*[.F54]))" office:value-type="currency" office:currency="GBP" office:value="0.018" calcext:value-type="currency">
            <text:p>£0,02</text:p>
          </table:table-cell>
          <table:table-cell table:style-name="ce17"/>
          <table:table-cell table:style-name="ce17" office:value-type="string" calcext:value-type="string">
            <text:p>RC0805FR-0710K </text:p>
          </table:table-cell>
          <table:table-cell table:style-name="ce23" office:value-type="float" office:value="0.00603" calcext:value-type="float">
            <text:p>0,006</text:p>
          </table:table-cell>
          <table:table-cell table:style-name="ce39" table:formula="of:=IF([.I54]=&quot;-&quot;;&quot;&quot;;IF([.A54]=&quot;&quot;;[.J54];[.A54]*[.J54]))" office:value-type="currency" office:currency="EUR" office:value="0.01206" calcext:value-type="currency">
            <text:p>0,01 €</text:p>
          </table:table-cell>
          <table:table-cell table:style-name="ce44" table:formula="of:=IF([.A54]&lt;&gt;&quot;&quot;; IF([.E54]&lt;&gt;&quot;-&quot; ; IF([.K54] &gt; [.G54]*[.$L$1];[.G54]*[.$L$1];[.K54]);[.K54]);&quot;&quot;)" office:value-type="currency" office:currency="EUR" office:value="0.01206" calcext:value-type="currency">
            <text:p>0,01 €</text:p>
          </table:table-cell>
          <table:table-cell table:style-name="ce17" table:number-columns-repeated="1012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2K4</text:p>
          </table:table-cell>
          <table:table-cell table:style-name="ce12"/>
          <table:table-cell table:style-name="ce12" office:value-type="string" calcext:value-type="string">
            <text:p>R19</text:p>
          </table:table-cell>
          <table:table-cell table:style-name="ce18" office:value-type="string" calcext:value-type="string">
            <text:p>2141850</text:p>
          </table:table-cell>
          <table:table-cell table:style-name="ce26" office:value-type="float" office:value="0.01" calcext:value-type="float">
            <text:p>0,010</text:p>
          </table:table-cell>
          <table:table-cell table:style-name="ce30" table:formula="of:=IF([.E55]=&quot;-&quot;;&quot;&quot;;IF([.A55]=&quot;&quot;;[.F55];[.A55]*[.F55]))" office:value-type="currency" office:currency="GBP" office:value="0.01" calcext:value-type="currency">
            <text:p>£0,01</text:p>
          </table:table-cell>
          <table:table-cell table:style-name="ce15"/>
          <table:table-cell table:style-name="ce3" office:value-type="string" calcext:value-type="string">
            <text:p>-</text:p>
          </table:table-cell>
          <table:table-cell table:style-name="ce26"/>
          <table:table-cell table:style-name="ce40" table:formula="of:=IF([.I55]=&quot;-&quot;;&quot;&quot;;IF([.A55]=&quot;&quot;;[.J55];[.A55]*[.J55]))">
            <text:p/>
          </table:table-cell>
          <table:table-cell table:style-name="ce44" table:formula="of:=IF([.A55]&lt;&gt;&quot;&quot;; IF([.E55]&lt;&gt;&quot;-&quot; ; IF([.K55] &gt; [.G55]*[.$L$1];[.G55]*[.$L$1];[.K55]);[.K55]);&quot;&quot;)" office:value-type="currency" office:currency="EUR" office:value="0.0127749" calcext:value-type="currency">
            <text:p>0,01 €</text:p>
          </table:table-cell>
          <table:table-cell table:style-name="ce17" table:number-columns-repeated="1012"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10R</text:p>
          </table:table-cell>
          <table:table-cell table:style-name="ce9"/>
          <table:table-cell table:style-name="ce17" office:value-type="string" calcext:value-type="string">
            <text:p>R20</text:p>
          </table:table-cell>
          <table:table-cell table:style-name="ce13" office:value-type="string" calcext:value-type="string">
            <text:p>2380677</text:p>
          </table:table-cell>
          <table:table-cell table:style-name="ce23" office:value-type="float" office:value="0.111" calcext:value-type="float">
            <text:p>0,111</text:p>
          </table:table-cell>
          <table:table-cell table:style-name="ce28" table:formula="of:=IF([.E56]=&quot;-&quot;;&quot;&quot;;IF([.A56]=&quot;&quot;;[.F56];[.A56]*[.F56]))" office:value-type="currency" office:currency="GBP" office:value="0.111" calcext:value-type="currency">
            <text:p>£0,11</text:p>
          </table:table-cell>
          <table:table-cell table:style-name="ce17"/>
          <table:table-cell table:style-name="ce17" office:value-type="string" calcext:value-type="string">
            <text:p>RC0805FR-0710R </text:p>
          </table:table-cell>
          <table:table-cell table:style-name="ce23" office:value-type="float" office:value="0.00699" calcext:value-type="float">
            <text:p>0,007</text:p>
          </table:table-cell>
          <table:table-cell table:style-name="ce39" table:formula="of:=IF([.I56]=&quot;-&quot;;&quot;&quot;;IF([.A56]=&quot;&quot;;[.J56];[.A56]*[.J56]))" office:value-type="currency" office:currency="EUR" office:value="0.00699" calcext:value-type="currency">
            <text:p>0,01 €</text:p>
          </table:table-cell>
          <table:table-cell table:style-name="ce44" table:formula="of:=IF([.A56]&lt;&gt;&quot;&quot;; IF([.E56]&lt;&gt;&quot;-&quot; ; IF([.K56] &gt; [.G56]*[.$L$1];[.G56]*[.$L$1];[.K56]);[.K56]);&quot;&quot;)" office:value-type="currency" office:currency="EUR" office:value="0.00699" calcext:value-type="currency">
            <text:p>0,01 €</text:p>
          </table:table-cell>
          <table:table-cell table:style-name="ce17" table:number-columns-repeated="1012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00R</text:p>
          </table:table-cell>
          <table:table-cell table:style-name="ce12"/>
          <table:table-cell table:style-name="ce12" office:value-type="string" calcext:value-type="string">
            <text:p>R28</text:p>
          </table:table-cell>
          <table:table-cell table:style-name="ce18" office:value-type="string" calcext:value-type="string">
            <text:p>1099793</text:p>
          </table:table-cell>
          <table:table-cell table:style-name="ce26" office:value-type="float" office:value="0.024" calcext:value-type="float">
            <text:p>0,024</text:p>
          </table:table-cell>
          <table:table-cell table:style-name="ce30" table:formula="of:=IF([.E57]=&quot;-&quot;;&quot;&quot;;IF([.A57]=&quot;&quot;;[.F57];[.A57]*[.F57]))" office:value-type="currency" office:currency="GBP" office:value="0.024" calcext:value-type="currency">
            <text:p>£0,02</text:p>
          </table:table-cell>
          <table:table-cell table:style-name="ce15"/>
          <table:table-cell table:style-name="ce15" office:value-type="string" calcext:value-type="string">
            <text:p>RC0805FR-07100R </text:p>
          </table:table-cell>
          <table:table-cell table:style-name="ce26" office:value-type="float" office:value="0.00692" calcext:value-type="float">
            <text:p>0,007</text:p>
          </table:table-cell>
          <table:table-cell table:style-name="ce40" table:formula="of:=IF([.I57]=&quot;-&quot;;&quot;&quot;;IF([.A57]=&quot;&quot;;[.J57];[.A57]*[.J57]))" office:value-type="currency" office:currency="EUR" office:value="0.00692" calcext:value-type="currency">
            <text:p>0,01 €</text:p>
          </table:table-cell>
          <table:table-cell table:style-name="ce44" table:formula="of:=IF([.A57]&lt;&gt;&quot;&quot;; IF([.E57]&lt;&gt;&quot;-&quot; ; IF([.K57] &gt; [.G57]*[.$L$1];[.G57]*[.$L$1];[.K57]);[.K57]);&quot;&quot;)" office:value-type="currency" office:currency="EUR" office:value="0.00692" calcext:value-type="currency">
            <text:p>0,01 €</text:p>
          </table:table-cell>
          <table:table-cell table:style-name="ce17" table:number-columns-repeated="1012"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30K</text:p>
          </table:table-cell>
          <table:table-cell table:style-name="ce9"/>
          <table:table-cell table:style-name="ce17" office:value-type="string" calcext:value-type="string">
            <text:p>R29, R33</text:p>
          </table:table-cell>
          <table:table-cell table:style-name="ce13" office:value-type="float" office:value="9334327" calcext:value-type="float">
            <text:p>9334327</text:p>
          </table:table-cell>
          <table:table-cell table:style-name="ce23" office:value-type="float" office:value="0.0093" calcext:value-type="float">
            <text:p>0,009</text:p>
          </table:table-cell>
          <table:table-cell table:style-name="ce28" table:formula="of:=IF([.E58]=&quot;-&quot;;&quot;&quot;;IF([.A58]=&quot;&quot;;[.F58];[.A58]*[.F58]))" office:value-type="currency" office:currency="GBP" office:value="0.0186" calcext:value-type="currency">
            <text:p>£0,02</text:p>
          </table:table-cell>
          <table:table-cell table:style-name="ce17"/>
          <table:table-cell table:style-name="ce17" office:value-type="string" calcext:value-type="string">
            <text:p>SMD0805-30K-1%</text:p>
          </table:table-cell>
          <table:table-cell table:style-name="ce23" office:value-type="float" office:value="0.00828" calcext:value-type="float">
            <text:p>0,008</text:p>
          </table:table-cell>
          <table:table-cell table:style-name="ce39" table:formula="of:=IF([.I58]=&quot;-&quot;;&quot;&quot;;IF([.A58]=&quot;&quot;;[.J58];[.A58]*[.J58]))" office:value-type="currency" office:currency="EUR" office:value="0.01656" calcext:value-type="currency">
            <text:p>0,02 €</text:p>
          </table:table-cell>
          <table:table-cell table:style-name="ce44" table:formula="of:=IF([.A58]&lt;&gt;&quot;&quot;; IF([.E58]&lt;&gt;&quot;-&quot; ; IF([.K58] &gt; [.G58]*[.$L$1];[.G58]*[.$L$1];[.K58]);[.K58]);&quot;&quot;)" office:value-type="currency" office:currency="EUR" office:value="0.01656" calcext:value-type="currency">
            <text:p>0,02 €</text:p>
          </table:table-cell>
          <table:table-cell table:style-name="ce17" table:number-columns-repeated="1012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1R</text:p>
          </table:table-cell>
          <table:table-cell table:style-name="ce12"/>
          <table:table-cell table:style-name="ce12" office:value-type="string" calcext:value-type="string">
            <text:p>R3, R8</text:p>
          </table:table-cell>
          <table:table-cell table:style-name="ce18" office:value-type="string" calcext:value-type="string">
            <text:p>2141629</text:p>
          </table:table-cell>
          <table:table-cell table:style-name="ce26" office:value-type="float" office:value="0.016" calcext:value-type="float">
            <text:p>0,016</text:p>
          </table:table-cell>
          <table:table-cell table:style-name="ce30" table:formula="of:=IF([.E59]=&quot;-&quot;;&quot;&quot;;IF([.A59]=&quot;&quot;;[.F59];[.A59]*[.F59]))" office:value-type="currency" office:currency="GBP" office:value="0.032" calcext:value-type="currency">
            <text:p>£0,03</text:p>
          </table:table-cell>
          <table:table-cell table:style-name="ce15"/>
          <table:table-cell table:style-name="ce15" office:value-type="string" calcext:value-type="string">
            <text:p>RC0805FR-071R </text:p>
          </table:table-cell>
          <table:table-cell table:style-name="ce26" office:value-type="float" office:value="0.00846" calcext:value-type="float">
            <text:p>0,008</text:p>
          </table:table-cell>
          <table:table-cell table:style-name="ce40" table:formula="of:=IF([.I59]=&quot;-&quot;;&quot;&quot;;IF([.A59]=&quot;&quot;;[.J59];[.A59]*[.J59]))" office:value-type="currency" office:currency="EUR" office:value="0.01692" calcext:value-type="currency">
            <text:p>0,02 €</text:p>
          </table:table-cell>
          <table:table-cell table:style-name="ce44" table:formula="of:=IF([.A59]&lt;&gt;&quot;&quot;; IF([.E59]&lt;&gt;&quot;-&quot; ; IF([.K59] &gt; [.G59]*[.$L$1];[.G59]*[.$L$1];[.K59]);[.K59]);&quot;&quot;)" office:value-type="currency" office:currency="EUR" office:value="0.01692" calcext:value-type="currency">
            <text:p>0,02 €</text:p>
          </table:table-cell>
          <table:table-cell table:style-name="ce17" table:number-columns-repeated="1012"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10K</text:p>
          </table:table-cell>
          <table:table-cell table:style-name="ce9" office:value-type="string" calcext:value-type="string">
            <text:p>1206</text:p>
          </table:table-cell>
          <table:table-cell table:style-name="ce17" office:value-type="string" calcext:value-type="string">
            <text:p>R30</text:p>
          </table:table-cell>
          <table:table-cell table:style-name="ce13" office:value-type="string" calcext:value-type="string">
            <text:p>2331878</text:p>
          </table:table-cell>
          <table:table-cell table:style-name="ce23" office:value-type="float" office:value="0.041" calcext:value-type="float">
            <text:p>0,041</text:p>
          </table:table-cell>
          <table:table-cell table:style-name="ce28" table:formula="of:=IF([.E60]=&quot;-&quot;;&quot;&quot;;IF([.A60]=&quot;&quot;;[.F60];[.A60]*[.F60]))" office:value-type="currency" office:currency="GBP" office:value="0.041" calcext:value-type="currency">
            <text:p>£0,04</text:p>
          </table:table-cell>
          <table:table-cell table:style-name="ce17"/>
          <table:table-cell table:style-name="ce17" office:value-type="string" calcext:value-type="string">
            <text:p>HP06-10K1%</text:p>
          </table:table-cell>
          <table:table-cell table:style-name="ce23" office:value-type="float" office:value="0.0162" calcext:value-type="float">
            <text:p>0,016</text:p>
          </table:table-cell>
          <table:table-cell table:style-name="ce39" table:formula="of:=IF([.I60]=&quot;-&quot;;&quot;&quot;;IF([.A60]=&quot;&quot;;[.J60];[.A60]*[.J60]))" office:value-type="currency" office:currency="EUR" office:value="0.0162" calcext:value-type="currency">
            <text:p>0,02 €</text:p>
          </table:table-cell>
          <table:table-cell table:style-name="ce44" table:formula="of:=IF([.A60]&lt;&gt;&quot;&quot;; IF([.E60]&lt;&gt;&quot;-&quot; ; IF([.K60] &gt; [.G60]*[.$L$1];[.G60]*[.$L$1];[.K60]);[.K60]);&quot;&quot;)" office:value-type="currency" office:currency="EUR" office:value="0.0162" calcext:value-type="currency">
            <text:p>0,02 €</text:p>
          </table:table-cell>
          <table:table-cell table:style-name="ce17" table:number-columns-repeated="1012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1K</text:p>
          </table:table-cell>
          <table:table-cell table:style-name="ce12"/>
          <table:table-cell table:style-name="ce12" office:value-type="string" calcext:value-type="string">
            <text:p>R31, R32</text:p>
          </table:table-cell>
          <table:table-cell table:style-name="ce18" office:value-type="string" calcext:value-type="string">
            <text:p>1099800</text:p>
          </table:table-cell>
          <table:table-cell table:style-name="ce26" office:value-type="float" office:value="0.024" calcext:value-type="float">
            <text:p>0,024</text:p>
          </table:table-cell>
          <table:table-cell table:style-name="ce30" table:formula="of:=IF([.E61]=&quot;-&quot;;&quot;&quot;;IF([.A61]=&quot;&quot;;[.F61];[.A61]*[.F61]))" office:value-type="currency" office:currency="GBP" office:value="0.048" calcext:value-type="currency">
            <text:p>£0,05</text:p>
          </table:table-cell>
          <table:table-cell table:style-name="ce15"/>
          <table:table-cell table:style-name="ce15" office:value-type="string" calcext:value-type="string">
            <text:p>RC0805FR-071K </text:p>
          </table:table-cell>
          <table:table-cell table:style-name="ce26" office:value-type="float" office:value="0.00701" calcext:value-type="float">
            <text:p>0,007</text:p>
          </table:table-cell>
          <table:table-cell table:style-name="ce40" table:formula="of:=IF([.I61]=&quot;-&quot;;&quot;&quot;;IF([.A61]=&quot;&quot;;[.J61];[.A61]*[.J61]))" office:value-type="currency" office:currency="EUR" office:value="0.01402" calcext:value-type="currency">
            <text:p>0,01 €</text:p>
          </table:table-cell>
          <table:table-cell table:style-name="ce44" table:formula="of:=IF([.A61]&lt;&gt;&quot;&quot;; IF([.E61]&lt;&gt;&quot;-&quot; ; IF([.K61] &gt; [.G61]*[.$L$1];[.G61]*[.$L$1];[.K61]);[.K61]);&quot;&quot;)" office:value-type="currency" office:currency="EUR" office:value="0.01402" calcext:value-type="currency">
            <text:p>0,01 €</text:p>
          </table:table-cell>
          <table:table-cell table:style-name="ce17" table:number-columns-repeated="1012"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0R</text:p>
          </table:table-cell>
          <table:table-cell table:style-name="ce9"/>
          <table:table-cell table:style-name="ce17" office:value-type="string" calcext:value-type="string">
            <text:p>R34</text:p>
          </table:table-cell>
          <table:table-cell table:style-name="ce13" office:value-type="string" calcext:value-type="string">
            <text:p>9233750</text:p>
          </table:table-cell>
          <table:table-cell table:style-name="ce23" office:value-type="float" office:value="0.01" calcext:value-type="float">
            <text:p>0,010</text:p>
          </table:table-cell>
          <table:table-cell table:style-name="ce28" table:formula="of:=IF([.E62]=&quot;-&quot;;&quot;&quot;;IF([.A62]=&quot;&quot;;[.F62];[.A62]*[.F62]))" office:value-type="currency" office:currency="GBP" office:value="0.01" calcext:value-type="currency">
            <text:p>£0,01</text:p>
          </table:table-cell>
          <table:table-cell table:style-name="ce17"/>
          <table:table-cell table:style-name="ce17" office:value-type="string" calcext:value-type="string">
            <text:p>SMD0805-0R </text:p>
          </table:table-cell>
          <table:table-cell table:style-name="ce23" office:value-type="float" office:value="0.0593" calcext:value-type="float">
            <text:p>0,059</text:p>
          </table:table-cell>
          <table:table-cell table:style-name="ce39" table:formula="of:=IF([.I62]=&quot;-&quot;;&quot;&quot;;IF([.A62]=&quot;&quot;;[.J62];[.A62]*[.J62]))" office:value-type="currency" office:currency="EUR" office:value="0.0593" calcext:value-type="currency">
            <text:p>0,06 €</text:p>
          </table:table-cell>
          <table:table-cell table:style-name="ce44" table:formula="of:=IF([.A62]&lt;&gt;&quot;&quot;; IF([.E62]&lt;&gt;&quot;-&quot; ; IF([.K62] &gt; [.G62]*[.$L$1];[.G62]*[.$L$1];[.K62]);[.K62]);&quot;&quot;)" office:value-type="currency" office:currency="EUR" office:value="0.0127749" calcext:value-type="currency">
            <text:p>0,01 €</text:p>
          </table:table-cell>
          <table:table-cell table:style-name="ce17" table:number-columns-repeated="1012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100K</text:p>
          </table:table-cell>
          <table:table-cell table:style-name="ce12"/>
          <table:table-cell table:style-name="ce12" office:value-type="string" calcext:value-type="string">
            <text:p>R4, R6, R11, R21</text:p>
          </table:table-cell>
          <table:table-cell table:style-name="ce18" office:value-type="string" calcext:value-type="string">
            <text:p>1887334</text:p>
          </table:table-cell>
          <table:table-cell table:style-name="ce26" office:value-type="float" office:value="0.0174" calcext:value-type="float">
            <text:p>0,017</text:p>
          </table:table-cell>
          <table:table-cell table:style-name="ce30" table:formula="of:=IF([.E63]=&quot;-&quot;;&quot;&quot;;IF([.A63]=&quot;&quot;;[.F63];[.A63]*[.F63]))" office:value-type="currency" office:currency="GBP" office:value="0.0696" calcext:value-type="currency">
            <text:p>£0,07</text:p>
          </table:table-cell>
          <table:table-cell table:style-name="ce15"/>
          <table:table-cell table:style-name="ce15" office:value-type="string" calcext:value-type="string">
            <text:p>SMD0805-100K-1% </text:p>
          </table:table-cell>
          <table:table-cell table:style-name="ce26" office:value-type="float" office:value="0.00821" calcext:value-type="float">
            <text:p>0,008</text:p>
          </table:table-cell>
          <table:table-cell table:style-name="ce40" table:formula="of:=IF([.I63]=&quot;-&quot;;&quot;&quot;;IF([.A63]=&quot;&quot;;[.J63];[.A63]*[.J63]))" office:value-type="currency" office:currency="EUR" office:value="0.03284" calcext:value-type="currency">
            <text:p>0,03 €</text:p>
          </table:table-cell>
          <table:table-cell table:style-name="ce44" table:formula="of:=IF([.A63]&lt;&gt;&quot;&quot;; IF([.E63]&lt;&gt;&quot;-&quot; ; IF([.K63] &gt; [.G63]*[.$L$1];[.G63]*[.$L$1];[.K63]);[.K63]);&quot;&quot;)" office:value-type="currency" office:currency="EUR" office:value="0.03284" calcext:value-type="currency">
            <text:p>0,03 €</text:p>
          </table:table-cell>
          <table:table-cell table:style-name="ce17" table:number-columns-repeated="1012"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1K5</text:p>
          </table:table-cell>
          <table:table-cell table:style-name="ce9"/>
          <table:table-cell table:style-name="ce17" office:value-type="string" calcext:value-type="string">
            <text:p>R5</text:p>
          </table:table-cell>
          <table:table-cell table:style-name="ce13" office:value-type="string" calcext:value-type="string">
            <text:p>9332600</text:p>
          </table:table-cell>
          <table:table-cell table:style-name="ce23" office:value-type="float" office:value="0.016" calcext:value-type="float">
            <text:p>0,016</text:p>
          </table:table-cell>
          <table:table-cell table:style-name="ce28" table:formula="of:=IF([.E64]=&quot;-&quot;;&quot;&quot;;IF([.A64]=&quot;&quot;;[.F64];[.A64]*[.F64]))" office:value-type="currency" office:currency="GBP" office:value="0.016" calcext:value-type="currency">
            <text:p>£0,02</text:p>
          </table:table-cell>
          <table:table-cell table:style-name="ce17"/>
          <table:table-cell table:style-name="ce17" office:value-type="string" calcext:value-type="string">
            <text:p>RC0805FR-071K5 </text:p>
          </table:table-cell>
          <table:table-cell table:style-name="ce23" office:value-type="float" office:value="0.00699" calcext:value-type="float">
            <text:p>0,007</text:p>
          </table:table-cell>
          <table:table-cell table:style-name="ce39" table:formula="of:=IF([.I64]=&quot;-&quot;;&quot;&quot;;IF([.A64]=&quot;&quot;;[.J64];[.A64]*[.J64]))" office:value-type="currency" office:currency="EUR" office:value="0.00699" calcext:value-type="currency">
            <text:p>0,01 €</text:p>
          </table:table-cell>
          <table:table-cell table:style-name="ce44" table:formula="of:=IF([.A64]&lt;&gt;&quot;&quot;; IF([.E64]&lt;&gt;&quot;-&quot; ; IF([.K64] &gt; [.G64]*[.$L$1];[.G64]*[.$L$1];[.K64]);[.K64]);&quot;&quot;)" office:value-type="currency" office:currency="EUR" office:value="0.00699" calcext:value-type="currency">
            <text:p>0,01 €</text:p>
          </table:table-cell>
          <table:table-cell table:style-name="ce17" table:number-columns-repeated="1012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4x10K</text:p>
          </table:table-cell>
          <table:table-cell table:style-name="ce12" office:value-type="string" calcext:value-type="string">
            <text:p>1206, array </text:p>
          </table:table-cell>
          <table:table-cell table:style-name="ce12" office:value-type="string" calcext:value-type="string">
            <text:p>RN1, RN2</text:p>
          </table:table-cell>
          <table:table-cell table:style-name="ce18" office:value-type="string" calcext:value-type="string">
            <text:p>1770137</text:p>
          </table:table-cell>
          <table:table-cell table:style-name="ce26" office:value-type="float" office:value="0.0147" calcext:value-type="float">
            <text:p>0,015</text:p>
          </table:table-cell>
          <table:table-cell table:style-name="ce30" table:formula="of:=IF([.E65]=&quot;-&quot;;&quot;&quot;;IF([.A65]=&quot;&quot;;[.F65];[.A65]*[.F65]))" office:value-type="currency" office:currency="GBP" office:value="0.0294" calcext:value-type="currency">
            <text:p>£0,03</text:p>
          </table:table-cell>
          <table:table-cell table:style-name="ce15"/>
          <table:table-cell table:style-name="ce15" office:value-type="string" calcext:value-type="string">
            <text:p>DR1206-10K-4/8 </text:p>
          </table:table-cell>
          <table:table-cell table:style-name="ce26" office:value-type="float" office:value="0.00675" calcext:value-type="float">
            <text:p>0,007</text:p>
          </table:table-cell>
          <table:table-cell table:style-name="ce40" table:formula="of:=IF([.I65]=&quot;-&quot;;&quot;&quot;;IF([.A65]=&quot;&quot;;[.J65];[.A65]*[.J65]))" office:value-type="currency" office:currency="EUR" office:value="0.0135" calcext:value-type="currency">
            <text:p>0,01 €</text:p>
          </table:table-cell>
          <table:table-cell table:style-name="ce44" table:formula="of:=IF([.A65]&lt;&gt;&quot;&quot;; IF([.E65]&lt;&gt;&quot;-&quot; ; IF([.K65] &gt; [.G65]*[.$L$1];[.G65]*[.$L$1];[.K65]);[.K65]);&quot;&quot;)" office:value-type="currency" office:currency="EUR" office:value="0.0135" calcext:value-type="currency">
            <text:p>0,01 €</text:p>
          </table:table-cell>
          <table:table-cell table:style-name="ce17" table:number-columns-repeated="1012"/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LD-BZEN-0903</text:p>
          </table:table-cell>
          <table:table-cell table:style-name="ce9" office:value-type="string" calcext:value-type="string">
            <text:p>Buzzer without built-in generator</text:p>
          </table:table-cell>
          <table:table-cell table:style-name="ce17" office:value-type="string" calcext:value-type="string">
            <text:p>SG1</text:p>
          </table:table-cell>
          <table:table-cell table:style-name="ce20" office:value-type="string" calcext:value-type="string">
            <text:p>-</text:p>
          </table:table-cell>
          <table:table-cell table:style-name="ce23"/>
          <table:table-cell table:style-name="ce28" table:formula="of:=IF([.E66]=&quot;-&quot;;&quot;&quot;;IF([.A66]=&quot;&quot;;[.F66];[.A66]*[.F66]))">
            <text:p/>
          </table:table-cell>
          <table:table-cell table:style-name="ce17"/>
          <table:table-cell table:style-name="ce17" office:value-type="string" calcext:value-type="string">
            <text:p>LD-BZEN-0903 </text:p>
          </table:table-cell>
          <table:table-cell table:style-name="ce23" office:value-type="float" office:value="0.4825" calcext:value-type="float">
            <text:p>0,483</text:p>
          </table:table-cell>
          <table:table-cell table:style-name="ce39" table:formula="of:=IF([.I66]=&quot;-&quot;;&quot;&quot;;IF([.A66]=&quot;&quot;;[.J66];[.A66]*[.J66]))" office:value-type="currency" office:currency="EUR" office:value="0.4825" calcext:value-type="currency">
            <text:p>0,48 €</text:p>
          </table:table-cell>
          <table:table-cell table:style-name="ce44" table:formula="of:=IF([.A66]&lt;&gt;&quot;&quot;; IF([.E66]&lt;&gt;&quot;-&quot; ; IF([.K66] &gt; [.G66]*[.$L$1];[.G66]*[.$L$1];[.K66]);[.K66]);&quot;&quot;)" office:value-type="currency" office:currency="EUR" office:value="0.4825" calcext:value-type="currency">
            <text:p>0,48 €</text:p>
          </table:table-cell>
          <table:table-cell table:style-name="ce17" table:number-columns-repeated="101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MC000006</text:p>
          </table:table-cell>
          <table:table-cell table:style-name="ce12" office:value-type="string" calcext:value-type="string">
            <text:p>8-pin push-in connector</text:p>
          </table:table-cell>
          <table:table-cell table:style-name="ce12" office:value-type="string" calcext:value-type="string">
            <text:p>X1</text:p>
          </table:table-cell>
          <table:table-cell table:style-name="ce18" office:value-type="string" calcext:value-type="string">
            <text:p>2007972</text:p>
          </table:table-cell>
          <table:table-cell table:style-name="ce26" office:value-type="float" office:value="1.53" calcext:value-type="float">
            <text:p>1,530</text:p>
          </table:table-cell>
          <table:table-cell table:style-name="ce30" table:formula="of:=IF([.E67]=&quot;-&quot;;&quot;&quot;;IF([.A67]=&quot;&quot;;[.F67];[.A67]*[.F67]))" office:value-type="currency" office:currency="GBP" office:value="1.53" calcext:value-type="currency">
            <text:p>£1,53</text:p>
          </table:table-cell>
          <table:table-cell table:style-name="ce15"/>
          <table:table-cell table:style-name="ce3" office:value-type="string" calcext:value-type="string">
            <text:p>-</text:p>
          </table:table-cell>
          <table:table-cell table:style-name="ce26"/>
          <table:table-cell table:style-name="ce40" table:formula="of:=IF([.I67]=&quot;-&quot;;&quot;&quot;;IF([.A67]=&quot;&quot;;[.J67];[.A67]*[.J67]))">
            <text:p/>
          </table:table-cell>
          <table:table-cell table:style-name="ce44" table:formula="of:=IF([.A67]&lt;&gt;&quot;&quot;; IF([.E67]&lt;&gt;&quot;-&quot; ; IF([.K67] &gt; [.G67]*[.$L$1];[.G67]*[.$L$1];[.K67]);[.K67]);&quot;&quot;)" office:value-type="currency" office:currency="EUR" office:value="1.9545597" calcext:value-type="currency">
            <text:p>1,95 €</text:p>
          </table:table-cell>
          <table:table-cell table:style-name="ce17" table:number-columns-repeated="1012"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TSW-113-07-F-D</text:p>
          </table:table-cell>
          <table:table-cell table:style-name="ce9" office:value-type="string" calcext:value-type="string">
            <text:p>2x13-pin header</text:p>
          </table:table-cell>
          <table:table-cell table:style-name="ce17" office:value-type="string" calcext:value-type="string">
            <text:p>X2, X4</text:p>
          </table:table-cell>
          <table:table-cell table:style-name="ce13" office:value-type="string" calcext:value-type="string">
            <text:p>2025182</text:p>
          </table:table-cell>
          <table:table-cell table:style-name="ce23" office:value-type="float" office:value="1.64" calcext:value-type="float">
            <text:p>1,640</text:p>
          </table:table-cell>
          <table:table-cell table:style-name="ce28" table:formula="of:=IF([.E68]=&quot;-&quot;;&quot;&quot;;IF([.A68]=&quot;&quot;;[.F68];[.A68]*[.F68]))" office:value-type="currency" office:currency="GBP" office:value="3.28" calcext:value-type="currency">
            <text:p>£3,28</text:p>
          </table:table-cell>
          <table:table-cell table:style-name="ce17"/>
          <table:table-cell table:style-name="ce4" office:value-type="string" calcext:value-type="string">
            <text:p>-</text:p>
          </table:table-cell>
          <table:table-cell table:style-name="ce23"/>
          <table:table-cell table:style-name="ce39" table:formula="of:=IF([.I68]=&quot;-&quot;;&quot;&quot;;IF([.A68]=&quot;&quot;;[.J68];[.A68]*[.J68]))">
            <text:p/>
          </table:table-cell>
          <table:table-cell table:style-name="ce44" table:formula="of:=IF([.A68]&lt;&gt;&quot;&quot;; IF([.E68]&lt;&gt;&quot;-&quot; ; IF([.K68] &gt; [.G68]*[.$L$1];[.G68]*[.$L$1];[.K68]);[.K68]);&quot;&quot;)" office:value-type="currency" office:currency="EUR" office:value="4.1901672" calcext:value-type="currency">
            <text:p>4,19 €</text:p>
          </table:table-cell>
          <table:table-cell table:style-name="ce17" table:number-columns-repeated="101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MC000005</text:p>
          </table:table-cell>
          <table:table-cell table:style-name="ce12" office:value-type="string" calcext:value-type="string">
            <text:p>6-pin push-in connector</text:p>
          </table:table-cell>
          <table:table-cell table:style-name="ce12" office:value-type="string" calcext:value-type="string">
            <text:p>X3</text:p>
          </table:table-cell>
          <table:table-cell table:style-name="ce18" office:value-type="string" calcext:value-type="string">
            <text:p>2007971</text:p>
          </table:table-cell>
          <table:table-cell table:style-name="ce26" office:value-type="float" office:value="1.19" calcext:value-type="float">
            <text:p>1,190</text:p>
          </table:table-cell>
          <table:table-cell table:style-name="ce30" table:formula="of:=IF([.E69]=&quot;-&quot;;&quot;&quot;;IF([.A69]=&quot;&quot;;[.F69];[.A69]*[.F69]))" office:value-type="currency" office:currency="GBP" office:value="1.19" calcext:value-type="currency">
            <text:p>£1,19</text:p>
          </table:table-cell>
          <table:table-cell table:style-name="ce15"/>
          <table:table-cell table:style-name="ce3" office:value-type="string" calcext:value-type="string">
            <text:p>-</text:p>
          </table:table-cell>
          <table:table-cell table:style-name="ce26"/>
          <table:table-cell table:style-name="ce40" table:formula="of:=IF([.I69]=&quot;-&quot;;&quot;&quot;;IF([.A69]=&quot;&quot;;[.J69];[.A69]*[.J69]))">
            <text:p/>
          </table:table-cell>
          <table:table-cell table:style-name="ce44" table:formula="of:=IF([.A69]&lt;&gt;&quot;&quot;; IF([.E69]&lt;&gt;&quot;-&quot; ; IF([.K69] &gt; [.G69]*[.$L$1];[.G69]*[.$L$1];[.K69]);[.K69]);&quot;&quot;)" office:value-type="currency" office:currency="EUR" office:value="1.5202131" calcext:value-type="currency">
            <text:p>1,52 €</text:p>
          </table:table-cell>
          <table:table-cell table:style-name="ce17" table:number-columns-repeated="1012"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13" office:value-type="float" office:value="9185067324" calcext:value-type="float">
            <text:p>9185067324</text:p>
          </table:table-cell>
          <table:table-cell table:style-name="ce9" office:value-type="string" calcext:value-type="string">
            <text:p>IDC 6-pin</text:p>
          </table:table-cell>
          <table:table-cell table:style-name="ce17" office:value-type="string" calcext:value-type="string">
            <text:p>X5</text:p>
          </table:table-cell>
          <table:table-cell table:style-name="ce13" office:value-type="float" office:value="1096984" calcext:value-type="float">
            <text:p>1096984</text:p>
          </table:table-cell>
          <table:table-cell table:style-name="ce23" office:value-type="float" office:value="0.745" calcext:value-type="float">
            <text:p>0,745</text:p>
          </table:table-cell>
          <table:table-cell table:style-name="ce28" table:formula="of:=IF([.E70]=&quot;-&quot;;&quot;&quot;;IF([.A70]=&quot;&quot;;[.F70];[.A70]*[.F70]))" office:value-type="currency" office:currency="GBP" office:value="0.745" calcext:value-type="currency">
            <text:p>£0,75</text:p>
          </table:table-cell>
          <table:table-cell table:style-name="ce17"/>
          <table:table-cell table:style-name="ce17" office:value-type="string" calcext:value-type="string">
            <text:p>T821-1-06-S1</text:p>
          </table:table-cell>
          <table:table-cell table:style-name="ce23" office:value-type="float" office:value="0.2382" calcext:value-type="float">
            <text:p>0,238</text:p>
          </table:table-cell>
          <table:table-cell table:style-name="ce39" table:formula="of:=IF([.I70]=&quot;-&quot;;&quot;&quot;;IF([.A70]=&quot;&quot;;[.J70];[.A70]*[.J70]))" office:value-type="currency" office:currency="EUR" office:value="0.2382" calcext:value-type="currency">
            <text:p>0,24 €</text:p>
          </table:table-cell>
          <table:table-cell table:style-name="ce44" table:formula="of:=IF([.A70]&lt;&gt;&quot;&quot;; IF([.E70]&lt;&gt;&quot;-&quot; ; IF([.K70] &gt; [.G70]*[.$L$1];[.G70]*[.$L$1];[.K70]);[.K70]);&quot;&quot;)" office:value-type="currency" office:currency="EUR" office:value="0.2382" calcext:value-type="currency">
            <text:p>0,24 €</text:p>
          </table:table-cell>
          <table:table-cell table:style-name="ce17" table:number-columns-repeated="1012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22-23-2021</text:p>
          </table:table-cell>
          <table:table-cell table:style-name="ce12" office:value-type="string" calcext:value-type="string">
            <text:p>2-pin 0.1” socket</text:p>
          </table:table-cell>
          <table:table-cell table:style-name="ce12" office:value-type="string" calcext:value-type="string">
            <text:p>X6</text:p>
          </table:table-cell>
          <table:table-cell table:style-name="ce18" office:value-type="float" office:value="1462926" calcext:value-type="float">
            <text:p>1462926</text:p>
          </table:table-cell>
          <table:table-cell table:style-name="ce26" office:value-type="float" office:value="0.0399" calcext:value-type="float">
            <text:p>0,040</text:p>
          </table:table-cell>
          <table:table-cell table:style-name="ce30" table:formula="of:=IF([.E71]=&quot;-&quot;;&quot;&quot;;IF([.A71]=&quot;&quot;;[.F71];[.A71]*[.F71]))" office:value-type="currency" office:currency="GBP" office:value="0.0399" calcext:value-type="currency">
            <text:p>£0,04</text:p>
          </table:table-cell>
          <table:table-cell table:style-name="ce15"/>
          <table:table-cell table:style-name="ce15" office:value-type="string" calcext:value-type="string">
            <text:p>MX-22-23-2021 </text:p>
          </table:table-cell>
          <table:table-cell table:style-name="ce26" office:value-type="float" office:value="0.06" calcext:value-type="float">
            <text:p>0,060</text:p>
          </table:table-cell>
          <table:table-cell table:style-name="ce40" table:formula="of:=IF([.I71]=&quot;-&quot;;&quot;&quot;;IF([.A71]=&quot;&quot;;[.J71];[.A71]*[.J71]))" office:value-type="currency" office:currency="EUR" office:value="0.06" calcext:value-type="currency">
            <text:p>0,06 €</text:p>
          </table:table-cell>
          <table:table-cell table:style-name="ce44" table:formula="of:=IF([.A71]&lt;&gt;&quot;&quot;; IF([.E71]&lt;&gt;&quot;-&quot; ; IF([.K71] &gt; [.G71]*[.$L$1];[.G71]*[.$L$1];[.K71]);[.K71]);&quot;&quot;)" office:value-type="currency" office:currency="EUR" office:value="0.050971851" calcext:value-type="currency">
            <text:p>0,05 €</text:p>
          </table:table-cell>
          <table:table-cell table:style-name="ce17" table:number-columns-repeated="1012"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826629-8</text:p>
          </table:table-cell>
          <table:table-cell table:style-name="ce9" office:value-type="string" calcext:value-type="string">
            <text:p>8-pin 0.1” header</text:p>
          </table:table-cell>
          <table:table-cell table:style-name="ce17" office:value-type="string" calcext:value-type="string">
            <text:p>X7</text:p>
          </table:table-cell>
          <table:table-cell table:style-name="ce13" office:value-type="float" office:value="1593416" calcext:value-type="float">
            <text:p>1593416</text:p>
          </table:table-cell>
          <table:table-cell table:style-name="ce23" office:value-type="float" office:value="0.281" calcext:value-type="float">
            <text:p>0,281</text:p>
          </table:table-cell>
          <table:table-cell table:style-name="ce28" table:formula="of:=IF([.E72]=&quot;-&quot;;&quot;&quot;;IF([.A72]=&quot;&quot;;[.F72];[.A72]*[.F72]))" office:value-type="currency" office:currency="GBP" office:value="0.281" calcext:value-type="currency">
            <text:p>£0,28</text:p>
          </table:table-cell>
          <table:table-cell table:style-name="ce17"/>
          <table:table-cell table:style-name="ce17" office:value-type="string" calcext:value-type="string">
            <text:p>ZL201-08G </text:p>
          </table:table-cell>
          <table:table-cell table:style-name="ce23" office:value-type="float" office:value="0.06134" calcext:value-type="float">
            <text:p>0,061</text:p>
          </table:table-cell>
          <table:table-cell table:style-name="ce39" table:formula="of:=IF([.I72]=&quot;-&quot;;&quot;&quot;;IF([.A72]=&quot;&quot;;[.J72];[.A72]*[.J72]))" office:value-type="currency" office:currency="EUR" office:value="0.06134" calcext:value-type="currency">
            <text:p>0,06 €</text:p>
          </table:table-cell>
          <table:table-cell table:style-name="ce44" table:formula="of:=IF([.A72]&lt;&gt;&quot;&quot;; IF([.E72]&lt;&gt;&quot;-&quot; ; IF([.K72] &gt; [.G72]*[.$L$1];[.G72]*[.$L$1];[.K72]);[.K72]);&quot;&quot;)" office:value-type="currency" office:currency="EUR" office:value="0.06134" calcext:value-type="currency">
            <text:p>0,06 €</text:p>
          </table:table-cell>
          <table:table-cell table:style-name="ce17" table:number-columns-repeated="1012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32,768kHz</text:p>
          </table:table-cell>
          <table:table-cell table:style-name="ce12" office:value-type="string" calcext:value-type="string">
            <text:p>RTC XTAL</text:p>
          </table:table-cell>
          <table:table-cell table:style-name="ce12" office:value-type="string" calcext:value-type="string">
            <text:p>Y1</text:p>
          </table:table-cell>
          <table:table-cell table:style-name="ce18" office:value-type="string" calcext:value-type="string">
            <text:p>2449395</text:p>
          </table:table-cell>
          <table:table-cell table:style-name="ce26" office:value-type="float" office:value="0.151" calcext:value-type="float">
            <text:p>0,151</text:p>
          </table:table-cell>
          <table:table-cell table:style-name="ce30" table:formula="of:=IF([.E73]=&quot;-&quot;;&quot;&quot;;IF([.A73]=&quot;&quot;;[.F73];[.A73]*[.F73]))" office:value-type="currency" office:currency="GBP" office:value="0.151" calcext:value-type="currency">
            <text:p>£0,15</text:p>
          </table:table-cell>
          <table:table-cell table:style-name="ce15"/>
          <table:table-cell table:style-name="ce15" office:value-type="string" calcext:value-type="string">
            <text:p>32.768K-TC38</text:p>
          </table:table-cell>
          <table:table-cell table:style-name="ce26" office:value-type="float" office:value="0.1422" calcext:value-type="float">
            <text:p>0,142</text:p>
          </table:table-cell>
          <table:table-cell table:style-name="ce40" table:formula="of:=IF([.I73]=&quot;-&quot;;&quot;&quot;;IF([.A73]=&quot;&quot;;[.J73];[.A73]*[.J73]))" office:value-type="currency" office:currency="EUR" office:value="0.1422" calcext:value-type="currency">
            <text:p>0,14 €</text:p>
          </table:table-cell>
          <table:table-cell table:style-name="ce44" table:formula="of:=IF([.A73]&lt;&gt;&quot;&quot;; IF([.E73]&lt;&gt;&quot;-&quot; ; IF([.K73] &gt; [.G73]*[.$L$1];[.G73]*[.$L$1];[.K73]);[.K73]);&quot;&quot;)" office:value-type="currency" office:currency="EUR" office:value="0.1422" calcext:value-type="currency">
            <text:p>0,14 €</text:p>
          </table:table-cell>
          <table:table-cell table:style-name="ce17" table:number-columns-repeated="1012"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25MHz</text:p>
          </table:table-cell>
          <table:table-cell table:style-name="ce9" office:value-type="string" calcext:value-type="string">
            <text:p>Ethernet XTAL</text:p>
          </table:table-cell>
          <table:table-cell table:style-name="ce17" office:value-type="string" calcext:value-type="string">
            <text:p>Y2</text:p>
          </table:table-cell>
          <table:table-cell table:style-name="ce13" office:value-type="string" calcext:value-type="string">
            <text:p>2467741</text:p>
          </table:table-cell>
          <table:table-cell table:style-name="ce23" office:value-type="float" office:value="0.206" calcext:value-type="float">
            <text:p>0,206</text:p>
          </table:table-cell>
          <table:table-cell table:style-name="ce28" table:formula="of:=IF([.E74]=&quot;-&quot;;&quot;&quot;;IF([.A74]=&quot;&quot;;[.F74];[.A74]*[.F74]))" office:value-type="currency" office:currency="GBP" office:value="0.206" calcext:value-type="currency">
            <text:p>£0,21</text:p>
          </table:table-cell>
          <table:table-cell table:style-name="ce17"/>
          <table:table-cell table:style-name="ce17" office:value-type="string" calcext:value-type="string">
            <text:p>25.00M-SMDHC49S </text:p>
          </table:table-cell>
          <table:table-cell table:style-name="ce23" office:value-type="float" office:value="0.3591" calcext:value-type="float">
            <text:p>0,359</text:p>
          </table:table-cell>
          <table:table-cell table:style-name="ce39" table:formula="of:=IF([.I74]=&quot;-&quot;;&quot;&quot;;IF([.A74]=&quot;&quot;;[.J74];[.A74]*[.J74]))" office:value-type="currency" office:currency="EUR" office:value="0.3591" calcext:value-type="currency">
            <text:p>0,36 €</text:p>
          </table:table-cell>
          <table:table-cell table:style-name="ce44" table:formula="of:=IF([.A74]&lt;&gt;&quot;&quot;; IF([.E74]&lt;&gt;&quot;-&quot; ; IF([.K74] &gt; [.G74]*[.$L$1];[.G74]*[.$L$1];[.K74]);[.K74]);&quot;&quot;)" office:value-type="currency" office:currency="EUR" office:value="0.26316294" calcext:value-type="currency">
            <text:p>0,26 €</text:p>
          </table:table-cell>
          <table:table-cell table:style-name="ce17" table:number-columns-repeated="1012"/>
        </table:table-row>
        <table:table-row table:style-name="ro4">
          <table:table-cell table:style-name="ce3"/>
          <table:table-cell table:style-name="ce12" office:value-type="string" calcext:value-type="string">
            <text:p>P4SMAJ36A</text:p>
          </table:table-cell>
          <table:table-cell table:style-name="ce12" office:value-type="string" calcext:value-type="string">
            <text:p>Model 0-30V</text:p>
          </table:table-cell>
          <table:table-cell table:style-name="ce12" office:value-type="string" calcext:value-type="string">
            <text:p>ZD1, ZD2, ZD3, ZD4</text:p>
          </table:table-cell>
          <table:table-cell table:style-name="ce18" office:value-type="string" calcext:value-type="string">
            <text:p>1899455</text:p>
          </table:table-cell>
          <table:table-cell table:style-name="ce26" office:value-type="float" office:value="0.186" calcext:value-type="float">
            <text:p>0,186</text:p>
          </table:table-cell>
          <table:table-cell table:style-name="ce30" table:formula="of:=IF([.E75]=&quot;-&quot;;&quot;&quot;;IF([.A75]=&quot;&quot;;[.F75];[.A75]*[.F75]))" office:value-type="currency" office:currency="GBP" office:value="0.186" calcext:value-type="currency">
            <text:p>£0,19</text:p>
          </table:table-cell>
          <table:table-cell table:style-name="ce15"/>
          <table:table-cell table:style-name="ce15" office:value-type="string" calcext:value-type="string">
            <text:p>P4SMAJ36A-DIO</text:p>
          </table:table-cell>
          <table:table-cell table:style-name="ce26" office:value-type="float" office:value="0.105" calcext:value-type="float">
            <text:p>0,105</text:p>
          </table:table-cell>
          <table:table-cell table:style-name="ce40" table:formula="of:=IF([.I75]=&quot;-&quot;;&quot;&quot;;IF([.A75]=&quot;&quot;;[.J75];[.A75]*[.J75]))" office:value-type="currency" office:currency="EUR" office:value="0.105" calcext:value-type="currency">
            <text:p>0,11 €</text:p>
          </table:table-cell>
          <table:table-cell table:style-name="ce44" table:formula="of:=IF([.A75]&lt;&gt;&quot;&quot;; IF([.E75]&lt;&gt;&quot;-&quot; ; IF([.K75] &gt; [.G75]*[.$L$1];[.G75]*[.$L$1];[.K75]);[.K75]);&quot;&quot;)">
            <text:p/>
          </table:table-cell>
          <table:table-cell table:style-name="ce17" table:number-columns-repeated="1012"/>
        </table:table-row>
        <table:table-row table:style-name="ro4">
          <table:table-cell table:style-name="ce1"/>
          <table:table-cell table:style-name="ce9" office:value-type="string" calcext:value-type="string">
            <text:p>P4SMAJ48A</text:p>
          </table:table-cell>
          <table:table-cell table:style-name="ce9" office:value-type="string" calcext:value-type="string">
            <text:p>Model 0-40V</text:p>
          </table:table-cell>
          <table:table-cell table:style-name="ce17" office:value-type="string" calcext:value-type="string">
            <text:p>ZD1, ZD2, ZD3, ZD4</text:p>
          </table:table-cell>
          <table:table-cell table:style-name="ce13" office:value-type="string" calcext:value-type="string">
            <text:p>1749310</text:p>
          </table:table-cell>
          <table:table-cell table:style-name="ce23" office:value-type="float" office:value="0.157" calcext:value-type="float">
            <text:p>0,157</text:p>
          </table:table-cell>
          <table:table-cell table:style-name="ce28" table:formula="of:=IF([.E76]=&quot;-&quot;;&quot;&quot;;IF([.A76]=&quot;&quot;;[.F76];[.A76]*[.F76]))" office:value-type="currency" office:currency="GBP" office:value="0.157" calcext:value-type="currency">
            <text:p>£0,16</text:p>
          </table:table-cell>
          <table:table-cell table:style-name="ce17"/>
          <table:table-cell table:style-name="ce17" office:value-type="string" calcext:value-type="string">
            <text:p>P4SMAJ48A-DIO</text:p>
          </table:table-cell>
          <table:table-cell table:style-name="ce23" office:value-type="float" office:value="0.102" calcext:value-type="float">
            <text:p>0,102</text:p>
          </table:table-cell>
          <table:table-cell table:style-name="ce39" table:formula="of:=IF([.I76]=&quot;-&quot;;&quot;&quot;;IF([.A76]=&quot;&quot;;[.J76];[.A76]*[.J76]))" office:value-type="currency" office:currency="EUR" office:value="0.102" calcext:value-type="currency">
            <text:p>0,10 €</text:p>
          </table:table-cell>
          <table:table-cell table:style-name="ce44" table:formula="of:=IF([.A76]&lt;&gt;&quot;&quot;; IF([.E76]&lt;&gt;&quot;-&quot; ; IF([.K76] &gt; [.G76]*[.$L$1];[.G76]*[.$L$1];[.K76]);[.K76]);&quot;&quot;)">
            <text:p/>
          </table:table-cell>
          <table:table-cell table:style-name="ce17" table:number-columns-repeated="1012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P4SMAJ60A</text:p>
          </table:table-cell>
          <table:table-cell table:style-name="ce12" office:value-type="string" calcext:value-type="string">
            <text:p>Model 0-50V</text:p>
          </table:table-cell>
          <table:table-cell table:style-name="ce12" office:value-type="string" calcext:value-type="string">
            <text:p>ZD1, ZD2, ZD3, ZD4</text:p>
          </table:table-cell>
          <table:table-cell table:style-name="ce18" office:value-type="string" calcext:value-type="string">
            <text:p>1899460</text:p>
          </table:table-cell>
          <table:table-cell table:style-name="ce26" office:value-type="float" office:value="0.0975" calcext:value-type="float">
            <text:p>0,098</text:p>
          </table:table-cell>
          <table:table-cell table:style-name="ce30" table:formula="of:=IF([.E77]=&quot;-&quot;;&quot;&quot;;IF([.A77]=&quot;&quot;;[.F77];[.A77]*[.F77]))" office:value-type="currency" office:currency="GBP" office:value="0.0975" calcext:value-type="currency">
            <text:p>£0,10</text:p>
          </table:table-cell>
          <table:table-cell table:style-name="ce15"/>
          <table:table-cell table:style-name="ce15" office:value-type="string" calcext:value-type="string">
            <text:p>P4SMAJ60A-DIO</text:p>
          </table:table-cell>
          <table:table-cell table:style-name="ce26" office:value-type="float" office:value="0.105" calcext:value-type="float">
            <text:p>0,105</text:p>
          </table:table-cell>
          <table:table-cell table:style-name="ce40" table:formula="of:=IF([.I77]=&quot;-&quot;;&quot;&quot;;IF([.A77]=&quot;&quot;;[.J77];[.A77]*[.J77]))" office:value-type="currency" office:currency="EUR" office:value="0.105" calcext:value-type="currency">
            <text:p>0,11 €</text:p>
          </table:table-cell>
          <table:table-cell table:style-name="ce44" table:formula="of:=IF([.A77]&lt;&gt;&quot;&quot;; IF([.E77]&lt;&gt;&quot;-&quot; ; IF([.K77] &gt; [.G77]*[.$L$1];[.G77]*[.$L$1];[.K77]);[.K77]);&quot;&quot;)" office:value-type="currency" office:currency="EUR" office:value="0.105" calcext:value-type="currency">
            <text:p>0,11 €</text:p>
          </table:table-cell>
          <table:table-cell table:style-name="ce17" table:number-columns-repeated="1012"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SMAJ18A</text:p>
          </table:table-cell>
          <table:table-cell table:style-name="ce9"/>
          <table:table-cell table:style-name="ce17" office:value-type="string" calcext:value-type="string">
            <text:p>ZD5, ZD6</text:p>
          </table:table-cell>
          <table:table-cell table:style-name="ce13" office:value-type="string" calcext:value-type="string">
            <text:p>1749305</text:p>
          </table:table-cell>
          <table:table-cell table:style-name="ce23" office:value-type="float" office:value="0.0398" calcext:value-type="float">
            <text:p>0,040</text:p>
          </table:table-cell>
          <table:table-cell table:style-name="ce28" table:formula="of:=IF([.E78]=&quot;-&quot;;&quot;&quot;;IF([.A78]=&quot;&quot;;[.F78];[.A78]*[.F78]))" office:value-type="currency" office:currency="GBP" office:value="0.0796" calcext:value-type="currency">
            <text:p>£0,08</text:p>
          </table:table-cell>
          <table:table-cell table:style-name="ce17"/>
          <table:table-cell table:style-name="ce17" office:value-type="string" calcext:value-type="string">
            <text:p>P4SMAJ18A-DIO</text:p>
          </table:table-cell>
          <table:table-cell table:style-name="ce23" office:value-type="float" office:value="0.105" calcext:value-type="float">
            <text:p>0,105</text:p>
          </table:table-cell>
          <table:table-cell table:style-name="ce39" table:formula="of:=IF([.I78]=&quot;-&quot;;&quot;&quot;;IF([.A78]=&quot;&quot;;[.J78];[.A78]*[.J78]))" office:value-type="currency" office:currency="EUR" office:value="0.21" calcext:value-type="currency">
            <text:p>0,21 €</text:p>
          </table:table-cell>
          <table:table-cell table:style-name="ce44" table:formula="of:=IF([.A78]&lt;&gt;&quot;&quot;; IF([.E78]&lt;&gt;&quot;-&quot; ; IF([.K78] &gt; [.G78]*[.$L$1];[.G78]*[.$L$1];[.K78]);[.K78]);&quot;&quot;)" office:value-type="currency" office:currency="EUR" office:value="0.101688204" calcext:value-type="currency">
            <text:p>0,10 €</text:p>
          </table:table-cell>
          <table:table-cell table:style-name="ce17" table:number-columns-repeated="1012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4V3</text:p>
          </table:table-cell>
          <table:table-cell table:style-name="ce12" office:value-type="string" calcext:value-type="string">
            <text:p>MiniMELF</text:p>
          </table:table-cell>
          <table:table-cell table:style-name="ce12" office:value-type="string" calcext:value-type="string">
            <text:p>ZD7</text:p>
          </table:table-cell>
          <table:table-cell table:style-name="ce18" office:value-type="string" calcext:value-type="string">
            <text:p>1466545</text:p>
          </table:table-cell>
          <table:table-cell table:style-name="ce26" office:value-type="float" office:value="0.0234" calcext:value-type="float">
            <text:p>0,023</text:p>
          </table:table-cell>
          <table:table-cell table:style-name="ce30" table:formula="of:=IF([.E79]=&quot;-&quot;;&quot;&quot;;IF([.A79]=&quot;&quot;;[.F79];[.A79]*[.F79]))" office:value-type="currency" office:currency="GBP" office:value="0.0234" calcext:value-type="currency">
            <text:p>£0,02</text:p>
          </table:table-cell>
          <table:table-cell table:style-name="ce15"/>
          <table:table-cell table:style-name="ce15" office:value-type="string" calcext:value-type="string">
            <text:p>BZV55-C4V3.115 </text:p>
          </table:table-cell>
          <table:table-cell table:style-name="ce26" office:value-type="float" office:value="0.01962" calcext:value-type="float">
            <text:p>0,020</text:p>
          </table:table-cell>
          <table:table-cell table:style-name="ce40" table:formula="of:=IF([.I79]=&quot;-&quot;;&quot;&quot;;IF([.A79]=&quot;&quot;;[.J79];[.A79]*[.J79]))" office:value-type="currency" office:currency="EUR" office:value="0.01962" calcext:value-type="currency">
            <text:p>0,02 €</text:p>
          </table:table-cell>
          <table:table-cell table:style-name="ce44" table:formula="of:=IF([.A79]&lt;&gt;&quot;&quot;; IF([.E79]&lt;&gt;&quot;-&quot; ; IF([.K79] &gt; [.G79]*[.$L$1];[.G79]*[.$L$1];[.K79]);[.K79]);&quot;&quot;)" office:value-type="currency" office:currency="EUR" office:value="0.01962" calcext:value-type="currency">
            <text:p>0,02 €</text:p>
          </table:table-cell>
          <table:table-cell table:style-name="ce17" table:number-columns-repeated="1012"/>
        </table:table-row>
        <table:table-row table:style-name="ro4">
          <table:table-cell table:style-name="ce4"/>
          <table:table-cell table:style-name="ce9" table:number-columns-repeated="4"/>
          <table:table-cell table:style-name="ce23"/>
          <table:table-cell table:style-name="ce31" table:formula="of:=SUM([.G4:.G79])" office:value-type="float" office:value="58.8489" calcext:value-type="float">
            <text:p>58,849</text:p>
          </table:table-cell>
          <table:table-cell table:number-columns-repeated="3"/>
          <table:table-cell table:style-name="ce31" table:formula="of:=SUM([.K4:.K79])" office:value-type="float" office:value="26.91182" calcext:value-type="float">
            <text:p>26,912</text:p>
          </table:table-cell>
          <table:table-cell table:style-name="ce31" table:formula="of:=SUM([.L4:.L79])" office:value-type="float" office:value="55.421139491" calcext:value-type="float">
            <text:p>55,421</text:p>
          </table:table-cell>
          <table:table-cell table:style-name="ce17" table:number-columns-repeated="1012"/>
        </table:table-row>
        <table:table-row table:style-name="ro7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11" table:number-rows-spanned="1">
            <text:p>Optional</text:p>
          </table:table-cell>
          <table:covered-table-cell table:number-columns-repeated="3" table:style-name="ce11"/>
          <table:covered-table-cell table:style-name="ce21"/>
          <table:covered-table-cell table:style-name="ce25"/>
          <table:covered-table-cell table:number-columns-repeated="3" table:style-name="ce2"/>
          <table:covered-table-cell table:style-name="ce25"/>
          <table:covered-table-cell table:style-name="ce2"/>
          <table:table-cell table:style-name="ce43"/>
          <table:table-cell table:number-columns-repeated="1012"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SMBJ5.0A-TR</text:p>
          </table:table-cell>
          <table:table-cell table:style-name="ce9"/>
          <table:table-cell table:style-name="ce17" office:value-type="string" calcext:value-type="string">
            <text:p>D6</text:p>
          </table:table-cell>
          <table:table-cell table:style-name="ce13" office:value-type="string" calcext:value-type="string">
            <text:p>2353654</text:p>
          </table:table-cell>
          <table:table-cell table:style-name="ce23" office:value-type="float" office:value="0.0714" calcext:value-type="float">
            <text:p>0,071</text:p>
          </table:table-cell>
          <table:table-cell table:style-name="ce28" table:formula="of:=IF([.E83]=&quot;-&quot;;&quot;&quot;;IF([.A83]=&quot;&quot;;[.F83];[.A83]*[.F83]))" office:value-type="currency" office:currency="GBP" office:value="0.0714" calcext:value-type="currency">
            <text:p>£0,07</text:p>
          </table:table-cell>
          <table:table-cell table:style-name="ce17"/>
          <table:table-cell table:style-name="ce17" office:value-type="string" calcext:value-type="string">
            <text:p>SMBJ5.0A-TR </text:p>
          </table:table-cell>
          <table:table-cell table:style-name="ce23" office:value-type="float" office:value="0.0892" calcext:value-type="float">
            <text:p>0,089</text:p>
          </table:table-cell>
          <table:table-cell table:style-name="ce39" table:formula="of:=IF([.I83]=&quot;-&quot;;&quot;&quot;;IF([.A83]=&quot;&quot;;[.J83];[.A83]*[.J83]))" office:value-type="currency" office:currency="EUR" office:value="0.0892" calcext:value-type="currency">
            <text:p>0,09 €</text:p>
          </table:table-cell>
          <table:table-cell table:style-name="ce44" table:formula="of:=IF([.A83]&lt;&gt;&quot;&quot;; IF([.E83]&lt;&gt;&quot;-&quot; ; IF([.K83] &gt; [.G83]*[.$L$1];[.G83]*[.$L$1];[.K83]);[.K83]);&quot;&quot;)" office:value-type="currency" office:currency="EUR" office:value="0.0892" calcext:value-type="currency">
            <text:p>0,09 €</text:p>
          </table:table-cell>
          <table:table-cell table:number-columns-repeated="1012"/>
        </table:table-row>
        <table:table-row table:style-name="ro4">
          <table:table-cell table:style-name="ce7" office:value-type="float" office:value="1" calcext:value-type="float">
            <text:p>1</text:p>
          </table:table-cell>
          <table:table-cell table:style-name="ce15" office:value-type="string" calcext:value-type="string">
            <text:p>A101SYCQ04</text:p>
          </table:table-cell>
          <table:table-cell table:style-name="ce12" office:value-type="string" calcext:value-type="string">
            <text:p>Toggle switch</text:p>
          </table:table-cell>
          <table:table-cell table:style-name="ce15" office:value-type="string" calcext:value-type="string">
            <text:p>SW1</text:p>
          </table:table-cell>
          <table:table-cell table:style-name="ce18" office:value-type="string" calcext:value-type="string">
            <text:p>2292959</text:p>
          </table:table-cell>
          <table:table-cell table:style-name="ce26" office:value-type="float" office:value="1.96" calcext:value-type="float">
            <text:p>1,960</text:p>
          </table:table-cell>
          <table:table-cell table:style-name="ce30" table:formula="of:=IF([.E84]=&quot;-&quot;;&quot;&quot;;IF([.A84]=&quot;&quot;;[.F84];[.A84]*[.F84]))" office:value-type="currency" office:currency="GBP" office:value="1.96" calcext:value-type="currency">
            <text:p>£1,96</text:p>
          </table:table-cell>
          <table:table-cell table:style-name="ce15"/>
          <table:table-cell table:style-name="ce3" office:value-type="string" calcext:value-type="string">
            <text:p>-</text:p>
          </table:table-cell>
          <table:table-cell table:style-name="ce37"/>
          <table:table-cell table:style-name="ce40" table:formula="of:=IF([.I84]=&quot;-&quot;;&quot;&quot;;IF([.A84]=&quot;&quot;;[.J84];[.A84]*[.J84]))">
            <text:p/>
          </table:table-cell>
          <table:table-cell table:style-name="ce44" table:formula="of:=IF([.A84]&lt;&gt;&quot;&quot;; IF([.E84]&lt;&gt;&quot;-&quot; ; IF([.K84] &gt; [.G84]*[.$L$1];[.G84]*[.$L$1];[.K84]);[.K84]);&quot;&quot;)" office:value-type="currency" office:currency="EUR" office:value="2.5038804" calcext:value-type="currency">
            <text:p>2,50 €</text:p>
          </table:table-cell>
          <table:table-cell table:style-name="ce17" table:number-columns-repeated="1012"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1301.9316</text:p>
          </table:table-cell>
          <table:table-cell table:style-name="ce9" office:value-type="string" calcext:value-type="string">
            <text:p>Tactile switch</text:p>
          </table:table-cell>
          <table:table-cell table:style-name="ce17" office:value-type="string" calcext:value-type="string">
            <text:p>SW2</text:p>
          </table:table-cell>
          <table:table-cell table:style-name="ce13" office:value-type="string" calcext:value-type="string">
            <text:p>1217765</text:p>
          </table:table-cell>
          <table:table-cell table:style-name="ce23" office:value-type="float" office:value="0.51" calcext:value-type="float">
            <text:p>0,510</text:p>
          </table:table-cell>
          <table:table-cell table:style-name="ce28" table:formula="of:=IF([.E85]=&quot;-&quot;;&quot;&quot;;IF([.A85]=&quot;&quot;;[.F85];[.A85]*[.F85]))" office:value-type="currency" office:currency="GBP" office:value="0.51" calcext:value-type="currency">
            <text:p>£0,51</text:p>
          </table:table-cell>
          <table:table-cell table:style-name="ce17"/>
          <table:table-cell table:style-name="ce17" office:value-type="string" calcext:value-type="string">
            <text:p>1301.9316</text:p>
          </table:table-cell>
          <table:table-cell table:style-name="ce23" office:value-type="float" office:value="0.22" calcext:value-type="float">
            <text:p>0,220</text:p>
          </table:table-cell>
          <table:table-cell table:style-name="ce39" table:formula="of:=IF([.I85]=&quot;-&quot;;&quot;&quot;;IF([.A85]=&quot;&quot;;[.J85];[.A85]*[.J85]))" office:value-type="currency" office:currency="EUR" office:value="0.22" calcext:value-type="currency">
            <text:p>0,22 €</text:p>
          </table:table-cell>
          <table:table-cell table:style-name="ce44" table:formula="of:=IF([.A85]&lt;&gt;&quot;&quot;; IF([.E85]&lt;&gt;&quot;-&quot; ; IF([.K85] &gt; [.G85]*[.$L$1];[.G85]*[.$L$1];[.K85]);[.K85]);&quot;&quot;)" office:value-type="currency" office:currency="EUR" office:value="0.22" calcext:value-type="currency">
            <text:p>0,22 €</text:p>
          </table:table-cell>
          <table:table-cell table:number-columns-repeated="1012"/>
        </table:table-row>
        <table:table-row table:style-name="ro4">
          <table:table-cell table:number-columns-repeated="6"/>
          <table:table-cell table:style-name="ce31" table:formula="of:=SUM([.G83:.G85])" office:value-type="float" office:value="2.5414" calcext:value-type="float">
            <text:p>2,541</text:p>
          </table:table-cell>
          <table:table-cell table:number-columns-repeated="3"/>
          <table:table-cell table:style-name="ce31" table:formula="of:=SUM([.K83:.K85])" office:value-type="float" office:value="0.3092" calcext:value-type="float">
            <text:p>0,309</text:p>
          </table:table-cell>
          <table:table-cell table:style-name="ce31" table:formula="of:=SUM([.L83:.L85])" office:value-type="float" office:value="2.8130804" calcext:value-type="float">
            <text:p>2,813</text:p>
          </table:table-cell>
          <table:table-cell table:number-columns-repeated="1012"/>
        </table:table-row>
        <table:table-row table:style-name="ro7">
          <table:table-cell table:number-columns-repeated="6"/>
          <table:table-cell table:style-name="ce32"/>
          <table:table-cell table:number-columns-repeated="3"/>
          <table:table-cell table:style-name="ce32" table:number-columns-repeated="2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11" table:number-rows-spanned="1">
            <text:p>Optional (V/F converters for battery temperature)</text:p>
          </table:table-cell>
          <table:covered-table-cell table:number-columns-repeated="5"/>
          <table:covered-table-cell table:style-name="ce32"/>
          <table:covered-table-cell table:number-columns-repeated="3"/>
          <table:covered-table-cell table:style-name="ce32"/>
          <table:table-cell table:style-name="ce43"/>
          <table:table-cell table:number-columns-repeated="1012"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100n</text:p>
          </table:table-cell>
          <table:table-cell table:style-name="ce9" office:value-type="string" calcext:value-type="string">
            <text:p>0603</text:p>
          </table:table-cell>
          <table:table-cell table:style-name="ce17" office:value-type="string" calcext:value-type="string">
            <text:p>C44</text:p>
          </table:table-cell>
          <table:table-cell table:style-name="ce13" office:value-type="string" calcext:value-type="string">
            <text:p>1759016</text:p>
          </table:table-cell>
          <table:table-cell table:style-name="ce23" office:value-type="float" office:value="0.0062" calcext:value-type="float">
            <text:p>0,006</text:p>
          </table:table-cell>
          <table:table-cell table:style-name="ce28" table:formula="of:=IF([.E89]=&quot;-&quot;;&quot;&quot;;IF([.A89]=&quot;&quot;;[.F89];[.A89]*[.F89]))" office:value-type="currency" office:currency="GBP" office:value="0.0062" calcext:value-type="currency">
            <text:p>£0,01</text:p>
          </table:table-cell>
          <table:table-cell table:style-name="ce17"/>
          <table:table-cell table:style-name="ce17" office:value-type="string" calcext:value-type="string">
            <text:p>CL10B104KO8NNNC </text:p>
          </table:table-cell>
          <table:table-cell table:style-name="ce23" office:value-type="float" office:value="0.00596" calcext:value-type="float">
            <text:p>0,006</text:p>
          </table:table-cell>
          <table:table-cell table:style-name="ce39" table:formula="of:=IF([.I89]=&quot;-&quot;;&quot;&quot;;IF([.A89]=&quot;&quot;;[.J89];[.A89]*[.J89]))" office:value-type="currency" office:currency="EUR" office:value="0.00596" calcext:value-type="currency">
            <text:p>0,01 €</text:p>
          </table:table-cell>
          <table:table-cell table:style-name="ce44" table:formula="of:=IF([.A89]&lt;&gt;&quot;&quot;; IF([.E89]&lt;&gt;&quot;-&quot; ; IF([.K89] &gt; [.G89]*[.$L$1];[.G89]*[.$L$1];[.K89]);[.K89]);&quot;&quot;)" office:value-type="currency" office:currency="EUR" office:value="0.00596" calcext:value-type="currency">
            <text:p>0,01 €</text:p>
          </table:table-cell>
          <table:table-cell table:number-columns-repeated="1012"/>
        </table:table-row>
        <table:table-row table:style-name="ro4">
          <table:table-cell table:style-name="ce7" office:value-type="float" office:value="1" calcext:value-type="float">
            <text:p>1</text:p>
          </table:table-cell>
          <table:table-cell table:style-name="ce15" office:value-type="string" calcext:value-type="string">
            <text:p>47n</text:p>
          </table:table-cell>
          <table:table-cell table:style-name="ce12"/>
          <table:table-cell table:style-name="ce15" office:value-type="string" calcext:value-type="string">
            <text:p>C45</text:p>
          </table:table-cell>
          <table:table-cell table:style-name="ce18" office:value-type="string" calcext:value-type="string">
            <text:p>1759260</text:p>
          </table:table-cell>
          <table:table-cell table:style-name="ce26" office:value-type="float" office:value="0.015" calcext:value-type="float">
            <text:p>0,015</text:p>
          </table:table-cell>
          <table:table-cell table:style-name="ce30" table:formula="of:=IF([.E90]=&quot;-&quot;;&quot;&quot;;IF([.A90]=&quot;&quot;;[.F90];[.A90]*[.F90]))" office:value-type="currency" office:currency="GBP" office:value="0.015" calcext:value-type="currency">
            <text:p>£0,02</text:p>
          </table:table-cell>
          <table:table-cell table:style-name="ce15"/>
          <table:table-cell table:style-name="ce15" office:value-type="string" calcext:value-type="string">
            <text:p>CC0805KRX7R9473 </text:p>
          </table:table-cell>
          <table:table-cell table:style-name="ce37" office:value-type="float" office:value="0.0094" calcext:value-type="float">
            <text:p>0,009</text:p>
          </table:table-cell>
          <table:table-cell table:style-name="ce40" table:formula="of:=IF([.I90]=&quot;-&quot;;&quot;&quot;;IF([.A90]=&quot;&quot;;[.J90];[.A90]*[.J90]))" office:value-type="currency" office:currency="EUR" office:value="0.0094" calcext:value-type="currency">
            <text:p>0,01 €</text:p>
          </table:table-cell>
          <table:table-cell table:style-name="ce44" table:formula="of:=IF([.A90]&lt;&gt;&quot;&quot;; IF([.E90]&lt;&gt;&quot;-&quot; ; IF([.K90] &gt; [.G90]*[.$L$1];[.G90]*[.$L$1];[.K90]);[.K90]);&quot;&quot;)" office:value-type="currency" office:currency="EUR" office:value="0.0094" calcext:value-type="currency">
            <text:p>0,01 €</text:p>
          </table:table-cell>
          <table:table-cell table:number-columns-repeated="1012"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BC857BS</text:p>
          </table:table-cell>
          <table:table-cell table:style-name="ce9"/>
          <table:table-cell table:style-name="ce17" office:value-type="string" calcext:value-type="string">
            <text:p>IC10</text:p>
          </table:table-cell>
          <table:table-cell table:style-name="ce13" office:value-type="string" calcext:value-type="string">
            <text:p>1081247</text:p>
          </table:table-cell>
          <table:table-cell table:style-name="ce23" office:value-type="float" office:value="0.035" calcext:value-type="float">
            <text:p>0,035</text:p>
          </table:table-cell>
          <table:table-cell table:style-name="ce28" table:formula="of:=IF([.E91]=&quot;-&quot;;&quot;&quot;;IF([.A91]=&quot;&quot;;[.F91];[.A91]*[.F91]))" office:value-type="currency" office:currency="GBP" office:value="0.035" calcext:value-type="currency">
            <text:p>£0,04</text:p>
          </table:table-cell>
          <table:table-cell table:style-name="ce17"/>
          <table:table-cell table:style-name="ce17" office:value-type="string" calcext:value-type="string">
            <text:p>BC857BS </text:p>
          </table:table-cell>
          <table:table-cell table:style-name="ce23" office:value-type="float" office:value="0.02748" calcext:value-type="float">
            <text:p>0,027</text:p>
          </table:table-cell>
          <table:table-cell table:style-name="ce39" table:formula="of:=IF([.I91]=&quot;-&quot;;&quot;&quot;;IF([.A91]=&quot;&quot;;[.J91];[.A91]*[.J91]))" office:value-type="currency" office:currency="EUR" office:value="0.02748" calcext:value-type="currency">
            <text:p>0,03 €</text:p>
          </table:table-cell>
          <table:table-cell table:style-name="ce44" table:formula="of:=IF([.A91]&lt;&gt;&quot;&quot;; IF([.E91]&lt;&gt;&quot;-&quot; ; IF([.K91] &gt; [.G91]*[.$L$1];[.G91]*[.$L$1];[.K91]);[.K91]);&quot;&quot;)" office:value-type="currency" office:currency="EUR" office:value="0.02748" calcext:value-type="currency">
            <text:p>0,03 €</text:p>
          </table:table-cell>
          <table:table-cell table:number-columns-repeated="1012"/>
        </table:table-row>
        <table:table-row table:style-name="ro4">
          <table:table-cell table:style-name="ce7" office:value-type="float" office:value="1" calcext:value-type="float">
            <text:p>1</text:p>
          </table:table-cell>
          <table:table-cell table:style-name="ce15" office:value-type="string" calcext:value-type="string">
            <text:p>TLC555</text:p>
          </table:table-cell>
          <table:table-cell table:style-name="ce12"/>
          <table:table-cell table:style-name="ce15" office:value-type="string" calcext:value-type="string">
            <text:p>IC11</text:p>
          </table:table-cell>
          <table:table-cell table:style-name="ce18" office:value-type="string" calcext:value-type="string">
            <text:p>9589880</text:p>
          </table:table-cell>
          <table:table-cell table:style-name="ce26" office:value-type="float" office:value="0.194" calcext:value-type="float">
            <text:p>0,194</text:p>
          </table:table-cell>
          <table:table-cell table:style-name="ce30" table:formula="of:=IF([.E92]=&quot;-&quot;;&quot;&quot;;IF([.A92]=&quot;&quot;;[.F92];[.A92]*[.F92]))" office:value-type="currency" office:currency="GBP" office:value="0.194" calcext:value-type="currency">
            <text:p>£0,19</text:p>
          </table:table-cell>
          <table:table-cell table:style-name="ce15"/>
          <table:table-cell table:style-name="ce15" office:value-type="string" calcext:value-type="string">
            <text:p>TLC555CD</text:p>
          </table:table-cell>
          <table:table-cell table:style-name="ce37" office:value-type="float" office:value="0.25" calcext:value-type="float">
            <text:p>0,250</text:p>
          </table:table-cell>
          <table:table-cell table:style-name="ce40" table:formula="of:=IF([.I92]=&quot;-&quot;;&quot;&quot;;IF([.A92]=&quot;&quot;;[.J92];[.A92]*[.J92]))" office:value-type="currency" office:currency="EUR" office:value="0.25" calcext:value-type="currency">
            <text:p>0,25 €</text:p>
          </table:table-cell>
          <table:table-cell table:style-name="ce44" table:formula="of:=IF([.A92]&lt;&gt;&quot;&quot;; IF([.E92]&lt;&gt;&quot;-&quot; ; IF([.K92] &gt; [.G92]*[.$L$1];[.G92]*[.$L$1];[.K92]);[.K92]);&quot;&quot;)" office:value-type="currency" office:currency="EUR" office:value="0.24783306" calcext:value-type="currency">
            <text:p>0,25 €</text:p>
          </table:table-cell>
          <table:table-cell table:number-columns-repeated="1012"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HCPL-181</text:p>
          </table:table-cell>
          <table:table-cell table:style-name="ce9"/>
          <table:table-cell table:style-name="ce17" office:value-type="string" calcext:value-type="string">
            <text:p>OK1</text:p>
          </table:table-cell>
          <table:table-cell table:style-name="ce13" office:value-type="string" calcext:value-type="string">
            <text:p>1244525</text:p>
          </table:table-cell>
          <table:table-cell table:style-name="ce23" office:value-type="float" office:value="0.255" calcext:value-type="float">
            <text:p>0,255</text:p>
          </table:table-cell>
          <table:table-cell table:style-name="ce28" table:formula="of:=IF([.E93]=&quot;-&quot;;&quot;&quot;;IF([.A93]=&quot;&quot;;[.F93];[.A93]*[.F93]))" office:value-type="currency" office:currency="GBP" office:value="0.255" calcext:value-type="currency">
            <text:p>£0,26</text:p>
          </table:table-cell>
          <table:table-cell table:style-name="ce17"/>
          <table:table-cell table:style-name="ce17" office:value-type="string" calcext:value-type="string">
            <text:p>HCPL-181-000E</text:p>
          </table:table-cell>
          <table:table-cell table:style-name="ce23" office:value-type="float" office:value="0.25" calcext:value-type="float">
            <text:p>0,250</text:p>
          </table:table-cell>
          <table:table-cell table:style-name="ce39" table:formula="of:=IF([.I93]=&quot;-&quot;;&quot;&quot;;IF([.A93]=&quot;&quot;;[.J93];[.A93]*[.J93]))" office:value-type="currency" office:currency="EUR" office:value="0.25" calcext:value-type="currency">
            <text:p>0,25 €</text:p>
          </table:table-cell>
          <table:table-cell table:style-name="ce44" table:formula="of:=IF([.A93]&lt;&gt;&quot;&quot;; IF([.E93]&lt;&gt;&quot;-&quot; ; IF([.K93] &gt; [.G93]*[.$L$1];[.G93]*[.$L$1];[.K93]);[.K93]);&quot;&quot;)" office:value-type="currency" office:currency="EUR" office:value="0.25" calcext:value-type="currency">
            <text:p>0,25 €</text:p>
          </table:table-cell>
          <table:table-cell table:style-name="ce17" table:number-columns-repeated="1012"/>
        </table:table-row>
        <table:table-row table:style-name="ro4">
          <table:table-cell table:style-name="ce7" office:value-type="float" office:value="1" calcext:value-type="float">
            <text:p>1</text:p>
          </table:table-cell>
          <table:table-cell table:style-name="ce15" office:value-type="string" calcext:value-type="string">
            <text:p>180R</text:p>
          </table:table-cell>
          <table:table-cell table:style-name="ce12"/>
          <table:table-cell table:style-name="ce15" office:value-type="string" calcext:value-type="string">
            <text:p>R25</text:p>
          </table:table-cell>
          <table:table-cell table:style-name="ce18" office:value-type="string" calcext:value-type="string">
            <text:p>2447583</text:p>
          </table:table-cell>
          <table:table-cell table:style-name="ce26" office:value-type="float" office:value="0.0088" calcext:value-type="float">
            <text:p>0,009</text:p>
          </table:table-cell>
          <table:table-cell table:style-name="ce30" table:formula="of:=IF([.E94]=&quot;-&quot;;&quot;&quot;;IF([.A94]=&quot;&quot;;[.F94];[.A94]*[.F94]))" office:value-type="currency" office:currency="GBP" office:value="0.0088" calcext:value-type="currency">
            <text:p>£0,01</text:p>
          </table:table-cell>
          <table:table-cell table:style-name="ce15"/>
          <table:table-cell table:style-name="ce15" office:value-type="string" calcext:value-type="string">
            <text:p>RC0805JR-07180R</text:p>
          </table:table-cell>
          <table:table-cell table:style-name="ce37" office:value-type="float" office:value="0.0601" calcext:value-type="float">
            <text:p>0,060</text:p>
          </table:table-cell>
          <table:table-cell table:style-name="ce40" table:formula="of:=IF([.I94]=&quot;-&quot;;&quot;&quot;;IF([.A94]=&quot;&quot;;[.J94];[.A94]*[.J94]))" office:value-type="currency" office:currency="EUR" office:value="0.0601" calcext:value-type="currency">
            <text:p>0,06 €</text:p>
          </table:table-cell>
          <table:table-cell table:style-name="ce44" table:formula="of:=IF([.A94]&lt;&gt;&quot;&quot;; IF([.E94]&lt;&gt;&quot;-&quot; ; IF([.K94] &gt; [.G94]*[.$L$1];[.G94]*[.$L$1];[.K94]);[.K94]);&quot;&quot;)" office:value-type="currency" office:currency="EUR" office:value="0.011241912" calcext:value-type="currency">
            <text:p>0,01 €</text:p>
          </table:table-cell>
          <table:table-cell table:style-name="ce17" table:number-columns-repeated="1012"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1K5</text:p>
          </table:table-cell>
          <table:table-cell table:style-name="ce9"/>
          <table:table-cell table:style-name="ce17" office:value-type="string" calcext:value-type="string">
            <text:p>R26, R27</text:p>
          </table:table-cell>
          <table:table-cell table:style-name="ce13" office:value-type="string" calcext:value-type="string">
            <text:p>9332600</text:p>
          </table:table-cell>
          <table:table-cell table:style-name="ce23" office:value-type="float" office:value="0.016" calcext:value-type="float">
            <text:p>0,016</text:p>
          </table:table-cell>
          <table:table-cell table:style-name="ce28" table:formula="of:=IF([.E95]=&quot;-&quot;;&quot;&quot;;IF([.A95]=&quot;&quot;;[.F95];[.A95]*[.F95]))" office:value-type="currency" office:currency="GBP" office:value="0.032" calcext:value-type="currency">
            <text:p>£0,03</text:p>
          </table:table-cell>
          <table:table-cell table:style-name="ce17"/>
          <table:table-cell table:style-name="ce17" office:value-type="string" calcext:value-type="string">
            <text:p>RC0805FR-071K5 </text:p>
          </table:table-cell>
          <table:table-cell table:style-name="ce23" office:value-type="float" office:value="0.00699" calcext:value-type="float">
            <text:p>0,007</text:p>
          </table:table-cell>
          <table:table-cell table:style-name="ce39" table:formula="of:=IF([.I95]=&quot;-&quot;;&quot;&quot;;IF([.A95]=&quot;&quot;;[.J95];[.A95]*[.J95]))" office:value-type="currency" office:currency="EUR" office:value="0.01398" calcext:value-type="currency">
            <text:p>0,01 €</text:p>
          </table:table-cell>
          <table:table-cell table:style-name="ce44" table:formula="of:=IF([.A95]&lt;&gt;&quot;&quot;; IF([.E95]&lt;&gt;&quot;-&quot; ; IF([.K95] &gt; [.G95]*[.$L$1];[.G95]*[.$L$1];[.K95]);[.K95]);&quot;&quot;)" office:value-type="currency" office:currency="EUR" office:value="0.01398" calcext:value-type="currency">
            <text:p>0,01 €</text:p>
          </table:table-cell>
          <table:table-cell table:number-columns-repeated="1012"/>
        </table:table-row>
        <table:table-row table:style-name="ro4">
          <table:table-cell table:number-columns-repeated="6"/>
          <table:table-cell table:style-name="ce31" table:formula="of:=SUM([.G89:.G95])" office:value-type="float" office:value="0.546" calcext:value-type="float">
            <text:p>0,546</text:p>
          </table:table-cell>
          <table:table-cell table:number-columns-repeated="3"/>
          <table:table-cell table:style-name="ce31" table:formula="of:=SUM([.K89:.K95])" office:value-type="float" office:value="0.61692" calcext:value-type="float">
            <text:p>0,617</text:p>
          </table:table-cell>
          <table:table-cell table:style-name="ce31" table:formula="of:=SUM([.L89:.L95])" office:value-type="float" office:value="0.565894972" calcext:value-type="float">
            <text:p>0,566</text:p>
          </table:table-cell>
          <table:table-cell table:number-columns-repeated="1012"/>
        </table:table-row>
        <table:table-row table:style-name="ro7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11" table:number-rows-spanned="1">
            <text:p>Arduino board</text:p>
          </table:table-cell>
          <table:covered-table-cell table:number-columns-repeated="3"/>
          <table:covered-table-cell table:style-name="ce22"/>
          <table:covered-table-cell table:number-columns-repeated="6"/>
          <table:table-cell table:style-name="ce42"/>
          <table:table-cell table:number-columns-repeated="1012"/>
        </table:table-row>
        <table:table-row table:style-name="ro4">
          <table:table-cell table:style-name="ce1"/>
          <table:table-cell table:style-name="ce9" office:value-type="string" calcext:value-type="string">
            <text:p>Arduino Due rev3</text:p>
          </table:table-cell>
          <table:table-cell table:style-name="ce9" office:value-type="string" calcext:value-type="string">
            <text:p>32-bit MCU, 3.3V</text:p>
          </table:table-cell>
          <table:table-cell table:style-name="ce9"/>
          <table:table-cell table:style-name="ce13" office:value-type="float" office:value="2250861" calcext:value-type="float">
            <text:p>2250861</text:p>
          </table:table-cell>
          <table:table-cell table:style-name="ce23" office:value-type="float" office:value="32.94" calcext:value-type="float">
            <text:p>32,940</text:p>
          </table:table-cell>
          <table:table-cell table:style-name="ce28" table:formula="of:=IF([.E99]=&quot;-&quot;;&quot;&quot;;IF([.A99]=&quot;&quot;;[.F99];[.A99]*[.F99]))" office:value-type="currency" office:currency="GBP" office:value="32.94" calcext:value-type="currency">
            <text:p>£32,94</text:p>
          </table:table-cell>
          <table:table-cell table:style-name="ce17"/>
          <table:table-cell table:style-name="ce9" office:value-type="string" calcext:value-type="string">
            <text:p>A000062 </text:p>
          </table:table-cell>
          <table:table-cell table:style-name="ce23" office:value-type="float" office:value="36.5" calcext:value-type="float">
            <text:p>36,500</text:p>
          </table:table-cell>
          <table:table-cell table:style-name="ce39" table:formula="of:=IF([.I99]=&quot;-&quot;;&quot;&quot;;IF([.A99]=&quot;&quot;;[.J99];[.A99]*[.J99]))" office:value-type="currency" office:currency="EUR" office:value="36.5" calcext:value-type="currency">
            <text:p>36,50 €</text:p>
          </table:table-cell>
          <table:table-cell table:style-name="ce44" table:formula="of:=IF([.A99]&lt;&gt;&quot;&quot;; IF([.E99]&lt;&gt;&quot;-&quot; ; IF([.K99] &gt; [.G99]*[.$L$1];[.G99]*[.$L$1];[.K99]);[.K99]);&quot;&quot;)">
            <text:p/>
          </table:table-cell>
          <table:table-cell table:number-columns-repeated="1012"/>
        </table:table-row>
        <table:table-row table:style-name="ro4">
          <table:table-cell table:style-name="ce1"/>
          <table:table-cell table:style-name="ce9" office:value-type="string" calcext:value-type="string" table:number-columns-spanned="6" table:number-rows-spanned="1">
            <text:p>or search for clones on eBay, AliExpress, etc.</text:p>
          </table:table-cell>
          <table:covered-table-cell table:number-columns-repeated="2" table:style-name="ce9"/>
          <table:covered-table-cell table:style-name="ce13"/>
          <table:covered-table-cell table:number-columns-repeated="2" table:style-name="ce27"/>
          <table:table-cell table:style-name="ce27"/>
          <table:table-cell table:style-name="ce33"/>
          <table:table-cell table:style-name="ce27" table:number-columns-repeated="2"/>
          <table:table-cell table:style-name="ce44" table:formula="of:=IF([.A100]&lt;&gt;&quot;&quot;; IF([.E100]&lt;&gt;&quot;-&quot; ; IF([.K100] &gt; [.G100]*[.$L$1];[.G100]*[.$L$1];[.K100]);[.K100]);&quot;&quot;)">
            <text:p/>
          </table:table-cell>
          <table:table-cell table:number-columns-repeated="1012"/>
        </table:table-row>
        <table:table-row table:style-name="ro4">
          <table:table-cell table:style-name="ce1"/>
          <table:table-cell table:style-name="ce9" table:number-columns-repeated="3"/>
          <table:table-cell table:style-name="ce13"/>
          <table:table-cell table:style-name="ce27" table:number-columns-repeated="3"/>
          <table:table-cell table:style-name="ce33"/>
          <table:table-cell table:style-name="ce27" table:number-columns-repeated="2"/>
          <table:table-cell table:style-name="ce44" table:formula="of:=IF([.A101]&lt;&gt;&quot;&quot;; IF([.E101]&lt;&gt;&quot;-&quot; ; IF([.K101] &gt; [.G101]*[.$L$1];[.G101]*[.$L$1];[.K101]);[.K101]);&quot;&quot;)">
            <text:p/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 table:number-columns-spanned="11" table:number-rows-spanned="1">
            <text:p>3.2” TFT Touch screen with SD-card (TFT_320QVT)</text:p>
          </table:table-cell>
          <table:covered-table-cell table:number-columns-repeated="3"/>
          <table:covered-table-cell table:style-name="ce22"/>
          <table:covered-table-cell table:number-columns-repeated="6"/>
          <table:table-cell table:style-name="ce44" table:formula="of:=IF([.A102]&lt;&gt;&quot;&quot;; IF([.E102]&lt;&gt;&quot;-&quot; ; IF([.K102] &gt; [.G102]*[.$L$1];[.G102]*[.$L$1];[.K102]);[.K102]);&quot;&quot;)" office:value-type="currency" office:currency="EUR" office:value="0" calcext:value-type="currency">
            <text:p>0,00 €</text:p>
          </table:table-cell>
          <table:table-cell table:number-columns-repeated="1012"/>
        </table:table-row>
        <table:table-row table:style-name="ro6">
          <table:table-cell table:style-name="ce1"/>
          <table:table-cell table:style-name="ce16" office:value-type="string" calcext:value-type="string" table:number-columns-spanned="6" table:number-rows-spanned="1">
            <text:p>Search on eBay, etc. for <text:span text:style-name="T1">3.2" TFT LCD Display Module + Touch Panel +SD Reader (before buy check model name, screen site and resolution, total physical dimension 65x95mm, 40-pin connector and controller type </text:span><text:span text:style-name="T2">SSD1289</text:span><text:span text:style-name="T1">)</text:span></text:p>
          </table:table-cell>
          <table:covered-table-cell table:number-columns-repeated="2" table:style-name="ce9"/>
          <table:covered-table-cell table:style-name="ce13"/>
          <table:covered-table-cell table:number-columns-repeated="2" table:style-name="ce27"/>
          <table:table-cell table:style-name="ce27"/>
          <table:table-cell table:style-name="ce33"/>
          <table:table-cell table:style-name="ce23"/>
          <table:table-cell table:style-name="ce39"/>
          <table:table-cell table:style-name="ce44" table:formula="of:=IF([.A103]&lt;&gt;&quot;&quot;; IF([.E103]&lt;&gt;&quot;-&quot; ; IF([.K103] &gt; [.G103]*[.$L$1];[.G103]*[.$L$1];[.K103]);[.K103]);&quot;&quot;)">
            <text:p/>
          </table:table-cell>
          <table:table-cell table:number-columns-repeated="1012"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16" office:value-type="string" calcext:value-type="string">
            <text:p>Socket 2x20-pin</text:p>
          </table:table-cell>
          <table:table-cell table:style-name="ce9" table:number-columns-repeated="2"/>
          <table:table-cell table:style-name="ce13" office:value-type="string" calcext:value-type="string">
            <text:p>7992033</text:p>
          </table:table-cell>
          <table:table-cell table:style-name="ce27" office:value-type="float" office:value="2.04" calcext:value-type="float">
            <text:p>2,04</text:p>
          </table:table-cell>
          <table:table-cell table:style-name="ce28" table:formula="of:=IF([.E104]=&quot;-&quot;;&quot;&quot;;IF([.A104]=&quot;&quot;;[.F104];[.A104]*[.F104]))" office:value-type="currency" office:currency="GBP" office:value="2.04" calcext:value-type="currency">
            <text:p>£2,04</text:p>
          </table:table-cell>
          <table:table-cell table:style-name="ce27"/>
          <table:table-cell table:style-name="ce34" office:value-type="string" calcext:value-type="string">
            <text:p>ZL262-40DG</text:p>
          </table:table-cell>
          <table:table-cell table:style-name="ce23" office:value-type="float" office:value="0.3296" calcext:value-type="float">
            <text:p>0,330</text:p>
          </table:table-cell>
          <table:table-cell table:style-name="ce39" table:formula="of:=IF([.I104]=&quot;-&quot;;&quot;&quot;;IF([.A104]=&quot;&quot;;[.J104];[.A104]*[.J104]))" office:value-type="currency" office:currency="EUR" office:value="0.3296" calcext:value-type="currency">
            <text:p>0,33 €</text:p>
          </table:table-cell>
          <table:table-cell table:style-name="ce44" table:formula="of:=IF([.A104]&lt;&gt;&quot;&quot;; IF([.E104]&lt;&gt;&quot;-&quot; ; IF([.K104] &gt; [.G104]*[.$L$1];[.G104]*[.$L$1];[.K104]);[.K104]);&quot;&quot;)" office:value-type="currency" office:currency="EUR" office:value="0.3296" calcext:value-type="currency">
            <text:p>0,33 €</text:p>
          </table:table-cell>
          <table:table-cell table:number-columns-repeated="1012"/>
        </table:table-row>
        <table:table-row table:style-name="ro4">
          <table:table-cell table:style-name="ce1"/>
          <table:table-cell table:style-name="ce9" table:number-columns-repeated="3"/>
          <table:table-cell table:style-name="ce13"/>
          <table:table-cell table:style-name="ce27" table:number-columns-repeated="3"/>
          <table:table-cell table:style-name="ce33"/>
          <table:table-cell table:style-name="ce27" table:number-columns-repeated="2"/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11" table:number-rows-spanned="1">
            <text:p>Enclosure and mechanical</text:p>
          </table:table-cell>
          <table:covered-table-cell table:number-columns-repeated="3" table:style-name="ce9"/>
          <table:covered-table-cell table:style-name="ce13"/>
          <table:covered-table-cell table:number-columns-repeated="3" table:style-name="ce27"/>
          <table:covered-table-cell table:style-name="ce33"/>
          <table:covered-table-cell table:number-columns-repeated="2" table:style-name="ce27"/>
          <table:table-cell table:style-name="ce45"/>
          <table:table-cell table:number-columns-repeated="1012"/>
        </table:table-row>
        <table:table-row table:style-name="ro8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Galaxy Maggiorato GX283 230 x 230 mm BLACK</text:p>
          </table:table-cell>
          <table:table-cell table:style-name="ce9" office:value-type="string" calcext:value-type="string">
            <text:p>http://www.modushop.biz/site/index.php?route=product/product&amp;product_id=429</text:p>
          </table:table-cell>
          <table:table-cell table:style-name="ce17"/>
          <table:table-cell table:style-name="ce13" office:value-type="string" calcext:value-type="string">
            <text:p>-</text:p>
          </table:table-cell>
          <table:table-cell table:style-name="ce23"/>
          <table:table-cell table:style-name="ce28"/>
          <table:table-cell table:style-name="ce17"/>
          <table:table-cell table:style-name="ce17" office:value-type="string" calcext:value-type="string">
            <text:p>modushop.biz</text:p>
          </table:table-cell>
          <table:table-cell table:style-name="ce23" office:value-type="float" office:value="23.9" calcext:value-type="float">
            <text:p>23,900</text:p>
          </table:table-cell>
          <table:table-cell table:style-name="ce39" table:formula="of:=IF([.I107]=&quot;-&quot;;&quot;&quot;;IF([.A107]=&quot;&quot;;[.J107];[.A107]*[.J107]))" office:value-type="currency" office:currency="EUR" office:value="23.9" calcext:value-type="currency">
            <text:p>23,90 €</text:p>
          </table:table-cell>
          <table:table-cell table:style-name="ce44" table:formula="of:=IF([.A107]&lt;&gt;&quot;&quot;; IF([.E107]&lt;&gt;&quot;-&quot; ; IF([.K107] &gt; [.G107]*[.$L$1];[.G107]*[.$L$1];[.K107]);[.K107]);&quot;&quot;)" office:value-type="currency" office:currency="EUR" office:value="23.9" calcext:value-type="currency">
            <text:p>23,90 €</text:p>
          </table:table-cell>
          <table:table-cell table:number-columns-repeated="1012"/>
        </table:table-row>
        <table:table-row table:style-name="ro8">
          <table:table-cell table:style-name="ce7" office:value-type="float" office:value="9" calcext:value-type="float">
            <text:p>9</text:p>
          </table:table-cell>
          <table:table-cell table:style-name="ce15" office:value-type="string" calcext:value-type="string">
            <text:p>Screwed spacer sleeve; M5; 8mm; brass</text:p>
          </table:table-cell>
          <table:table-cell table:style-name="ce12" office:value-type="string" calcext:value-type="string">
            <text:p>See picture <text:span text:style-name="T1">EEZ Arduino shield binding posts extensions.JPG</text:span></text:p>
          </table:table-cell>
          <table:table-cell table:style-name="ce15" office:value-type="string" calcext:value-type="string">
            <text:p>n/a</text:p>
          </table:table-cell>
          <table:table-cell table:style-name="ce18" office:value-type="string" calcext:value-type="string">
            <text:p>-</text:p>
          </table:table-cell>
          <table:table-cell table:style-name="ce26"/>
          <table:table-cell table:style-name="ce30" table:formula="of:=IF([.E108]=&quot;-&quot;;&quot;&quot;;IF([.A108]=&quot;&quot;;[.F108];[.A108]*[.F108]))">
            <text:p/>
          </table:table-cell>
          <table:table-cell table:style-name="ce15"/>
          <table:table-cell table:style-name="ce35" office:value-type="string" calcext:value-type="string">
            <text:p>TFM-M5X8/DR218</text:p>
          </table:table-cell>
          <table:table-cell table:style-name="ce37" office:value-type="float" office:value="0.1868" calcext:value-type="float">
            <text:p>0,187</text:p>
          </table:table-cell>
          <table:table-cell table:style-name="ce40" table:formula="of:=IF([.I108]=&quot;-&quot;;&quot;&quot;;IF([.A108]=&quot;&quot;;[.J108];[.A108]*[.J108]))" office:value-type="currency" office:currency="EUR" office:value="1.6812" calcext:value-type="currency">
            <text:p>1,68 €</text:p>
          </table:table-cell>
          <table:table-cell table:style-name="ce44" table:formula="of:=IF([.A108]&lt;&gt;&quot;&quot;; IF([.E108]&lt;&gt;&quot;-&quot; ; IF([.K108] &gt; [.G108]*[.$L$1];[.G108]*[.$L$1];[.K108]);[.K108]);&quot;&quot;)" office:value-type="currency" office:currency="EUR" office:value="1.6812" calcext:value-type="currency">
            <text:p>1,68 €</text:p>
          </table:table-cell>
          <table:table-cell table:number-columns-repeated="1012"/>
        </table:table-row>
        <table:table-row table:style-name="ro3">
          <table:table-cell table:style-name="ce8" office:value-type="float" office:value="11" calcext:value-type="float">
            <text:p>11</text:p>
          </table:table-cell>
          <table:table-cell table:style-name="ce9" office:value-type="string" calcext:value-type="string">
            <text:p>Light pipe for LED</text:p>
          </table:table-cell>
          <table:table-cell table:style-name="ce9" office:value-type="string" calcext:value-type="string">
            <text:p>Round; Ø3mm; Front: convex; straight</text:p>
          </table:table-cell>
          <table:table-cell table:style-name="ce17"/>
          <table:table-cell table:style-name="ce13" office:value-type="string" calcext:value-type="string">
            <text:p>2293496</text:p>
          </table:table-cell>
          <table:table-cell table:style-name="ce23" office:value-type="float" office:value="0.362" calcext:value-type="float">
            <text:p>0,362</text:p>
          </table:table-cell>
          <table:table-cell table:style-name="ce28" table:formula="of:=IF([.E109]=&quot;-&quot;;&quot;&quot;;IF([.A109]=&quot;&quot;;[.F109];[.A109]*[.F109]))" office:value-type="currency" office:currency="GBP" office:value="3.982" calcext:value-type="currency">
            <text:p>£3,98</text:p>
          </table:table-cell>
          <table:table-cell table:style-name="ce17"/>
          <table:table-cell table:style-name="ce17" office:value-type="string" calcext:value-type="string">
            <text:p>PLP2-625</text:p>
          </table:table-cell>
          <table:table-cell table:style-name="ce23" office:value-type="float" office:value="0.4861" calcext:value-type="float">
            <text:p>0,486</text:p>
          </table:table-cell>
          <table:table-cell table:style-name="ce39" table:formula="of:=IF([.I109]=&quot;-&quot;;&quot;&quot;;IF([.A109]=&quot;&quot;;[.J109];[.A109]*[.J109]))" office:value-type="currency" office:currency="EUR" office:value="5.3471" calcext:value-type="currency">
            <text:p>5,35 €</text:p>
          </table:table-cell>
          <table:table-cell table:style-name="ce44" table:formula="of:=IF([.A109]&lt;&gt;&quot;&quot;; IF([.E109]&lt;&gt;&quot;-&quot; ; IF([.K109] &gt; [.G109]*[.$L$1];[.G109]*[.$L$1];[.K109]);[.K109]);&quot;&quot;)" office:value-type="currency" office:currency="EUR" office:value="5.08696518" calcext:value-type="currency">
            <text:p>5,09 €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31"/>
          <table:table-cell table:style-name="ce31" table:formula="of:=SUM([.L107:.L109])" office:value-type="float" office:value="30.66816518" calcext:value-type="float">
            <text:p>30,668</text:p>
          </table:table-cell>
          <table:table-cell table:number-columns-repeated="1012"/>
        </table:table-row>
        <table:table-row table:style-name="ro7" table:number-rows-repeated="1048462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:Sheet1.AMJ79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21P0"/>
    </number:currency-style>
    <number:number-style style:name="N122">
      <number:number number:decimal-places="3" loext:min-decimal-places="3" number:min-integer-digits="1"/>
    </number:number-style>
    <number:currency-style style:name="N12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5.1mm" fo:margin-bottom="5.31mm" fo:margin-left="6.7mm" fo:margin-right="6.24mm" style:writing-mode="lr-tb"/>
      <style:header-style>
        <style:header-footer-properties fo:min-height="3.51mm" fo:margin-left="0mm" fo:margin-right="0mm" fo:margin-bottom="2.5mm"/>
      </style:header-style>
      <style:footer-style>
        <style:header-footer-properties fo:min-height="1.64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EEZ Arduino shield+BP BOM (PCB: r2B6b, 2016-05-26)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0.00.0000</text:date>, <text:time style:data-style-name="N2" text:time-value="10:35:01.8006916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6T10:40:14.845887402</dc:date>
    <dc:creator>Denis Kotlar</dc:creator>
    <meta:generator>LibreOffice/5.1.3.2$Linux_X86_64 LibreOffice_project/644e4637d1d8544fd9f56425bd6cec110e49301b</meta:generator>
    <meta:editing-duration>PT6H3S</meta:editing-duration>
    <meta:editing-cycles>93</meta:editing-cycles>
    <meta:document-statistic meta:table-count="1" meta:cell-count="966" meta:object-count="0"/>
  </office:meta>
</office:document-meta>
</file>